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Standardstycketeckensnitt" style:family="text">
      <style:text-properties fo:font-weight="bold" style:font-weight-asian="bold" style:font-weight-complex="bold"/>
    </style:style>
    <style:style style:name="P5" style:parent-style-name="Normal" style:list-style-name="LFO1" style:family="paragraph"/>
    <style:style style:name="T6" style:parent-style-name="Standardstycketeckensnitt" style:family="text">
      <style:text-properties fo:font-weight="bold" style:font-weight-asian="bold" style:font-weight-complex="bold" fo:language="en" fo:country="GB"/>
    </style:style>
    <style:style style:name="T7" style:parent-style-name="Standardstycketeckensnitt" style:family="text">
      <style:text-properties fo:language="en" fo:country="GB"/>
    </style:style>
    <style:style style:name="P8" style:parent-style-name="Normal" style:list-style-name="LFO1" style:family="paragraph"/>
    <style:style style:name="T9" style:parent-style-name="Standardstycketeckensnitt" style:family="text">
      <style:text-properties fo:font-weight="bold" style:font-weight-asian="bold" style:font-weight-complex="bold"/>
    </style:style>
    <style:style style:name="P10" style:parent-style-name="Normal" style:family="paragraph">
      <style:paragraph-properties fo:margin-bottom="0in" style:line-height-at-least="0.1979in" fo:background-color="#FFFFFF">
        <style:background-fill draw:fill="solid" draw:fill-color="#FFFFFF"/>
      </style:paragraph-properties>
    </style:style>
    <style:style style:name="T1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14" style:parent-style-name="Normal" style:family="paragraph">
      <style:paragraph-properties fo:margin-bottom="0in" style:line-height-at-least="0.1979in" fo:background-color="#FFFFFF">
        <style:background-fill draw:fill="solid" draw:fill-color="#FFFFFF"/>
      </style:paragraph-properties>
    </style:style>
    <style:style style:name="T1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18" style:parent-style-name="Normal" style:family="paragraph">
      <style:paragraph-properties fo:margin-bottom="0in" style:line-height-at-least="0.1979in" fo:background-color="#FFFFFF">
        <style:background-fill draw:fill="solid" draw:fill-color="#FFFFFF"/>
      </style:paragraph-properties>
    </style:style>
    <style:style style:name="T1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2"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 style:parent-style-name="Normal" style:family="paragraph">
      <style:paragraph-properties fo:margin-bottom="0in" style:line-height-at-least="0.1979in" fo:background-color="#FFFFFF">
        <style:background-fill draw:fill="solid" draw:fill-color="#FFFFFF"/>
      </style:paragraph-properties>
    </style:style>
    <style:style style:name="T24" style:parent-style-name="Standardstycketeckensnitt" style:family="text">
      <style:text-properties style:font-name="Consolas" style:font-name-asian="Times New Roman" fo:color="#0070C1" style:letter-kerning="false" fo:font-size="10.5pt" style:font-size-asian="10.5pt" style:font-size-complex="10.5pt" fo:language="en" fo:country="GB" style:language-asian="sv" style:country-asian="SE"/>
    </style:style>
    <style:style style:name="T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27" style:parent-style-name="Normal" style:family="paragraph">
      <style:paragraph-properties fo:margin-bottom="0in" style:line-height-at-least="0.1979in" fo:background-color="#FFFFFF">
        <style:background-fill draw:fill="solid" draw:fill-color="#FFFFFF"/>
      </style:paragraph-properties>
    </style:style>
    <style:style style:name="T28" style:parent-style-name="Standardstycketeckensnitt" style:family="text">
      <style:text-properties style:font-name="Consolas" style:font-name-asian="Times New Roman" fo:color="#0070C1" style:letter-kerning="false" fo:font-size="10.5pt" style:font-size-asian="10.5pt" style:font-size-complex="10.5pt" fo:language="en" fo:country="GB" style:language-asian="sv" style:country-asian="SE"/>
    </style:style>
    <style:style style:name="T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31"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 style:parent-style-name="Normal" style:family="paragraph">
      <style:paragraph-properties fo:margin-bottom="0in" style:line-height-at-least="0.1979in" fo:background-color="#FFFFFF">
        <style:background-fill draw:fill="solid" draw:fill-color="#FFFFFF"/>
      </style:paragraph-properties>
    </style:style>
    <style:style style:name="T3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4" style:parent-style-name="Normal" style:family="paragraph">
      <style:paragraph-properties fo:margin-bottom="0in" style:line-height-at-least="0.1979in" fo:background-color="#FFFFFF">
        <style:background-fill draw:fill="solid" draw:fill-color="#FFFFFF"/>
      </style:paragraph-properties>
    </style:style>
    <style:style style:name="T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3" style:parent-style-name="Standardstycketeckensnitt" style:family="text">
      <style:text-properties style:font-name="Consolas" style:font-name-asian="Times New Roman" fo:color="#0070C1" style:letter-kerning="false" fo:font-size="10.5pt" style:font-size-asian="10.5pt" style:font-size-complex="10.5pt" fo:language="en" fo:country="GB" style:language-asian="sv" style:country-asian="SE"/>
    </style:style>
    <style:style style:name="T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45" style:parent-style-name="Normal" style:family="paragraph">
      <style:paragraph-properties fo:margin-bottom="0in" style:line-height-at-least="0.1979in" fo:background-color="#FFFFFF">
        <style:background-fill draw:fill="solid" draw:fill-color="#FFFFFF"/>
      </style:paragraph-properties>
    </style:style>
    <style:style style:name="T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48" style:parent-style-name="Normal" style:family="paragraph">
      <style:paragraph-properties fo:margin-bottom="0in" style:line-height-at-least="0.1979in" fo:background-color="#FFFFFF">
        <style:background-fill draw:fill="solid" draw:fill-color="#FFFFFF"/>
      </style:paragraph-properties>
    </style:style>
    <style:style style:name="T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62" style:parent-style-name="Normal" style:family="paragraph">
      <style:paragraph-properties fo:margin-bottom="0in" style:line-height-at-least="0.1979in" fo:background-color="#FFFFFF">
        <style:background-fill draw:fill="solid" draw:fill-color="#FFFFFF"/>
      </style:paragraph-properties>
    </style:style>
    <style:style style:name="T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3" style:parent-style-name="Normal" style:family="paragraph">
      <style:paragraph-properties fo:margin-bottom="0in" style:line-height-at-least="0.1979in" fo:background-color="#FFFFFF">
        <style:background-fill draw:fill="solid" draw:fill-color="#FFFFFF"/>
      </style:paragraph-properties>
    </style:style>
    <style:style style:name="T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0" style:parent-style-name="Normal" style:family="paragraph">
      <style:paragraph-properties fo:margin-bottom="0in" style:line-height-at-least="0.1979in" fo:background-color="#FFFFFF">
        <style:background-fill draw:fill="solid" draw:fill-color="#FFFFFF"/>
      </style:paragraph-properties>
    </style:style>
    <style:style style:name="T8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7" style:parent-style-name="Standardstycketeckensnitt" style:family="text">
      <style:text-properties style:font-name="Consolas" style:font-name-asian="Times New Roman" fo:color="#0070C1" style:letter-kerning="false" fo:font-size="10.5pt" style:font-size-asian="10.5pt" style:font-size-complex="10.5pt" fo:language="en" fo:country="GB" style:language-asian="sv" style:country-asian="SE"/>
    </style:style>
    <style:style style:name="T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9" style:parent-style-name="Normal" style:family="paragraph">
      <style:paragraph-properties fo:margin-bottom="0in" style:line-height-at-least="0.1979in" fo:background-color="#FFFFFF">
        <style:background-fill draw:fill="solid" draw:fill-color="#FFFFFF"/>
      </style:paragraph-properties>
    </style:style>
    <style:style style:name="T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92" style:parent-style-name="Normal" style:family="paragraph">
      <style:paragraph-properties fo:margin-bottom="0in" style:line-height-at-least="0.1979in" fo:background-color="#FFFFFF">
        <style:background-fill draw:fill="solid" draw:fill-color="#FFFFFF"/>
      </style:paragraph-properties>
    </style:style>
    <style:style style:name="T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6" style:parent-style-name="Normal" style:family="paragraph">
      <style:paragraph-properties fo:margin-bottom="0in" style:line-height-at-least="0.1979in" fo:background-color="#FFFFFF">
        <style:background-fill draw:fill="solid" draw:fill-color="#FFFFFF"/>
      </style:paragraph-properties>
    </style:style>
    <style:style style:name="T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0" style:parent-style-name="Normal" style:family="paragraph">
      <style:paragraph-properties fo:margin-bottom="0in" style:line-height-at-least="0.1979in" fo:background-color="#FFFFFF">
        <style:background-fill draw:fill="solid" draw:fill-color="#FFFFFF"/>
      </style:paragraph-properties>
    </style:style>
    <style:style style:name="T1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0" style:parent-style-name="Normal" style:family="paragraph">
      <style:paragraph-properties fo:margin-bottom="0in" style:line-height-at-least="0.1979in" fo:background-color="#FFFFFF">
        <style:background-fill draw:fill="solid" draw:fill-color="#FFFFFF"/>
      </style:paragraph-properties>
    </style:style>
    <style:style style:name="T1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7" style:parent-style-name="Normal" style:family="paragraph">
      <style:paragraph-properties fo:margin-bottom="0in" style:line-height-at-least="0.1979in" fo:background-color="#FFFFFF">
        <style:background-fill draw:fill="solid" draw:fill-color="#FFFFFF"/>
      </style:paragraph-properties>
    </style:style>
    <style:style style:name="T1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P132" style:parent-style-name="Normal" style:family="paragraph">
      <style:paragraph-properties fo:margin-bottom="0in" style:line-height-at-least="0.1979in" fo:background-color="#FFFFFF">
        <style:background-fill draw:fill="solid" draw:fill-color="#FFFFFF"/>
      </style:paragraph-properties>
    </style:style>
    <style:style style:name="T1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38" style:parent-style-name="Normal" style:family="paragraph">
      <style:paragraph-properties fo:margin-bottom="0in" style:line-height-at-least="0.1979in" fo:background-color="#FFFFFF">
        <style:background-fill draw:fill="solid" draw:fill-color="#FFFFFF"/>
      </style:paragraph-properties>
    </style:style>
    <style:style style:name="T1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4" style:parent-style-name="Normal" style:family="paragraph">
      <style:paragraph-properties fo:margin-bottom="0in" style:line-height-at-least="0.1979in" fo:background-color="#FFFFFF">
        <style:background-fill draw:fill="solid" draw:fill-color="#FFFFFF"/>
      </style:paragraph-properties>
    </style:style>
    <style:style style:name="T1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9" style:parent-style-name="Normal" style:family="paragraph">
      <style:paragraph-properties fo:margin-bottom="0in" style:line-height-at-least="0.1979in" fo:background-color="#FFFFFF">
        <style:background-fill draw:fill="solid" draw:fill-color="#FFFFFF"/>
      </style:paragraph-properties>
    </style:style>
    <style:style style:name="T15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2" style:parent-style-name="Normal" style:family="paragraph">
      <style:paragraph-properties fo:margin-bottom="0in" style:line-height-at-least="0.1979in" fo:background-color="#FFFFFF">
        <style:background-fill draw:fill="solid" draw:fill-color="#FFFFFF"/>
      </style:paragraph-properties>
    </style:style>
    <style:style style:name="T1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65" style:parent-style-name="Normal" style:family="paragraph">
      <style:paragraph-properties fo:margin-bottom="0in" style:line-height-at-least="0.1979in" fo:background-color="#FFFFFF">
        <style:background-fill draw:fill="solid" draw:fill-color="#FFFFFF"/>
      </style:paragraph-properties>
    </style:style>
    <style:style style:name="T1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5" style:parent-style-name="Normal" style:family="paragraph">
      <style:paragraph-properties fo:margin-bottom="0in" style:line-height-at-least="0.1979in" fo:background-color="#FFFFFF">
        <style:background-fill draw:fill="solid" draw:fill-color="#FFFFFF"/>
      </style:paragraph-properties>
    </style:style>
    <style:style style:name="T1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6" style:parent-style-name="Normal" style:family="paragraph">
      <style:paragraph-properties fo:margin-bottom="0in" style:line-height-at-least="0.1979in" fo:background-color="#FFFFFF">
        <style:background-fill draw:fill="solid" draw:fill-color="#FFFFFF"/>
      </style:paragraph-properties>
    </style:style>
    <style:style style:name="T1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5" style:parent-style-name="Normal" style:family="paragraph">
      <style:paragraph-properties fo:margin-bottom="0in" style:line-height-at-least="0.1979in" fo:background-color="#FFFFFF">
        <style:background-fill draw:fill="solid" draw:fill-color="#FFFFFF"/>
      </style:paragraph-properties>
    </style:style>
    <style:style style:name="T1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9" style:parent-style-name="Normal" style:family="paragraph">
      <style:paragraph-properties fo:margin-bottom="0in" style:line-height-at-least="0.1979in" fo:background-color="#FFFFFF">
        <style:background-fill draw:fill="solid" draw:fill-color="#FFFFFF"/>
      </style:paragraph-properties>
    </style:style>
    <style:style style:name="T2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0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0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0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0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10" style:parent-style-name="Standardstycketeckensnitt" style:family="text">
      <style:text-properties style:font-name="Consolas" style:font-name-asian="Times New Roman" fo:color="#0070C1" style:letter-kerning="false" fo:font-size="10.5pt" style:font-size-asian="10.5pt" style:font-size-complex="10.5pt" fo:language="en" fo:country="GB" style:language-asian="sv" style:country-asian="SE"/>
    </style:style>
    <style:style style:name="T21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1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213" style:parent-style-name="Normal" style:family="paragraph">
      <style:paragraph-properties fo:margin-bottom="0in" style:line-height-at-least="0.1979in" fo:background-color="#FFFFFF">
        <style:background-fill draw:fill="solid" draw:fill-color="#FFFFFF"/>
      </style:paragraph-properties>
    </style:style>
    <style:style style:name="T2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3" style:parent-style-name="Normal" style:family="paragraph">
      <style:paragraph-properties fo:margin-bottom="0in" style:line-height-at-least="0.1979in" fo:background-color="#FFFFFF">
        <style:background-fill draw:fill="solid" draw:fill-color="#FFFFFF"/>
      </style:paragraph-properties>
    </style:style>
    <style:style style:name="T2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30" style:parent-style-name="Normal" style:family="paragraph">
      <style:paragraph-properties fo:margin-bottom="0in" style:line-height-at-least="0.1979in" fo:background-color="#FFFFFF">
        <style:background-fill draw:fill="solid" draw:fill-color="#FFFFFF"/>
      </style:paragraph-properties>
    </style:style>
    <style:style style:name="T2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9" style:parent-style-name="Normal" style:family="paragraph">
      <style:paragraph-properties fo:margin-bottom="0in" style:line-height-at-least="0.1979in" fo:background-color="#FFFFFF">
        <style:background-fill draw:fill="solid" draw:fill-color="#FFFFFF"/>
      </style:paragraph-properties>
    </style:style>
    <style:style style:name="T2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1"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42" style:parent-style-name="Normal" style:family="paragraph">
      <style:paragraph-properties fo:margin-bottom="0in" style:line-height-at-least="0.1979in" fo:background-color="#FFFFFF">
        <style:background-fill draw:fill="solid" draw:fill-color="#FFFFFF"/>
      </style:paragraph-properties>
    </style:style>
    <style:style style:name="T2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0"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2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2" style:parent-style-name="Normal" style:family="paragraph">
      <style:paragraph-properties fo:margin-bottom="0in" style:line-height-at-least="0.1979in" fo:background-color="#FFFFFF">
        <style:background-fill draw:fill="solid" draw:fill-color="#FFFFFF"/>
      </style:paragraph-properties>
    </style:style>
    <style:style style:name="T2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7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7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7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6" style:parent-style-name="Normal" style:family="paragraph">
      <style:paragraph-properties fo:margin-bottom="0in" style:line-height-at-least="0.1979in" fo:background-color="#FFFFFF">
        <style:background-fill draw:fill="solid" draw:fill-color="#FFFFFF"/>
      </style:paragraph-properties>
    </style:style>
    <style:style style:name="T2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8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8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8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8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7" style:parent-style-name="Normal" style:family="paragraph">
      <style:paragraph-properties fo:margin-bottom="0in" style:line-height-at-least="0.1979in" fo:background-color="#FFFFFF">
        <style:background-fill draw:fill="solid" draw:fill-color="#FFFFFF"/>
      </style:paragraph-properties>
    </style:style>
    <style:style style:name="T2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9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5" style:parent-style-name="Normal" style:family="paragraph">
      <style:paragraph-properties fo:margin-bottom="0in" style:line-height-at-least="0.1979in" fo:background-color="#FFFFFF">
        <style:background-fill draw:fill="solid" draw:fill-color="#FFFFFF"/>
      </style:paragraph-properties>
    </style:style>
    <style:style style:name="T2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9" style:parent-style-name="Normal" style:family="paragraph">
      <style:paragraph-properties fo:margin-bottom="0in" style:line-height-at-least="0.1979in" fo:background-color="#FFFFFF">
        <style:background-fill draw:fill="solid" draw:fill-color="#FFFFFF"/>
      </style:paragraph-properties>
    </style:style>
    <style:style style:name="T3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1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1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2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2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4" style:parent-style-name="Normal" style:family="paragraph">
      <style:paragraph-properties fo:margin-bottom="0in" style:line-height-at-least="0.1979in" fo:background-color="#FFFFFF">
        <style:background-fill draw:fill="solid" draw:fill-color="#FFFFFF"/>
      </style:paragraph-properties>
    </style:style>
    <style:style style:name="T3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P329" style:parent-style-name="Normal" style:family="paragraph">
      <style:paragraph-properties fo:margin-bottom="0in" style:line-height-at-least="0.1979in" fo:background-color="#FFFFFF">
        <style:background-fill draw:fill="solid" draw:fill-color="#FFFFFF"/>
      </style:paragraph-properties>
    </style:style>
    <style:style style:name="T3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41" style:parent-style-name="Normal" style:family="paragraph">
      <style:paragraph-properties fo:margin-bottom="0in" style:line-height-at-least="0.1979in" fo:background-color="#FFFFFF">
        <style:background-fill draw:fill="solid" draw:fill-color="#FFFFFF"/>
      </style:paragraph-properties>
    </style:style>
    <style:style style:name="T3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4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4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4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4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4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5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5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5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5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5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5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5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58" style:parent-style-name="Normal" style:family="paragraph">
      <style:paragraph-properties fo:margin-bottom="0in" style:line-height-at-least="0.1979in" fo:background-color="#FFFFFF">
        <style:background-fill draw:fill="solid" draw:fill-color="#FFFFFF"/>
      </style:paragraph-properties>
    </style:style>
    <style:style style:name="T3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6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6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6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6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6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6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6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6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6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7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7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7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74" style:parent-style-name="Normal" style:family="paragraph">
      <style:paragraph-properties fo:margin-bottom="0in" style:line-height-at-least="0.1979in" fo:background-color="#FFFFFF">
        <style:background-fill draw:fill="solid" draw:fill-color="#FFFFFF"/>
      </style:paragraph-properties>
    </style:style>
    <style:style style:name="T3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76"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377"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378" style:parent-style-name="Standardstycketeckensnitt" style:family="text">
      <style:text-properties style:font-name="Consolas" style:font-name-asian="Times New Roman" fo:color="#0000FF" style:letter-kerning="false" fo:font-size="10.5pt" style:font-size-asian="10.5pt" style:font-size-complex="10.5pt" style:language-asian="sv" style:country-asian="SE"/>
    </style:style>
    <style:style style:name="P37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list-style-name="LFO2" style:family="paragraph"/>
    <style:style style:name="T383" style:parent-style-name="Standardstycketeckensnitt" style:family="text">
      <style:text-properties fo:font-weight="bold" style:font-weight-asian="bold" style:font-weight-complex="bold"/>
    </style:style>
    <style:style style:name="P384"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385"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386"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387" style:parent-style-name="Standardstycketeckensnitt" style:family="text">
      <style:text-properties style:font-name="Consolas" style:font-name-asian="Times New Roman" fo:color="#267F99" style:letter-kerning="false" fo:font-size="10.5pt" style:font-size-asian="10.5pt" style:font-size-complex="10.5pt" style:language-asian="sv" style:country-asian="SE"/>
    </style:style>
    <style:style style:name="P388"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389"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390"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391" style:parent-style-name="Standardstycketeckensnitt" style:family="text">
      <style:text-properties style:font-name="Consolas" style:font-name-asian="Times New Roman" fo:color="#267F99" style:letter-kerning="false" fo:font-size="10.5pt" style:font-size-asian="10.5pt" style:font-size-complex="10.5pt" style:language-asian="sv" style:country-asian="SE"/>
    </style:style>
    <style:style style:name="P392"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393"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39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9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9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0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4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402"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0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405"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07"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408"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409"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1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4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1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4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1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1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1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4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2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4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2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425"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2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2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4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3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4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3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435"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37"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438"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439"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4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4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4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45"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446"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48"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449"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450" style:parent-style-name="Standardstycketeckensnitt" style:family="text">
      <style:text-properties style:font-name="Consolas" style:font-name-asian="Times New Roman" fo:color="#098658" style:letter-kerning="false" fo:font-size="10.5pt" style:font-size-asian="10.5pt" style:font-size-complex="10.5pt" style:language-asian="sv" style:country-asian="SE"/>
    </style:style>
    <style:style style:name="P451"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52"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453"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454"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455" style:parent-style-name="Standardstycketeckensnitt" style:family="text">
      <style:text-properties style:font-name="Consolas" style:font-name-asian="Times New Roman" fo:color="#098658" style:letter-kerning="false" fo:font-size="10.5pt" style:font-size-asian="10.5pt" style:font-size-complex="10.5pt" style:language-asian="sv" style:country-asian="SE"/>
    </style:style>
    <style:style style:name="P456"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457"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5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4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6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6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4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6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467"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6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4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7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4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7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4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7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4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7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480"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8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82"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P483"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484"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85"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486"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487"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488"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489"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490" style:parent-style-name="Standardstycketeckensnitt" style:family="text">
      <style:text-properties style:font-name="Consolas" style:font-name-asian="Times New Roman" fo:color="#A31515" style:letter-kerning="false" fo:font-size="10.5pt" style:font-size-asian="10.5pt" style:font-size-complex="10.5pt" style:language-asian="sv" style:country-asian="SE"/>
    </style:style>
    <style:style style:name="T491"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492"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493"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4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9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4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9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4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49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0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504"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0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5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0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5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1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1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1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1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1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1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16" style:parent-style-name="Standardstycketeckensnitt" style:family="text">
      <style:text-properties style:font-name="Consolas" style:font-name-asian="Times New Roman" fo:color="#A31515" style:letter-kerning="false" fo:font-size="10.5pt" style:font-size-asian="10.5pt" style:font-size-complex="10.5pt" style:language-asian="sv" style:country-asian="SE"/>
    </style:style>
    <style:style style:name="T517"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518"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19"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520"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521"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522" style:parent-style-name="Standardstycketeckensnitt" style:family="text">
      <style:text-properties style:font-name="Consolas" style:font-name-asian="Times New Roman" fo:color="#098658" style:letter-kerning="false" fo:font-size="10.5pt" style:font-size-asian="10.5pt" style:font-size-complex="10.5pt" style:language-asian="sv" style:country-asian="SE"/>
    </style:style>
    <style:style style:name="P523"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24"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525"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P526"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527"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2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3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3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3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5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3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3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41"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542"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44"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545"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546" style:parent-style-name="Standardstycketeckensnitt" style:family="text">
      <style:text-properties style:font-name="Consolas" style:font-name-asian="Times New Roman" fo:color="#795E26" style:letter-kerning="false" fo:font-size="10.5pt" style:font-size-asian="10.5pt" style:font-size-complex="10.5pt" style:language-asian="sv" style:country-asian="SE"/>
    </style:style>
    <style:style style:name="T547"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548"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549"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550"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5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5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5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5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5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559"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61"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562"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563" style:parent-style-name="Standardstycketeckensnitt" style:family="text">
      <style:text-properties style:font-name="Consolas" style:font-name-asian="Times New Roman" fo:color="#098658" style:letter-kerning="false" fo:font-size="10.5pt" style:font-size-asian="10.5pt" style:font-size-complex="10.5pt" style:language-asian="sv" style:country-asian="SE"/>
    </style:style>
    <style:style style:name="P564"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565"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6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568"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7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5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7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7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7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7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7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7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7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8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8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8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8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584"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585"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8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5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8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5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59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9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9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9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59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59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5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598"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5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0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6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0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6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0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0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0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0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60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0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611"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13"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614"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15"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P616" style:parent-style-name="Liststycke" style:list-style-name="LFO2"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617"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18"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19"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620"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21" style:parent-style-name="Standardstycketeckensnitt" style:family="text">
      <style:text-properties style:font-name="Consolas" style:font-name-asian="Times New Roman" fo:color="#267F99" style:letter-kerning="false" fo:font-size="10.5pt" style:font-size-asian="10.5pt" style:font-size-complex="10.5pt" style:language-asian="sv" style:country-asian="SE"/>
    </style:style>
    <style:style style:name="T622"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23"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624"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25"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626"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627"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2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6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3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6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3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3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63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3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640"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4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6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4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4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4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4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64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4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651"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53"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P654"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55"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56"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657"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58" style:parent-style-name="Standardstycketeckensnitt" style:family="text">
      <style:text-properties style:font-name="Consolas" style:font-name-asian="Times New Roman" fo:color="#267F99" style:letter-kerning="false" fo:font-size="10.5pt" style:font-size-asian="10.5pt" style:font-size-complex="10.5pt" style:language-asian="sv" style:country-asian="SE"/>
    </style:style>
    <style:style style:name="T659"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60"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661"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662"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663"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664"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6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6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6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6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7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7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7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7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67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7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677"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7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6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8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8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8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8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68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68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6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689" style:parent-style-name="Liststycke" style:list-style-name="LFO2" style:family="paragraph">
      <style:paragraph-properties fo:margin-bottom="0in" style:line-height-at-least="0.1979in" fo:background-color="#FFFFFF">
        <style:background-fill draw:fill="solid" draw:fill-color="#FFFFFF"/>
      </style:paragraph-properties>
    </style:style>
    <style:style style:name="T6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691"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P692" style:parent-style-name="Liststycke"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693" style:parent-style-name="Normal" style:family="paragraph">
      <style:text-properties fo:font-weight="bold" style:font-weight-asian="bold" style:font-weight-complex="bold"/>
    </style:style>
    <style:style style:name="P694" style:parent-style-name="Normal" style:family="paragraph">
      <style:text-properties fo:font-weight="bold" style:font-weight-asian="bold" style:font-weight-complex="bold"/>
    </style:style>
    <style:style style:name="P695" style:parent-style-name="Normal" style:list-style-name="LFO3" style:family="paragraph"/>
    <style:style style:name="T696" style:parent-style-name="Standardstycketeckensnitt" style:family="text">
      <style:text-properties fo:font-weight="bold" style:font-weight-asian="bold" style:font-weight-complex="bold"/>
    </style:style>
    <style:style style:name="P697" style:parent-style-name="Normal" style:list-style-name="LFO3" style:family="paragraph"/>
    <style:style style:name="T698" style:parent-style-name="Standardstycketeckensnitt" style:family="text">
      <style:text-properties fo:font-weight="bold" style:font-weight-asian="bold" style:font-weight-complex="bold" fo:language="en" fo:country="GB"/>
    </style:style>
    <style:style style:name="T699" style:parent-style-name="Standardstycketeckensnitt" style:family="text">
      <style:text-properties fo:language="en" fo:country="GB"/>
    </style:style>
    <style:style style:name="P700" style:parent-style-name="Normal" style:family="paragraph">
      <style:paragraph-properties fo:margin-bottom="0in" style:line-height-at-least="0.1979in" fo:background-color="#FFFFFF">
        <style:background-fill draw:fill="solid" draw:fill-color="#FFFFFF"/>
      </style:paragraph-properties>
    </style:style>
    <style:style style:name="T70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7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0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7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0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0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09" style:parent-style-name="Normal" style:family="paragraph">
      <style:paragraph-properties fo:margin-bottom="0in" style:line-height-at-least="0.1979in" fo:background-color="#FFFFFF">
        <style:background-fill draw:fill="solid" draw:fill-color="#FFFFFF"/>
      </style:paragraph-properties>
    </style:style>
    <style:style style:name="T7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1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712" style:parent-style-name="Normal" style:family="paragraph">
      <style:paragraph-properties fo:margin-bottom="0in" style:line-height-at-least="0.1979in" fo:background-color="#FFFFFF">
        <style:background-fill draw:fill="solid" draw:fill-color="#FFFFFF"/>
      </style:paragraph-properties>
    </style:style>
    <style:style style:name="T7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16" style:parent-style-name="Normal" style:family="paragraph">
      <style:paragraph-properties fo:margin-bottom="0in" style:line-height-at-least="0.1979in" fo:background-color="#FFFFFF">
        <style:background-fill draw:fill="solid" draw:fill-color="#FFFFFF"/>
      </style:paragraph-properties>
    </style:style>
    <style:style style:name="T7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1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7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2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2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7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2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26" style:parent-style-name="Normal" style:family="paragraph">
      <style:paragraph-properties fo:margin-bottom="0in" style:line-height-at-least="0.1979in" fo:background-color="#FFFFFF">
        <style:background-fill draw:fill="solid" draw:fill-color="#FFFFFF"/>
      </style:paragraph-properties>
    </style:style>
    <style:style style:name="T7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2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3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3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34" style:parent-style-name="Normal" style:family="paragraph">
      <style:paragraph-properties fo:margin-bottom="0in" style:line-height-at-least="0.1979in" fo:background-color="#FFFFFF">
        <style:background-fill draw:fill="solid" draw:fill-color="#FFFFFF"/>
      </style:paragraph-properties>
    </style:style>
    <style:style style:name="T7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3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3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4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42" style:parent-style-name="Normal" style:family="paragraph">
      <style:paragraph-properties fo:margin-bottom="0in" style:line-height-at-least="0.1979in" fo:background-color="#FFFFFF">
        <style:background-fill draw:fill="solid" draw:fill-color="#FFFFFF"/>
      </style:paragraph-properties>
    </style:style>
    <style:style style:name="T7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4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7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4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48" style:parent-style-name="Normal" style:family="paragraph">
      <style:paragraph-properties fo:margin-bottom="0in" style:line-height-at-least="0.1979in" fo:background-color="#FFFFFF">
        <style:background-fill draw:fill="solid" draw:fill-color="#FFFFFF"/>
      </style:paragraph-properties>
    </style:style>
    <style:style style:name="T7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5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52" style:parent-style-name="Normal" style:family="paragraph">
      <style:paragraph-properties fo:margin-bottom="0in" style:line-height-at-least="0.1979in" fo:background-color="#FFFFFF">
        <style:background-fill draw:fill="solid" draw:fill-color="#FFFFFF"/>
      </style:paragraph-properties>
    </style:style>
    <style:style style:name="T7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5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5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5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60" style:parent-style-name="Normal" style:family="paragraph">
      <style:paragraph-properties fo:margin-bottom="0in" style:line-height-at-least="0.1979in" fo:background-color="#FFFFFF">
        <style:background-fill draw:fill="solid" draw:fill-color="#FFFFFF"/>
      </style:paragraph-properties>
    </style:style>
    <style:style style:name="T7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6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6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66" style:parent-style-name="Normal" style:family="paragraph">
      <style:paragraph-properties fo:margin-bottom="0in" style:line-height-at-least="0.1979in" fo:background-color="#FFFFFF">
        <style:background-fill draw:fill="solid" draw:fill-color="#FFFFFF"/>
      </style:paragraph-properties>
    </style:style>
    <style:style style:name="T7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6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7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7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77" style:parent-style-name="Normal" style:family="paragraph">
      <style:paragraph-properties fo:margin-bottom="0in" style:line-height-at-least="0.1979in" fo:background-color="#FFFFFF">
        <style:background-fill draw:fill="solid" draw:fill-color="#FFFFFF"/>
      </style:paragraph-properties>
    </style:style>
    <style:style style:name="T7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7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85"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7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8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788" style:parent-style-name="Normal" style:family="paragraph">
      <style:paragraph-properties fo:margin-bottom="0in" style:line-height-at-least="0.1979in" fo:background-color="#FFFFFF">
        <style:background-fill draw:fill="solid" draw:fill-color="#FFFFFF"/>
      </style:paragraph-properties>
    </style:style>
    <style:style style:name="T7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9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9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7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94"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79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796" style:parent-style-name="Normal" style:family="paragraph">
      <style:paragraph-properties fo:margin-bottom="0in" style:line-height-at-least="0.1979in" fo:background-color="#FFFFFF">
        <style:background-fill draw:fill="solid" draw:fill-color="#FFFFFF"/>
      </style:paragraph-properties>
    </style:style>
    <style:style style:name="T7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79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7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0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0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04" style:parent-style-name="Normal" style:family="paragraph">
      <style:paragraph-properties fo:margin-bottom="0in" style:line-height-at-least="0.1979in" fo:background-color="#FFFFFF">
        <style:background-fill draw:fill="solid" draw:fill-color="#FFFFFF"/>
      </style:paragraph-properties>
    </style:style>
    <style:style style:name="T8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0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0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0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81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1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1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1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81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1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1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1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8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19" style:parent-style-name="Normal" style:family="paragraph">
      <style:paragraph-properties fo:margin-bottom="0in" style:line-height-at-least="0.1979in" fo:background-color="#FFFFFF">
        <style:background-fill draw:fill="solid" draw:fill-color="#FFFFFF"/>
      </style:paragraph-properties>
    </style:style>
    <style:style style:name="T8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21"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822"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823"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P82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825" style:parent-style-name="Normal" style:family="paragraph">
      <style:text-properties fo:font-weight="bold" style:font-weight-asian="bold" style:font-weight-complex="bold"/>
    </style:style>
    <style:style style:name="P826" style:parent-style-name="Normal" style:family="paragraph">
      <style:text-properties fo:font-weight="bold" style:font-weight-asian="bold" style:font-weight-complex="bold"/>
    </style:style>
    <style:style style:name="P827" style:parent-style-name="Normal" style:list-style-name="LFO4" style:family="paragraph"/>
    <style:style style:name="T828" style:parent-style-name="Standardstycketeckensnitt" style:family="text">
      <style:text-properties fo:font-weight="bold" style:font-weight-asian="bold" style:font-weight-complex="bold"/>
    </style:style>
    <style:style style:name="P829" style:parent-style-name="Normal" style:family="paragraph">
      <style:paragraph-properties fo:margin-bottom="0in" style:line-height-at-least="0.1979in" fo:background-color="#FFFFFF">
        <style:background-fill draw:fill="solid" draw:fill-color="#FFFFFF"/>
      </style:paragraph-properties>
    </style:style>
    <style:style style:name="T83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8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3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833" style:parent-style-name="Normal" style:family="paragraph">
      <style:paragraph-properties fo:margin-bottom="0in" style:line-height-at-least="0.1979in" fo:background-color="#FFFFFF">
        <style:background-fill draw:fill="solid" draw:fill-color="#FFFFFF"/>
      </style:paragraph-properties>
    </style:style>
    <style:style style:name="T83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8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3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837"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38" style:parent-style-name="Normal" style:family="paragraph">
      <style:paragraph-properties fo:margin-bottom="0in" style:line-height-at-least="0.1979in" fo:background-color="#FFFFFF">
        <style:background-fill draw:fill="solid" draw:fill-color="#FFFFFF"/>
      </style:paragraph-properties>
    </style:style>
    <style:style style:name="T83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8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4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4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47" style:parent-style-name="Normal" style:family="paragraph">
      <style:paragraph-properties fo:margin-bottom="0in" style:line-height-at-least="0.1979in" fo:background-color="#FFFFFF">
        <style:background-fill draw:fill="solid" draw:fill-color="#FFFFFF"/>
      </style:paragraph-properties>
    </style:style>
    <style:style style:name="T8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4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850" style:parent-style-name="Normal" style:family="paragraph">
      <style:paragraph-properties fo:margin-bottom="0in" style:line-height-at-least="0.1979in" fo:background-color="#FFFFFF">
        <style:background-fill draw:fill="solid" draw:fill-color="#FFFFFF"/>
      </style:paragraph-properties>
    </style:style>
    <style:style style:name="T8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5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5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P855" style:parent-style-name="Normal" style:family="paragraph">
      <style:paragraph-properties fo:margin-bottom="0in" style:line-height-at-least="0.1979in" fo:background-color="#FFFFFF">
        <style:background-fill draw:fill="solid" draw:fill-color="#FFFFFF"/>
      </style:paragraph-properties>
    </style:style>
    <style:style style:name="T8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5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8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59" style:parent-style-name="Normal" style:family="paragraph">
      <style:paragraph-properties fo:margin-bottom="0in" style:line-height-at-least="0.1979in" fo:background-color="#FFFFFF">
        <style:background-fill draw:fill="solid" draw:fill-color="#FFFFFF"/>
      </style:paragraph-properties>
    </style:style>
    <style:style style:name="T8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6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8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6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6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8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67" style:parent-style-name="Normal" style:family="paragraph">
      <style:paragraph-properties fo:margin-bottom="0in" style:line-height-at-least="0.1979in" fo:background-color="#FFFFFF">
        <style:background-fill draw:fill="solid" draw:fill-color="#FFFFFF"/>
      </style:paragraph-properties>
    </style:style>
    <style:style style:name="T8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6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7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8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7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77" style:parent-style-name="Normal" style:family="paragraph">
      <style:paragraph-properties fo:margin-bottom="0in" style:line-height-at-least="0.1979in" fo:background-color="#FFFFFF">
        <style:background-fill draw:fill="solid" draw:fill-color="#FFFFFF"/>
      </style:paragraph-properties>
    </style:style>
    <style:style style:name="T8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7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8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85" style:parent-style-name="Normal" style:family="paragraph">
      <style:paragraph-properties fo:margin-bottom="0in" style:line-height-at-least="0.1979in" fo:background-color="#FFFFFF">
        <style:background-fill draw:fill="solid" draw:fill-color="#FFFFFF"/>
      </style:paragraph-properties>
    </style:style>
    <style:style style:name="T8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8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8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8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8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9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8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9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894" style:parent-style-name="Normal" style:family="paragraph">
      <style:paragraph-properties fo:margin-bottom="0in" style:line-height-at-least="0.1979in" fo:background-color="#FFFFFF">
        <style:background-fill draw:fill="solid" draw:fill-color="#FFFFFF"/>
      </style:paragraph-properties>
    </style:style>
    <style:style style:name="T8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9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8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89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8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0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0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04" style:parent-style-name="Normal" style:family="paragraph">
      <style:paragraph-properties fo:margin-bottom="0in" style:line-height-at-least="0.1979in" fo:background-color="#FFFFFF">
        <style:background-fill draw:fill="solid" draw:fill-color="#FFFFFF"/>
      </style:paragraph-properties>
    </style:style>
    <style:style style:name="T9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0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0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1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1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1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1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18" style:parent-style-name="Normal" style:family="paragraph">
      <style:paragraph-properties fo:margin-bottom="0in" style:line-height-at-least="0.1979in" fo:background-color="#FFFFFF">
        <style:background-fill draw:fill="solid" draw:fill-color="#FFFFFF"/>
      </style:paragraph-properties>
    </style:style>
    <style:style style:name="T9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2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2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2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9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2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2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3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3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3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3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3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4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4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9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4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46" style:parent-style-name="Normal" style:family="paragraph">
      <style:paragraph-properties fo:margin-bottom="0in" style:line-height-at-least="0.1979in" fo:background-color="#FFFFFF">
        <style:background-fill draw:fill="solid" draw:fill-color="#FFFFFF"/>
      </style:paragraph-properties>
    </style:style>
    <style:style style:name="T9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4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9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5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9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5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5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5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5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5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5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59" style:parent-style-name="Normal" style:family="paragraph">
      <style:paragraph-properties fo:margin-bottom="0in" style:line-height-at-least="0.1979in" fo:background-color="#FFFFFF">
        <style:background-fill draw:fill="solid" draw:fill-color="#FFFFFF"/>
      </style:paragraph-properties>
    </style:style>
    <style:style style:name="T9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6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962"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63" style:parent-style-name="Normal" style:family="paragraph">
      <style:paragraph-properties fo:margin-bottom="0in" style:line-height-at-least="0.1979in" fo:background-color="#FFFFFF">
        <style:background-fill draw:fill="solid" draw:fill-color="#FFFFFF"/>
      </style:paragraph-properties>
    </style:style>
    <style:style style:name="T9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6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9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6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9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6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7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7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7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7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7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7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979" style:parent-style-name="Normal" style:family="paragraph">
      <style:paragraph-properties fo:margin-bottom="0in" style:line-height-at-least="0.1979in" fo:background-color="#FFFFFF">
        <style:background-fill draw:fill="solid" draw:fill-color="#FFFFFF"/>
      </style:paragraph-properties>
    </style:style>
    <style:style style:name="T9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8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9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8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8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8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8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8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9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9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9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9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9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9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99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99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99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0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0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0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0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0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0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0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1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1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1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1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1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1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021" style:parent-style-name="Normal" style:family="paragraph">
      <style:paragraph-properties fo:margin-bottom="0in" style:line-height-at-least="0.1979in" fo:background-color="#FFFFFF">
        <style:background-fill draw:fill="solid" draw:fill-color="#FFFFFF"/>
      </style:paragraph-properties>
    </style:style>
    <style:style style:name="T10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2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0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025" style:parent-style-name="Normal" style:family="paragraph">
      <style:paragraph-properties fo:margin-bottom="0in" style:line-height-at-least="0.1979in" fo:background-color="#FFFFFF">
        <style:background-fill draw:fill="solid" draw:fill-color="#FFFFFF"/>
      </style:paragraph-properties>
    </style:style>
    <style:style style:name="T10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2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2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0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3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032" style:parent-style-name="Normal" style:family="paragraph">
      <style:paragraph-properties fo:margin-bottom="0in" style:line-height-at-least="0.1979in" fo:background-color="#FFFFFF">
        <style:background-fill draw:fill="solid" draw:fill-color="#FFFFFF"/>
      </style:paragraph-properties>
    </style:style>
    <style:style style:name="T103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3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035" style:parent-style-name="Normal" style:family="paragraph">
      <style:paragraph-properties fo:margin-bottom="0in" style:line-height-at-least="0.1979in" fo:background-color="#FFFFFF">
        <style:background-fill draw:fill="solid" draw:fill-color="#FFFFFF"/>
      </style:paragraph-properties>
    </style:style>
    <style:style style:name="T103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3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038" style:parent-style-name="Normal" style:family="paragraph">
      <style:paragraph-properties fo:margin-bottom="0in" style:line-height-at-least="0.1979in" fo:background-color="#FFFFFF">
        <style:background-fill draw:fill="solid" draw:fill-color="#FFFFFF"/>
      </style:paragraph-properties>
    </style:style>
    <style:style style:name="T103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4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4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4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4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4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5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5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5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5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5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062" style:parent-style-name="Normal" style:family="paragraph">
      <style:paragraph-properties fo:margin-bottom="0in" style:line-height-at-least="0.1979in" fo:background-color="#FFFFFF">
        <style:background-fill draw:fill="solid" draw:fill-color="#FFFFFF"/>
      </style:paragraph-properties>
    </style:style>
    <style:style style:name="T10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6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0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6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0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6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6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7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7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7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7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7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079" style:parent-style-name="Normal" style:family="paragraph">
      <style:paragraph-properties fo:margin-bottom="0in" style:line-height-at-least="0.1979in" fo:background-color="#FFFFFF">
        <style:background-fill draw:fill="solid" draw:fill-color="#FFFFFF"/>
      </style:paragraph-properties>
    </style:style>
    <style:style style:name="T10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8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0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8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8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8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8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0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8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9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09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0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093" style:parent-style-name="Normal" style:family="paragraph">
      <style:paragraph-properties fo:margin-bottom="0in" style:line-height-at-least="0.1979in" fo:background-color="#FFFFFF">
        <style:background-fill draw:fill="solid" draw:fill-color="#FFFFFF"/>
      </style:paragraph-properties>
    </style:style>
    <style:style style:name="T10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9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0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9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0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09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0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1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0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05" style:parent-style-name="Normal" style:family="paragraph">
      <style:paragraph-properties fo:margin-bottom="0in" style:line-height-at-least="0.1979in" fo:background-color="#FFFFFF">
        <style:background-fill draw:fill="solid" draw:fill-color="#FFFFFF"/>
      </style:paragraph-properties>
    </style:style>
    <style:style style:name="T11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0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0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1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1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1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1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1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1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2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2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2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25" style:parent-style-name="Normal" style:family="paragraph">
      <style:paragraph-properties fo:margin-bottom="0in" style:line-height-at-least="0.1979in" fo:background-color="#FFFFFF">
        <style:background-fill draw:fill="solid" draw:fill-color="#FFFFFF"/>
      </style:paragraph-properties>
    </style:style>
    <style:style style:name="T11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2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2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3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3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3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3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3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3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3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3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4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4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4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4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45" style:parent-style-name="Normal" style:family="paragraph">
      <style:paragraph-properties fo:margin-bottom="0in" style:line-height-at-least="0.1979in" fo:background-color="#FFFFFF">
        <style:background-fill draw:fill="solid" draw:fill-color="#FFFFFF"/>
      </style:paragraph-properties>
    </style:style>
    <style:style style:name="T11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4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4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51" style:parent-style-name="Normal" style:family="paragraph">
      <style:paragraph-properties fo:margin-bottom="0in" style:line-height-at-least="0.1979in" fo:background-color="#FFFFFF">
        <style:background-fill draw:fill="solid" draw:fill-color="#FFFFFF"/>
      </style:paragraph-properties>
    </style:style>
    <style:style style:name="T11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5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5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5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5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60" style:parent-style-name="Normal" style:family="paragraph">
      <style:paragraph-properties fo:margin-bottom="0in" style:line-height-at-least="0.1979in" fo:background-color="#FFFFFF">
        <style:background-fill draw:fill="solid" draw:fill-color="#FFFFFF"/>
      </style:paragraph-properties>
    </style:style>
    <style:style style:name="T11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6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1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6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6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6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1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7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72" style:parent-style-name="Normal" style:family="paragraph">
      <style:paragraph-properties fo:margin-bottom="0in" style:line-height-at-least="0.1979in" fo:background-color="#FFFFFF">
        <style:background-fill draw:fill="solid" draw:fill-color="#FFFFFF"/>
      </style:paragraph-properties>
    </style:style>
    <style:style style:name="T11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7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1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7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7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7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8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85" style:parent-style-name="Normal" style:family="paragraph">
      <style:paragraph-properties fo:margin-bottom="0in" style:line-height-at-least="0.1979in" fo:background-color="#FFFFFF">
        <style:background-fill draw:fill="solid" draw:fill-color="#FFFFFF"/>
      </style:paragraph-properties>
    </style:style>
    <style:style style:name="T11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8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1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8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9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9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9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19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19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1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196" style:parent-style-name="Normal" style:family="paragraph">
      <style:paragraph-properties fo:margin-bottom="0in" style:line-height-at-least="0.1979in" fo:background-color="#FFFFFF">
        <style:background-fill draw:fill="solid" draw:fill-color="#FFFFFF"/>
      </style:paragraph-properties>
    </style:style>
    <style:style style:name="T11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19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1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00" style:parent-style-name="Normal" style:family="paragraph">
      <style:paragraph-properties fo:margin-bottom="0in" style:line-height-at-least="0.1979in" fo:background-color="#FFFFFF">
        <style:background-fill draw:fill="solid" draw:fill-color="#FFFFFF"/>
      </style:paragraph-properties>
    </style:style>
    <style:style style:name="T12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0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2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0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06" style:parent-style-name="Normal" style:family="paragraph">
      <style:paragraph-properties fo:margin-bottom="0in" style:line-height-at-least="0.1979in" fo:background-color="#FFFFFF">
        <style:background-fill draw:fill="solid" draw:fill-color="#FFFFFF"/>
      </style:paragraph-properties>
    </style:style>
    <style:style style:name="T12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0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1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2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12" style:parent-style-name="Normal" style:family="paragraph">
      <style:paragraph-properties fo:margin-bottom="0in" style:line-height-at-least="0.1979in" fo:background-color="#FFFFFF">
        <style:background-fill draw:fill="solid" draw:fill-color="#FFFFFF"/>
      </style:paragraph-properties>
    </style:style>
    <style:style style:name="T12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1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2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1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2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1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2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21" style:parent-style-name="Normal" style:family="paragraph">
      <style:paragraph-properties fo:margin-bottom="0in" style:line-height-at-least="0.1979in" fo:background-color="#FFFFFF">
        <style:background-fill draw:fill="solid" draw:fill-color="#FFFFFF"/>
      </style:paragraph-properties>
    </style:style>
    <style:style style:name="T122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2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2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2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28" style:parent-style-name="Normal" style:family="paragraph">
      <style:paragraph-properties fo:margin-bottom="0in" style:line-height-at-least="0.1979in" fo:background-color="#FFFFFF">
        <style:background-fill draw:fill="solid" draw:fill-color="#FFFFFF"/>
      </style:paragraph-properties>
    </style:style>
    <style:style style:name="T12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3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32"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33" style:parent-style-name="Normal" style:family="paragraph">
      <style:paragraph-properties fo:margin-bottom="0in" style:line-height-at-least="0.1979in" fo:background-color="#FFFFFF">
        <style:background-fill draw:fill="solid" draw:fill-color="#FFFFFF"/>
      </style:paragraph-properties>
    </style:style>
    <style:style style:name="T12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3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3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3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40" style:parent-style-name="Normal" style:family="paragraph">
      <style:paragraph-properties fo:margin-bottom="0in" style:line-height-at-least="0.1979in" fo:background-color="#FFFFFF">
        <style:background-fill draw:fill="solid" draw:fill-color="#FFFFFF"/>
      </style:paragraph-properties>
    </style:style>
    <style:style style:name="T12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4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4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46" style:parent-style-name="Normal" style:family="paragraph">
      <style:paragraph-properties fo:margin-bottom="0in" style:line-height-at-least="0.1979in" fo:background-color="#FFFFFF">
        <style:background-fill draw:fill="solid" draw:fill-color="#FFFFFF"/>
      </style:paragraph-properties>
    </style:style>
    <style:style style:name="T12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4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5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52" style:parent-style-name="Normal" style:family="paragraph">
      <style:paragraph-properties fo:margin-bottom="0in" style:line-height-at-least="0.1979in" fo:background-color="#FFFFFF">
        <style:background-fill draw:fill="solid" draw:fill-color="#FFFFFF"/>
      </style:paragraph-properties>
    </style:style>
    <style:style style:name="T12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5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56"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12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58" style:parent-style-name="Normal" style:family="paragraph">
      <style:paragraph-properties fo:margin-bottom="0in" style:line-height-at-least="0.1979in" fo:background-color="#FFFFFF">
        <style:background-fill draw:fill="solid" draw:fill-color="#FFFFFF"/>
      </style:paragraph-properties>
    </style:style>
    <style:style style:name="T12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6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26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6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65" style:parent-style-name="Normal" style:family="paragraph">
      <style:paragraph-properties fo:margin-bottom="0in" style:line-height-at-least="0.1979in" fo:background-color="#FFFFFF">
        <style:background-fill draw:fill="solid" draw:fill-color="#FFFFFF"/>
      </style:paragraph-properties>
    </style:style>
    <style:style style:name="T12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6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6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27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271" style:parent-style-name="Normal" style:family="paragraph">
      <style:paragraph-properties fo:margin-bottom="0in" style:line-height-at-least="0.1979in" fo:background-color="#FFFFFF">
        <style:background-fill draw:fill="solid" draw:fill-color="#FFFFFF"/>
      </style:paragraph-properties>
    </style:style>
    <style:style style:name="T12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7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2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27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2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7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280" style:parent-style-name="Normal" style:family="paragraph">
      <style:text-properties fo:font-weight="bold" style:font-weight-asian="bold" style:font-weight-complex="bold"/>
    </style:style>
    <style:style style:name="P1281" style:parent-style-name="Normal" style:family="paragraph">
      <style:text-properties fo:font-weight="bold" style:font-weight-asian="bold" style:font-weight-complex="bold"/>
    </style:style>
    <style:style style:name="P1282" style:parent-style-name="Normal" style:list-style-name="LFO5" style:family="paragraph"/>
    <style:style style:name="T1283" style:parent-style-name="Standardstycketeckensnitt" style:family="text">
      <style:text-properties fo:font-weight="bold" style:font-weight-asian="bold" style:font-weight-complex="bold"/>
    </style:style>
    <style:style style:name="P1284" style:parent-style-name="Normal" style:family="paragraph">
      <style:paragraph-properties fo:margin-bottom="0in" style:line-height-at-least="0.1979in" fo:background-color="#FFFFFF">
        <style:background-fill draw:fill="solid" draw:fill-color="#FFFFFF"/>
      </style:paragraph-properties>
    </style:style>
    <style:style style:name="T1285" style:parent-style-name="Standardstycketeckensnitt" style:family="text">
      <style:text-properties style:font-name="Consolas" style:font-name-asian="Times New Roman" fo:color="#AF00DB" style:letter-kerning="false" fo:font-size="10.5pt" style:font-size-asian="10.5pt" style:font-size-complex="10.5pt" fo:language="nb" fo:country="NO" style:language-asian="sv" style:country-asian="SE"/>
    </style:style>
    <style:style style:name="T1286" style:parent-style-name="Standardstycketeckensnitt" style:family="text">
      <style:text-properties style:font-name="Consolas" style:font-name-asian="Times New Roman" fo:color="#000000" style:letter-kerning="false" fo:font-size="10.5pt" style:font-size-asian="10.5pt" style:font-size-complex="10.5pt" fo:language="nb" fo:country="NO" style:language-asian="sv" style:country-asian="SE"/>
    </style:style>
    <style:style style:name="T1287" style:parent-style-name="Standardstycketeckensnitt" style:family="text">
      <style:text-properties style:font-name="Consolas" style:font-name-asian="Times New Roman" fo:color="#267F99" style:letter-kerning="false" fo:font-size="10.5pt" style:font-size-asian="10.5pt" style:font-size-complex="10.5pt" fo:language="nb" fo:country="NO" style:language-asian="sv" style:country-asian="SE"/>
    </style:style>
    <style:style style:name="P128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nb" fo:country="NO" style:language-asian="sv" style:country-asian="SE"/>
    </style:style>
    <style:style style:name="P1289" style:parent-style-name="Normal" style:family="paragraph">
      <style:paragraph-properties fo:margin-bottom="0in" style:line-height-at-least="0.1979in" fo:background-color="#FFFFFF">
        <style:background-fill draw:fill="solid" draw:fill-color="#FFFFFF"/>
      </style:paragraph-properties>
    </style:style>
    <style:style style:name="T1290" style:parent-style-name="Standardstycketeckensnitt" style:family="text">
      <style:text-properties style:font-name="Consolas" style:font-name-asian="Times New Roman" fo:color="#0000FF" style:letter-kerning="false" fo:font-size="10.5pt" style:font-size-asian="10.5pt" style:font-size-complex="10.5pt" fo:language="nb" fo:country="NO" style:language-asian="sv" style:country-asian="SE"/>
    </style:style>
    <style:style style:name="T1291" style:parent-style-name="Standardstycketeckensnitt" style:family="text">
      <style:text-properties style:font-name="Consolas" style:font-name-asian="Times New Roman" fo:color="#000000" style:letter-kerning="false" fo:font-size="10.5pt" style:font-size-asian="10.5pt" style:font-size-complex="10.5pt" fo:language="nb" fo:country="NO" style:language-asian="sv" style:country-asian="SE"/>
    </style:style>
    <style:style style:name="T1292" style:parent-style-name="Standardstycketeckensnitt" style:family="text">
      <style:text-properties style:font-name="Consolas" style:font-name-asian="Times New Roman" fo:color="#795E26" style:letter-kerning="false" fo:font-size="10.5pt" style:font-size-asian="10.5pt" style:font-size-complex="10.5pt" fo:language="nb" fo:country="NO" style:language-asian="sv" style:country-asian="SE"/>
    </style:style>
    <style:style style:name="T1293" style:parent-style-name="Standardstycketeckensnitt" style:family="text">
      <style:text-properties style:font-name="Consolas" style:font-name-asian="Times New Roman" fo:color="#000000" style:letter-kerning="false" fo:font-size="10.5pt" style:font-size-asian="10.5pt" style:font-size-complex="10.5pt" fo:language="nb" fo:country="NO" style:language-asian="sv" style:country-asian="SE"/>
    </style:style>
    <style:style style:name="T1294" style:parent-style-name="Standardstycketeckensnitt" style:family="text">
      <style:text-properties style:font-name="Consolas" style:font-name-asian="Times New Roman" fo:color="#001080" style:letter-kerning="false" fo:font-size="10.5pt" style:font-size-asian="10.5pt" style:font-size-complex="10.5pt" fo:language="nb" fo:country="NO" style:language-asian="sv" style:country-asian="SE"/>
    </style:style>
    <style:style style:name="T1295" style:parent-style-name="Standardstycketeckensnitt" style:family="text">
      <style:text-properties style:font-name="Consolas" style:font-name-asian="Times New Roman" fo:color="#000000" style:letter-kerning="false" fo:font-size="10.5pt" style:font-size-asian="10.5pt" style:font-size-complex="10.5pt" fo:language="nb" fo:country="NO" style:language-asian="sv" style:country-asian="SE"/>
    </style:style>
    <style:style style:name="T1296" style:parent-style-name="Standardstycketeckensnitt" style:family="text">
      <style:text-properties style:font-name="Consolas" style:font-name-asian="Times New Roman" fo:color="#267F99" style:letter-kerning="false" fo:font-size="10.5pt" style:font-size-asian="10.5pt" style:font-size-complex="10.5pt" fo:language="nb" fo:country="NO" style:language-asian="sv" style:country-asian="SE"/>
    </style:style>
    <style:style style:name="T1297" style:parent-style-name="Standardstycketeckensnitt" style:family="text">
      <style:text-properties style:font-name="Consolas" style:font-name-asian="Times New Roman" fo:color="#000000" style:letter-kerning="false" fo:font-size="10.5pt" style:font-size-asian="10.5pt" style:font-size-complex="10.5pt" fo:language="nb" fo:country="NO" style:language-asian="sv" style:country-asian="SE"/>
    </style:style>
    <style:style style:name="P1298" style:parent-style-name="Normal" style:family="paragraph">
      <style:paragraph-properties fo:margin-bottom="0in" style:line-height-at-least="0.1979in" fo:background-color="#FFFFFF">
        <style:background-fill draw:fill="solid" draw:fill-color="#FFFFFF"/>
      </style:paragraph-properties>
    </style:style>
    <style:style style:name="T1299" style:parent-style-name="Standardstycketeckensnitt" style:family="text">
      <style:text-properties style:font-name="Consolas" style:font-name-asian="Times New Roman" fo:color="#000000" style:letter-kerning="false" fo:font-size="10.5pt" style:font-size-asian="10.5pt" style:font-size-complex="10.5pt" fo:language="nb" fo:country="NO" style:language-asian="sv" style:country-asian="SE"/>
    </style:style>
    <style:style style:name="T130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301" style:parent-style-name="Normal" style:family="paragraph">
      <style:paragraph-properties fo:margin-bottom="0in" style:line-height-at-least="0.1979in" fo:background-color="#FFFFFF">
        <style:background-fill draw:fill="solid" draw:fill-color="#FFFFFF"/>
      </style:paragraph-properties>
    </style:style>
    <style:style style:name="T13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0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0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3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0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3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0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3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11"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312" style:parent-style-name="Normal" style:family="paragraph">
      <style:paragraph-properties fo:margin-bottom="0in" style:line-height-at-least="0.1979in" fo:background-color="#FFFFFF">
        <style:background-fill draw:fill="solid" draw:fill-color="#FFFFFF"/>
      </style:paragraph-properties>
    </style:style>
    <style:style style:name="T13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1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1315" style:parent-style-name="Normal" style:family="paragraph">
      <style:paragraph-properties fo:margin-bottom="0in" style:line-height-at-least="0.1979in" fo:background-color="#FFFFFF">
        <style:background-fill draw:fill="solid" draw:fill-color="#FFFFFF"/>
      </style:paragraph-properties>
    </style:style>
    <style:style style:name="T13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1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1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3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321" style:parent-style-name="Normal" style:family="paragraph">
      <style:paragraph-properties fo:margin-bottom="0in" style:line-height-at-least="0.1979in" fo:background-color="#FFFFFF">
        <style:background-fill draw:fill="solid" draw:fill-color="#FFFFFF"/>
      </style:paragraph-properties>
    </style:style>
    <style:style style:name="T13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2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3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2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3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327" style:parent-style-name="Normal" style:family="paragraph">
      <style:paragraph-properties fo:margin-bottom="0in" style:line-height-at-least="0.1979in" fo:background-color="#FFFFFF">
        <style:background-fill draw:fill="solid" draw:fill-color="#FFFFFF"/>
      </style:paragraph-properties>
    </style:style>
    <style:style style:name="T13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2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3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3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3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3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335" style:parent-style-name="Normal" style:family="paragraph">
      <style:paragraph-properties fo:margin-bottom="0in" style:line-height-at-least="0.1979in" fo:background-color="#FFFFFF">
        <style:background-fill draw:fill="solid" draw:fill-color="#FFFFFF"/>
      </style:paragraph-properties>
    </style:style>
    <style:style style:name="T13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3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3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3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34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34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34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34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34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34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346" style:parent-style-name="Normal" style:family="paragraph">
      <style:paragraph-properties fo:margin-bottom="0in" style:line-height-at-least="0.1979in" fo:background-color="#FFFFFF">
        <style:background-fill draw:fill="solid" draw:fill-color="#FFFFFF"/>
      </style:paragraph-properties>
    </style:style>
    <style:style style:name="T13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48"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1349" style:parent-style-name="Normal" style:family="paragraph">
      <style:text-properties fo:font-weight="bold" style:font-weight-asian="bold" style:font-weight-complex="bold"/>
    </style:style>
    <style:style style:name="P1350" style:parent-style-name="Normal" style:family="paragraph">
      <style:text-properties fo:font-weight="bold" style:font-weight-asian="bold" style:font-weight-complex="bold"/>
    </style:style>
    <style:style style:name="P1351" style:parent-style-name="Normal" style:list-style-name="LFO6" style:family="paragraph"/>
    <style:style style:name="P1352" style:parent-style-name="Normal" style:list-style-name="LFO6" style:family="paragraph"/>
    <style:style style:name="P1353" style:parent-style-name="Normal" style:list-style-name="LFO6" style:family="paragraph"/>
    <style:style style:name="P1354" style:parent-style-name="Normal" style:list-style-name="LFO6" style:family="paragraph"/>
    <style:style style:name="P1355" style:parent-style-name="Normal" style:list-style-name="LFO6" style:family="paragraph"/>
    <style:style style:name="P1356" style:parent-style-name="Normal" style:family="paragraph">
      <style:paragraph-properties fo:margin-bottom="0in" style:line-height-at-least="0.1979in" fo:background-color="#FFFFFF">
        <style:background-fill draw:fill="solid" draw:fill-color="#FFFFFF"/>
      </style:paragraph-properties>
    </style:style>
    <style:style style:name="T135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5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1360" style:parent-style-name="Normal" style:family="paragraph">
      <style:paragraph-properties fo:margin-bottom="0in" style:line-height-at-least="0.1979in" fo:background-color="#FFFFFF">
        <style:background-fill draw:fill="solid" draw:fill-color="#FFFFFF"/>
      </style:paragraph-properties>
    </style:style>
    <style:style style:name="T136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6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6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6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3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6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3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7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1372" style:parent-style-name="Normal" style:family="paragraph">
      <style:paragraph-properties fo:margin-bottom="0in" style:line-height-at-least="0.1979in" fo:background-color="#FFFFFF">
        <style:background-fill draw:fill="solid" draw:fill-color="#FFFFFF"/>
      </style:paragraph-properties>
    </style:style>
    <style:style style:name="T137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7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7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7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1380" style:parent-style-name="Normal" style:family="paragraph">
      <style:paragraph-properties fo:margin-bottom="0in" style:line-height-at-least="0.1979in" fo:background-color="#FFFFFF">
        <style:background-fill draw:fill="solid" draw:fill-color="#FFFFFF"/>
      </style:paragraph-properties>
    </style:style>
    <style:style style:name="T138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8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8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8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3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389" style:parent-style-name="Normal" style:family="paragraph">
      <style:paragraph-properties fo:margin-bottom="0in" style:line-height-at-least="0.1979in" fo:background-color="#FFFFFF">
        <style:background-fill draw:fill="solid" draw:fill-color="#FFFFFF"/>
      </style:paragraph-properties>
    </style:style>
    <style:style style:name="T139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9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3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9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39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1397" style:parent-style-name="Normal" style:family="paragraph">
      <style:paragraph-properties fo:margin-bottom="0in" style:line-height-at-least="0.1979in" fo:background-color="#FFFFFF">
        <style:background-fill draw:fill="solid" draw:fill-color="#FFFFFF"/>
      </style:paragraph-properties>
    </style:style>
    <style:style style:name="T139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3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0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4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0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4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0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1405" style:parent-style-name="Normal" style:family="paragraph">
      <style:paragraph-properties fo:margin-bottom="0in" style:line-height-at-least="0.1979in" fo:background-color="#FFFFFF">
        <style:background-fill draw:fill="solid" draw:fill-color="#FFFFFF"/>
      </style:paragraph-properties>
    </style:style>
    <style:style style:name="T140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4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0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1409" style:parent-style-name="Normal" style:family="paragraph">
      <style:paragraph-properties fo:margin-bottom="0in" style:line-height-at-least="0.1979in" fo:background-color="#FFFFFF">
        <style:background-fill draw:fill="solid" draw:fill-color="#FFFFFF"/>
      </style:paragraph-properties>
    </style:style>
    <style:style style:name="T141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4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1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141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14" style:parent-style-name="Normal" style:family="paragraph">
      <style:paragraph-properties fo:margin-bottom="0in" style:line-height-at-least="0.1979in" fo:background-color="#FFFFFF">
        <style:background-fill draw:fill="solid" draw:fill-color="#FFFFFF"/>
      </style:paragraph-properties>
    </style:style>
    <style:style style:name="T141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1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1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20" style:parent-style-name="Normal" style:family="paragraph">
      <style:paragraph-properties fo:margin-bottom="0in" style:line-height-at-least="0.1979in" fo:background-color="#FFFFFF">
        <style:background-fill draw:fill="solid" draw:fill-color="#FFFFFF"/>
      </style:paragraph-properties>
    </style:style>
    <style:style style:name="T14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4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2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424"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25"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26"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27"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28"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29"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30"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31"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32"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P143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34" style:parent-style-name="Normal" style:family="paragraph">
      <style:paragraph-properties fo:margin-bottom="0in" style:line-height-at-least="0.1979in" fo:background-color="#FFFFFF">
        <style:background-fill draw:fill="solid" draw:fill-color="#FFFFFF"/>
      </style:paragraph-properties>
    </style:style>
    <style:style style:name="T14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4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3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39" style:parent-style-name="Normal" style:family="paragraph">
      <style:paragraph-properties fo:margin-bottom="0in" style:line-height-at-least="0.1979in" fo:background-color="#FFFFFF">
        <style:background-fill draw:fill="solid" draw:fill-color="#FFFFFF"/>
      </style:paragraph-properties>
    </style:style>
    <style:style style:name="T14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4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4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4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46" style:parent-style-name="Normal" style:family="paragraph">
      <style:paragraph-properties fo:margin-bottom="0in" style:line-height-at-least="0.1979in" fo:background-color="#FFFFFF">
        <style:background-fill draw:fill="solid" draw:fill-color="#FFFFFF"/>
      </style:paragraph-properties>
    </style:style>
    <style:style style:name="T14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4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5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451"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52"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53"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54"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55"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56"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57"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58"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1459"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14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61" style:parent-style-name="Normal" style:family="paragraph">
      <style:paragraph-properties fo:margin-bottom="0in" style:line-height-at-least="0.1979in" fo:background-color="#FFFFFF">
        <style:background-fill draw:fill="solid" draw:fill-color="#FFFFFF"/>
      </style:paragraph-properties>
    </style:style>
    <style:style style:name="T14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6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4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6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6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6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70" style:parent-style-name="Normal" style:family="paragraph">
      <style:paragraph-properties fo:margin-bottom="0in" style:line-height-at-least="0.1979in" fo:background-color="#FFFFFF">
        <style:background-fill draw:fill="solid" draw:fill-color="#FFFFFF"/>
      </style:paragraph-properties>
    </style:style>
    <style:style style:name="T14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7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4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7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7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1476"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77" style:parent-style-name="Normal" style:family="paragraph">
      <style:paragraph-properties fo:margin-bottom="0in" style:line-height-at-least="0.1979in" fo:background-color="#FFFFFF">
        <style:background-fill draw:fill="solid" draw:fill-color="#FFFFFF"/>
      </style:paragraph-properties>
    </style:style>
    <style:style style:name="T14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7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480" style:parent-style-name="Normal" style:family="paragraph">
      <style:paragraph-properties fo:margin-bottom="0in" style:line-height-at-least="0.1979in" fo:background-color="#FFFFFF">
        <style:background-fill draw:fill="solid" draw:fill-color="#FFFFFF"/>
      </style:paragraph-properties>
    </style:style>
    <style:style style:name="T148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8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48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8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8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4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88" style:parent-style-name="Normal" style:family="paragraph">
      <style:paragraph-properties fo:margin-bottom="0in" style:line-height-at-least="0.1979in" fo:background-color="#FFFFFF">
        <style:background-fill draw:fill="solid" draw:fill-color="#FFFFFF"/>
      </style:paragraph-properties>
    </style:style>
    <style:style style:name="T14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9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4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9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4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9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4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496" style:parent-style-name="Normal" style:family="paragraph">
      <style:paragraph-properties fo:margin-bottom="0in" style:line-height-at-least="0.1979in" fo:background-color="#FFFFFF">
        <style:background-fill draw:fill="solid" draw:fill-color="#FFFFFF"/>
      </style:paragraph-properties>
    </style:style>
    <style:style style:name="T14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49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4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0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5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0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0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50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0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5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0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0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1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5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12" style:parent-style-name="Normal" style:family="paragraph">
      <style:paragraph-properties fo:margin-bottom="0in" style:line-height-at-least="0.1979in" fo:background-color="#FFFFFF">
        <style:background-fill draw:fill="solid" draw:fill-color="#FFFFFF"/>
      </style:paragraph-properties>
    </style:style>
    <style:style style:name="T15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1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5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1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1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51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1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2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2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5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2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24" style:parent-style-name="Normal" style:family="paragraph">
      <style:paragraph-properties fo:margin-bottom="0in" style:line-height-at-least="0.1979in" fo:background-color="#FFFFFF">
        <style:background-fill draw:fill="solid" draw:fill-color="#FFFFFF"/>
      </style:paragraph-properties>
    </style:style>
    <style:style style:name="T15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26"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527" style:parent-style-name="Normal" style:family="paragraph">
      <style:paragraph-properties fo:margin-bottom="0in" style:line-height-at-least="0.1979in" fo:background-color="#FFFFFF">
        <style:background-fill draw:fill="solid" draw:fill-color="#FFFFFF"/>
      </style:paragraph-properties>
    </style:style>
    <style:style style:name="T15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2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3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5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3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534" style:parent-style-name="Normal" style:family="paragraph">
      <style:paragraph-properties fo:margin-bottom="0in" style:line-height-at-least="0.1979in" fo:background-color="#FFFFFF">
        <style:background-fill draw:fill="solid" draw:fill-color="#FFFFFF"/>
      </style:paragraph-properties>
    </style:style>
    <style:style style:name="T15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3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3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39" style:parent-style-name="Normal" style:family="paragraph">
      <style:paragraph-properties fo:margin-bottom="0in" style:line-height-at-least="0.1979in" fo:background-color="#FFFFFF">
        <style:background-fill draw:fill="solid" draw:fill-color="#FFFFFF"/>
      </style:paragraph-properties>
    </style:style>
    <style:style style:name="T15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41"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T1542"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543" style:parent-style-name="Normal" style:family="paragraph">
      <style:paragraph-properties fo:margin-bottom="0in" style:line-height-at-least="0.1979in" fo:background-color="#FFFFFF">
        <style:background-fill draw:fill="solid" draw:fill-color="#FFFFFF"/>
      </style:paragraph-properties>
    </style:style>
    <style:style style:name="T15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47"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1548" style:parent-style-name="Normal" style:family="paragraph">
      <style:paragraph-properties fo:margin-bottom="0in" style:line-height-at-least="0.1979in" fo:background-color="#FFFFFF">
        <style:background-fill draw:fill="solid" draw:fill-color="#FFFFFF"/>
      </style:paragraph-properties>
    </style:style>
    <style:style style:name="T15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5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52"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155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54" style:parent-style-name="Normal" style:family="paragraph">
      <style:paragraph-properties fo:margin-bottom="0in" style:line-height-at-least="0.1979in" fo:background-color="#FFFFFF">
        <style:background-fill draw:fill="solid" draw:fill-color="#FFFFFF"/>
      </style:paragraph-properties>
    </style:style>
    <style:style style:name="T15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5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58"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155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60" style:parent-style-name="Normal" style:family="paragraph">
      <style:paragraph-properties fo:margin-bottom="0in" style:line-height-at-least="0.1979in" fo:background-color="#FFFFFF">
        <style:background-fill draw:fill="solid" draw:fill-color="#FFFFFF"/>
      </style:paragraph-properties>
    </style:style>
    <style:style style:name="T15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62"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563" style:parent-style-name="Normal" style:family="paragraph">
      <style:paragraph-properties fo:margin-bottom="0in" style:line-height-at-least="0.1979in" fo:background-color="#FFFFFF">
        <style:background-fill draw:fill="solid" draw:fill-color="#FFFFFF"/>
      </style:paragraph-properties>
    </style:style>
    <style:style style:name="T15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6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5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6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6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5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73" style:parent-style-name="Normal" style:family="paragraph">
      <style:paragraph-properties fo:margin-bottom="0in" style:line-height-at-least="0.1979in" fo:background-color="#FFFFFF">
        <style:background-fill draw:fill="solid" draw:fill-color="#FFFFFF"/>
      </style:paragraph-properties>
    </style:style>
    <style:style style:name="T15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7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7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5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81"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82" style:parent-style-name="Normal" style:family="paragraph">
      <style:paragraph-properties fo:margin-bottom="0in" style:line-height-at-least="0.1979in" fo:background-color="#FFFFFF">
        <style:background-fill draw:fill="solid" draw:fill-color="#FFFFFF"/>
      </style:paragraph-properties>
    </style:style>
    <style:style style:name="T158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8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5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8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8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5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9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5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92"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593" style:parent-style-name="Normal" style:family="paragraph">
      <style:paragraph-properties fo:margin-bottom="0in" style:line-height-at-least="0.1979in" fo:background-color="#FFFFFF">
        <style:background-fill draw:fill="solid" draw:fill-color="#FFFFFF"/>
      </style:paragraph-properties>
    </style:style>
    <style:style style:name="T15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59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1597"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598" style:parent-style-name="Normal" style:family="paragraph">
      <style:paragraph-properties fo:margin-bottom="0in" style:line-height-at-least="0.1979in" fo:background-color="#FFFFFF">
        <style:background-fill draw:fill="solid" draw:fill-color="#FFFFFF"/>
      </style:paragraph-properties>
    </style:style>
    <style:style style:name="T15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0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02"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16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04"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605" style:parent-style-name="Normal" style:family="paragraph">
      <style:paragraph-properties fo:margin-bottom="0in" style:line-height-at-least="0.1979in" fo:background-color="#FFFFFF">
        <style:background-fill draw:fill="solid" draw:fill-color="#FFFFFF"/>
      </style:paragraph-properties>
    </style:style>
    <style:style style:name="T16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0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0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1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13" style:parent-style-name="Normal" style:family="paragraph">
      <style:paragraph-properties fo:margin-bottom="0in" style:line-height-at-least="0.1979in" fo:background-color="#FFFFFF">
        <style:background-fill draw:fill="solid" draw:fill-color="#FFFFFF"/>
      </style:paragraph-properties>
    </style:style>
    <style:style style:name="T16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1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17" style:parent-style-name="Normal" style:family="paragraph">
      <style:paragraph-properties fo:margin-bottom="0in" style:line-height-at-least="0.1979in" fo:background-color="#FFFFFF">
        <style:background-fill draw:fill="solid" draw:fill-color="#FFFFFF"/>
      </style:paragraph-properties>
    </style:style>
    <style:style style:name="T16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1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2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2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27" style:parent-style-name="Normal" style:family="paragraph">
      <style:paragraph-properties fo:margin-bottom="0in" style:line-height-at-least="0.1979in" fo:background-color="#FFFFFF">
        <style:background-fill draw:fill="solid" draw:fill-color="#FFFFFF"/>
      </style:paragraph-properties>
    </style:style>
    <style:style style:name="T16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2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6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3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3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6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3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3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6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38" style:parent-style-name="Normal" style:family="paragraph">
      <style:paragraph-properties fo:margin-bottom="0in" style:line-height-at-least="0.1979in" fo:background-color="#FFFFFF">
        <style:background-fill draw:fill="solid" draw:fill-color="#FFFFFF"/>
      </style:paragraph-properties>
    </style:style>
    <style:style style:name="T16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4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4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4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49" style:parent-style-name="Normal" style:family="paragraph">
      <style:paragraph-properties fo:margin-bottom="0in" style:line-height-at-least="0.1979in" fo:background-color="#FFFFFF">
        <style:background-fill draw:fill="solid" draw:fill-color="#FFFFFF"/>
      </style:paragraph-properties>
    </style:style>
    <style:style style:name="T16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5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6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5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6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5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5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65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5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5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6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62" style:parent-style-name="Normal" style:family="paragraph">
      <style:paragraph-properties fo:margin-bottom="0in" style:line-height-at-least="0.1979in" fo:background-color="#FFFFFF">
        <style:background-fill draw:fill="solid" draw:fill-color="#FFFFFF"/>
      </style:paragraph-properties>
    </style:style>
    <style:style style:name="T16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6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1665" style:parent-style-name="Normal" style:family="paragraph">
      <style:paragraph-properties fo:margin-bottom="0in" style:line-height-at-least="0.1979in" fo:background-color="#FFFFFF">
        <style:background-fill draw:fill="solid" draw:fill-color="#FFFFFF"/>
      </style:paragraph-properties>
    </style:style>
    <style:style style:name="T16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6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69" style:parent-style-name="Normal" style:family="paragraph">
      <style:paragraph-properties fo:margin-bottom="0in" style:line-height-at-least="0.1979in" fo:background-color="#FFFFFF">
        <style:background-fill draw:fill="solid" draw:fill-color="#FFFFFF"/>
      </style:paragraph-properties>
    </style:style>
    <style:style style:name="T16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7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6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7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79" style:parent-style-name="Normal" style:family="paragraph">
      <style:paragraph-properties fo:margin-bottom="0in" style:line-height-at-least="0.1979in" fo:background-color="#FFFFFF">
        <style:background-fill draw:fill="solid" draw:fill-color="#FFFFFF"/>
      </style:paragraph-properties>
    </style:style>
    <style:style style:name="T16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8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6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8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8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8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8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6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691" style:parent-style-name="Normal" style:family="paragraph">
      <style:paragraph-properties fo:margin-bottom="0in" style:line-height-at-least="0.1979in" fo:background-color="#FFFFFF">
        <style:background-fill draw:fill="solid" draw:fill-color="#FFFFFF"/>
      </style:paragraph-properties>
    </style:style>
    <style:style style:name="T16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9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9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6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69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P1698" style:parent-style-name="Normal" style:family="paragraph">
      <style:paragraph-properties fo:margin-bottom="0in" style:line-height-at-least="0.1979in" fo:background-color="#FFFFFF">
        <style:background-fill draw:fill="solid" draw:fill-color="#FFFFFF"/>
      </style:paragraph-properties>
    </style:style>
    <style:style style:name="T16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0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02"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1703" style:parent-style-name="Normal" style:family="paragraph">
      <style:paragraph-properties fo:margin-bottom="0in" style:line-height-at-least="0.1979in" fo:background-color="#FFFFFF">
        <style:background-fill draw:fill="solid" draw:fill-color="#FFFFFF"/>
      </style:paragraph-properties>
    </style:style>
    <style:style style:name="T17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0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7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0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0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0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1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1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1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14" style:parent-style-name="Normal" style:family="paragraph">
      <style:paragraph-properties fo:margin-bottom="0in" style:line-height-at-least="0.1979in" fo:background-color="#FFFFFF">
        <style:background-fill draw:fill="solid" draw:fill-color="#FFFFFF"/>
      </style:paragraph-properties>
    </style:style>
    <style:style style:name="T17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1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1718" style:parent-style-name="Normal" style:family="paragraph">
      <style:paragraph-properties fo:margin-bottom="0in" style:line-height-at-least="0.1979in" fo:background-color="#FFFFFF">
        <style:background-fill draw:fill="solid" draw:fill-color="#FFFFFF"/>
      </style:paragraph-properties>
    </style:style>
    <style:style style:name="T17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2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7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22" style:parent-style-name="Normal" style:family="paragraph">
      <style:paragraph-properties fo:margin-bottom="0in" style:line-height-at-least="0.1979in" fo:background-color="#FFFFFF">
        <style:background-fill draw:fill="solid" draw:fill-color="#FFFFFF"/>
      </style:paragraph-properties>
    </style:style>
    <style:style style:name="T17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2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7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2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7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2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2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3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3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3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3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35" style:parent-style-name="Normal" style:family="paragraph">
      <style:paragraph-properties fo:margin-bottom="0in" style:line-height-at-least="0.1979in" fo:background-color="#FFFFFF">
        <style:background-fill draw:fill="solid" draw:fill-color="#FFFFFF"/>
      </style:paragraph-properties>
    </style:style>
    <style:style style:name="T17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3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7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3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4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4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4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4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4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46" style:parent-style-name="Normal" style:family="paragraph">
      <style:paragraph-properties fo:margin-bottom="0in" style:line-height-at-least="0.1979in" fo:background-color="#FFFFFF">
        <style:background-fill draw:fill="solid" draw:fill-color="#FFFFFF"/>
      </style:paragraph-properties>
    </style:style>
    <style:style style:name="T17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4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50"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1751" style:parent-style-name="Normal" style:family="paragraph">
      <style:paragraph-properties fo:margin-bottom="0in" style:line-height-at-least="0.1979in" fo:background-color="#FFFFFF">
        <style:background-fill draw:fill="solid" draw:fill-color="#FFFFFF"/>
      </style:paragraph-properties>
    </style:style>
    <style:style style:name="T17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5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1755" style:parent-style-name="Normal" style:family="paragraph">
      <style:paragraph-properties fo:margin-bottom="0in" style:line-height-at-least="0.1979in" fo:background-color="#FFFFFF">
        <style:background-fill draw:fill="solid" draw:fill-color="#FFFFFF"/>
      </style:paragraph-properties>
    </style:style>
    <style:style style:name="T17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5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7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5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7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6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7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6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7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6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67" style:parent-style-name="Normal" style:family="paragraph">
      <style:paragraph-properties fo:margin-bottom="0in" style:line-height-at-least="0.1979in" fo:background-color="#FFFFFF">
        <style:background-fill draw:fill="solid" draw:fill-color="#FFFFFF"/>
      </style:paragraph-properties>
    </style:style>
    <style:style style:name="T17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6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71"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1772" style:parent-style-name="Normal" style:family="paragraph">
      <style:paragraph-properties fo:margin-bottom="0in" style:line-height-at-least="0.1979in" fo:background-color="#FFFFFF">
        <style:background-fill draw:fill="solid" draw:fill-color="#FFFFFF"/>
      </style:paragraph-properties>
    </style:style>
    <style:style style:name="T17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7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7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7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7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7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780" style:parent-style-name="Normal" style:family="paragraph">
      <style:paragraph-properties fo:margin-bottom="0in" style:line-height-at-least="0.1979in" fo:background-color="#FFFFFF">
        <style:background-fill draw:fill="solid" draw:fill-color="#FFFFFF"/>
      </style:paragraph-properties>
    </style:style>
    <style:style style:name="T178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8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8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84"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17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86"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787" style:parent-style-name="Normal" style:family="paragraph">
      <style:paragraph-properties fo:margin-bottom="0in" style:line-height-at-least="0.1979in" fo:background-color="#FFFFFF">
        <style:background-fill draw:fill="solid" draw:fill-color="#FFFFFF"/>
      </style:paragraph-properties>
    </style:style>
    <style:style style:name="T17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8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7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9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7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79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9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9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9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79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79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79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0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0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0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0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0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0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0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08" style:parent-style-name="Normal" style:family="paragraph">
      <style:paragraph-properties fo:margin-bottom="0in" style:line-height-at-least="0.1979in" fo:background-color="#FFFFFF">
        <style:background-fill draw:fill="solid" draw:fill-color="#FFFFFF"/>
      </style:paragraph-properties>
    </style:style>
    <style:style style:name="T18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1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1811"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12" style:parent-style-name="Normal" style:family="paragraph">
      <style:paragraph-properties fo:margin-bottom="0in" style:line-height-at-least="0.1979in" fo:background-color="#FFFFFF">
        <style:background-fill draw:fill="solid" draw:fill-color="#FFFFFF"/>
      </style:paragraph-properties>
    </style:style>
    <style:style style:name="T18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1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1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1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1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1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2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2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23" style:parent-style-name="Normal" style:family="paragraph">
      <style:paragraph-properties fo:margin-bottom="0in" style:line-height-at-least="0.1979in" fo:background-color="#FFFFFF">
        <style:background-fill draw:fill="solid" draw:fill-color="#FFFFFF"/>
      </style:paragraph-properties>
    </style:style>
    <style:style style:name="T18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2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2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2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2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3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3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3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3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35" style:parent-style-name="Normal" style:family="paragraph">
      <style:paragraph-properties fo:margin-bottom="0in" style:line-height-at-least="0.1979in" fo:background-color="#FFFFFF">
        <style:background-fill draw:fill="solid" draw:fill-color="#FFFFFF"/>
      </style:paragraph-properties>
    </style:style>
    <style:style style:name="T18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3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T183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839" style:parent-style-name="Normal" style:family="paragraph">
      <style:paragraph-properties fo:margin-bottom="0in" style:line-height-at-least="0.1979in" fo:background-color="#FFFFFF">
        <style:background-fill draw:fill="solid" draw:fill-color="#FFFFFF"/>
      </style:paragraph-properties>
    </style:style>
    <style:style style:name="T18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4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8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4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4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4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4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4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5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5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5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5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56" style:parent-style-name="Normal" style:family="paragraph">
      <style:paragraph-properties fo:margin-bottom="0in" style:line-height-at-least="0.1979in" fo:background-color="#FFFFFF">
        <style:background-fill draw:fill="solid" draw:fill-color="#FFFFFF"/>
      </style:paragraph-properties>
    </style:style>
    <style:style style:name="T18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5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859" style:parent-style-name="Normal" style:family="paragraph">
      <style:paragraph-properties fo:margin-bottom="0in" style:line-height-at-least="0.1979in" fo:background-color="#FFFFFF">
        <style:background-fill draw:fill="solid" draw:fill-color="#FFFFFF"/>
      </style:paragraph-properties>
    </style:style>
    <style:style style:name="T18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6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6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6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6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868" style:parent-style-name="Normal" style:family="paragraph">
      <style:paragraph-properties fo:margin-bottom="0in" style:line-height-at-least="0.1979in" fo:background-color="#FFFFFF">
        <style:background-fill draw:fill="solid" draw:fill-color="#FFFFFF"/>
      </style:paragraph-properties>
    </style:style>
    <style:style style:name="T18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7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7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74" style:parent-style-name="Normal" style:family="paragraph">
      <style:paragraph-properties fo:margin-bottom="0in" style:line-height-at-least="0.1979in" fo:background-color="#FFFFFF">
        <style:background-fill draw:fill="solid" draw:fill-color="#FFFFFF"/>
      </style:paragraph-properties>
    </style:style>
    <style:style style:name="T18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7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8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7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7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8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8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8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8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8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8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88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8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9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891" style:parent-style-name="Normal" style:family="paragraph">
      <style:paragraph-properties fo:margin-bottom="0in" style:line-height-at-least="0.1979in" fo:background-color="#FFFFFF">
        <style:background-fill draw:fill="solid" draw:fill-color="#FFFFFF"/>
      </style:paragraph-properties>
    </style:style>
    <style:style style:name="T18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9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894" style:parent-style-name="Normal" style:family="paragraph">
      <style:paragraph-properties fo:margin-bottom="0in" style:line-height-at-least="0.1979in" fo:background-color="#FFFFFF">
        <style:background-fill draw:fill="solid" draw:fill-color="#FFFFFF"/>
      </style:paragraph-properties>
    </style:style>
    <style:style style:name="T18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9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8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89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8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0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0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0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06" style:parent-style-name="Normal" style:family="paragraph">
      <style:paragraph-properties fo:margin-bottom="0in" style:line-height-at-least="0.1979in" fo:background-color="#FFFFFF">
        <style:background-fill draw:fill="solid" draw:fill-color="#FFFFFF"/>
      </style:paragraph-properties>
    </style:style>
    <style:style style:name="T19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0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9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1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1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1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1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1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1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1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2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2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23" style:parent-style-name="Normal" style:family="paragraph">
      <style:paragraph-properties fo:margin-bottom="0in" style:line-height-at-least="0.1979in" fo:background-color="#FFFFFF">
        <style:background-fill draw:fill="solid" draw:fill-color="#FFFFFF"/>
      </style:paragraph-properties>
    </style:style>
    <style:style style:name="T19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2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19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27" style:parent-style-name="Normal" style:family="paragraph">
      <style:paragraph-properties fo:margin-bottom="0in" style:line-height-at-least="0.1979in" fo:background-color="#FFFFFF">
        <style:background-fill draw:fill="solid" draw:fill-color="#FFFFFF"/>
      </style:paragraph-properties>
    </style:style>
    <style:style style:name="T19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2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9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3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3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3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3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4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4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4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4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4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4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5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51" style:parent-style-name="Normal" style:family="paragraph">
      <style:paragraph-properties fo:margin-bottom="0in" style:line-height-at-least="0.1979in" fo:background-color="#FFFFFF">
        <style:background-fill draw:fill="solid" draw:fill-color="#FFFFFF"/>
      </style:paragraph-properties>
    </style:style>
    <style:style style:name="T19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5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1954" style:parent-style-name="Normal" style:family="paragraph">
      <style:paragraph-properties fo:margin-bottom="0in" style:line-height-at-least="0.1979in" fo:background-color="#FFFFFF">
        <style:background-fill draw:fill="solid" draw:fill-color="#FFFFFF"/>
      </style:paragraph-properties>
    </style:style>
    <style:style style:name="T19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5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9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5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62" style:parent-style-name="Normal" style:family="paragraph">
      <style:paragraph-properties fo:margin-bottom="0in" style:line-height-at-least="0.1979in" fo:background-color="#FFFFFF">
        <style:background-fill draw:fill="solid" draw:fill-color="#FFFFFF"/>
      </style:paragraph-properties>
    </style:style>
    <style:style style:name="T19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6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6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6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7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72" style:parent-style-name="Normal" style:family="paragraph">
      <style:paragraph-properties fo:margin-bottom="0in" style:line-height-at-least="0.1979in" fo:background-color="#FFFFFF">
        <style:background-fill draw:fill="solid" draw:fill-color="#FFFFFF"/>
      </style:paragraph-properties>
    </style:style>
    <style:style style:name="T19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7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19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7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7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7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8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85" style:parent-style-name="Normal" style:family="paragraph">
      <style:paragraph-properties fo:margin-bottom="0in" style:line-height-at-least="0.1979in" fo:background-color="#FFFFFF">
        <style:background-fill draw:fill="solid" draw:fill-color="#FFFFFF"/>
      </style:paragraph-properties>
    </style:style>
    <style:style style:name="T19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8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19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8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9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9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9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199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199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19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96"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1997" style:parent-style-name="Normal" style:family="paragraph">
      <style:paragraph-properties fo:margin-bottom="0in" style:line-height-at-least="0.1979in" fo:background-color="#FFFFFF">
        <style:background-fill draw:fill="solid" draw:fill-color="#FFFFFF"/>
      </style:paragraph-properties>
    </style:style>
    <style:style style:name="T19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199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000" style:parent-style-name="Normal" style:family="paragraph">
      <style:paragraph-properties fo:margin-bottom="0in" style:line-height-at-least="0.1979in" fo:background-color="#FFFFFF">
        <style:background-fill draw:fill="solid" draw:fill-color="#FFFFFF"/>
      </style:paragraph-properties>
    </style:style>
    <style:style style:name="T20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0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0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0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0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0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09" style:parent-style-name="Normal" style:family="paragraph">
      <style:paragraph-properties fo:margin-bottom="0in" style:line-height-at-least="0.1979in" fo:background-color="#FFFFFF">
        <style:background-fill draw:fill="solid" draw:fill-color="#FFFFFF"/>
      </style:paragraph-properties>
    </style:style>
    <style:style style:name="T20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1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1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0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1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0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17" style:parent-style-name="Normal" style:family="paragraph">
      <style:paragraph-properties fo:margin-bottom="0in" style:line-height-at-least="0.1979in" fo:background-color="#FFFFFF">
        <style:background-fill draw:fill="solid" draw:fill-color="#FFFFFF"/>
      </style:paragraph-properties>
    </style:style>
    <style:style style:name="T20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1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0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2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2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2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26" style:parent-style-name="Normal" style:family="paragraph">
      <style:paragraph-properties fo:margin-bottom="0in" style:line-height-at-least="0.1979in" fo:background-color="#FFFFFF">
        <style:background-fill draw:fill="solid" draw:fill-color="#FFFFFF"/>
      </style:paragraph-properties>
    </style:style>
    <style:style style:name="T20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2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3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32" style:parent-style-name="Normal" style:family="paragraph">
      <style:paragraph-properties fo:margin-bottom="0in" style:line-height-at-least="0.1979in" fo:background-color="#FFFFFF">
        <style:background-fill draw:fill="solid" draw:fill-color="#FFFFFF"/>
      </style:paragraph-properties>
    </style:style>
    <style:style style:name="T20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3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0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3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3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0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4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41" style:parent-style-name="Normal" style:family="paragraph">
      <style:paragraph-properties fo:margin-bottom="0in" style:line-height-at-least="0.1979in" fo:background-color="#FFFFFF">
        <style:background-fill draw:fill="solid" draw:fill-color="#FFFFFF"/>
      </style:paragraph-properties>
    </style:style>
    <style:style style:name="T2042" style:parent-style-name="Standardstycketeckensnitt" style:family="text">
      <style:text-properties style:font-name="Consolas" style:font-name-asian="Times New Roman" fo:color="#AF00DB" style:letter-kerning="false" fo:font-size="10.5pt" style:font-size-asian="10.5pt" style:font-size-complex="10.5pt" style:language-asian="sv" style:country-asian="SE"/>
    </style:style>
    <style:style style:name="T2043"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2044" style:parent-style-name="Standardstycketeckensnitt" style:family="text">
      <style:text-properties style:font-name="Consolas" style:font-name-asian="Times New Roman" fo:color="#001080" style:letter-kerning="false" fo:font-size="10.5pt" style:font-size-asian="10.5pt" style:font-size-complex="10.5pt" style:language-asian="sv" style:country-asian="SE"/>
    </style:style>
    <style:style style:name="T2045"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2046" style:parent-style-name="Standardstycketeckensnitt" style:family="text">
      <style:text-properties style:font-name="Consolas" style:font-name-asian="Times New Roman" fo:color="#A31515" style:letter-kerning="false" fo:font-size="10.5pt" style:font-size-asian="10.5pt" style:font-size-complex="10.5pt" style:language-asian="sv" style:country-asian="SE"/>
    </style:style>
    <style:style style:name="T2047"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2048" style:parent-style-name="Normal" style:family="paragraph">
      <style:paragraph-properties fo:margin-bottom="0in" style:line-height-at-least="0.1979in" fo:background-color="#FFFFFF">
        <style:background-fill draw:fill="solid" draw:fill-color="#FFFFFF"/>
      </style:paragraph-properties>
    </style:style>
    <style:style style:name="T2049"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T2050" style:parent-style-name="Standardstycketeckensnitt" style:family="text">
      <style:text-properties style:font-name="Consolas" style:font-name-asian="Times New Roman" fo:color="#795E26" style:letter-kerning="false" fo:font-size="10.5pt" style:font-size-asian="10.5pt" style:font-size-complex="10.5pt" style:language-asian="sv" style:country-asian="SE"/>
    </style:style>
    <style:style style:name="T2051" style:parent-style-name="Standardstycketeckensnitt" style:family="text">
      <style:text-properties style:font-name="Consolas" style:font-name-asian="Times New Roman" fo:color="#000000" style:letter-kerning="false" fo:font-size="10.5pt" style:font-size-asian="10.5pt" style:font-size-complex="10.5pt" style:language-asian="sv" style:country-asian="SE"/>
    </style:style>
    <style:style style:name="P2052"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style:language-asian="sv" style:country-asian="SE"/>
    </style:style>
    <style:style style:name="P2053" style:parent-style-name="Normal" style:family="paragraph">
      <style:text-properties fo:font-weight="bold" style:font-weight-asian="bold" style:font-weight-complex="bold"/>
    </style:style>
    <style:style style:name="P2054" style:parent-style-name="Normal" style:list-style-name="LFO7" style:family="paragraph"/>
    <style:style style:name="T2055" style:parent-style-name="Standardstycketeckensnitt" style:family="text">
      <style:text-properties fo:font-weight="bold" style:font-weight-asian="bold" style:font-weight-complex="bold"/>
    </style:style>
    <style:style style:name="P2056" style:parent-style-name="Normal" style:list-style-name="LFO7" style:family="paragraph"/>
    <style:style style:name="T2057" style:parent-style-name="Standardstycketeckensnitt" style:family="text">
      <style:text-properties fo:font-weight="bold" style:font-weight-asian="bold" style:font-weight-complex="bold"/>
    </style:style>
    <style:style style:name="P2058" style:parent-style-name="Normal" style:list-style-name="LFO7" style:family="paragraph"/>
    <style:style style:name="T2059" style:parent-style-name="Standardstycketeckensnitt" style:family="text">
      <style:text-properties fo:font-weight="bold" style:font-weight-asian="bold" style:font-weight-complex="bold"/>
    </style:style>
    <style:style style:name="P2060" style:parent-style-name="Normal" style:list-style-name="LFO7" style:family="paragraph"/>
    <style:style style:name="T2061" style:parent-style-name="Standardstycketeckensnitt" style:family="text">
      <style:text-properties fo:font-weight="bold" style:font-weight-asian="bold" style:font-weight-complex="bold"/>
    </style:style>
    <style:style style:name="P2062" style:parent-style-name="Normal" style:list-style-name="LFO7" style:family="paragraph"/>
    <style:style style:name="T2063" style:parent-style-name="Standardstycketeckensnitt" style:family="text">
      <style:text-properties fo:font-weight="bold" style:font-weight-asian="bold" style:font-weight-complex="bold"/>
    </style:style>
    <style:style style:name="P2064" style:parent-style-name="Normal" style:list-style-name="LFO7" style:family="paragraph"/>
    <style:style style:name="T2065" style:parent-style-name="Standardstycketeckensnitt" style:family="text">
      <style:text-properties fo:font-weight="bold" style:font-weight-asian="bold" style:font-weight-complex="bold"/>
    </style:style>
    <style:style style:name="P206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06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6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07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07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7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0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7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7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7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8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08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08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8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0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8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8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09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09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9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0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9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0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09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0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09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0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1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0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1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0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1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0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10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0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1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1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1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1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1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1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11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1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1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1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11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2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1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2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12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12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2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1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2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1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12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13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3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1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134"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35"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36"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37"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38"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39"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40"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41"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42"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P214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14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4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1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4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1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14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5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1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5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1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15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5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1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5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160"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61"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62"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63"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64"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65"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66"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67"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168"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1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17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7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1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7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1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7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1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17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17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1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218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18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8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18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9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1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9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1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9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1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19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1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19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1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0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0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0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0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2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0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1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1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21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1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1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1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1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2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2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2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2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2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22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2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2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2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2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31"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23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34"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23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3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3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2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41"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24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4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46"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24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4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25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5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54"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225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5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59"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226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6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64"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226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26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6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2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7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2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7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7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2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7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7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8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8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2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287"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28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2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9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2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9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9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2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9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2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29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29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0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2302"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30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0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07"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23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0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31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1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3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1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1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2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3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2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2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3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2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2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3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3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3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3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3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3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33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3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4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4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3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4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4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4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5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5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5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3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5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3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5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36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6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6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6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3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6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6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23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7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3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7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7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3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7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8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8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3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8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8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9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9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3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39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3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9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3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39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P240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0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06"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240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0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4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1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1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1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1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1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41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2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242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2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4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42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2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4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2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4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3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3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3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3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43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4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4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4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4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4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4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4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44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5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53"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245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5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245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5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4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6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4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6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4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6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4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6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4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73"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247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7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4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7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7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8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8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48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8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8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86"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24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8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48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4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9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4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9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4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49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9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49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49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49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0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0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0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0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0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0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0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0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0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51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1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P251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51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1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1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1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2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2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2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52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2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2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3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3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3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3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536"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53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3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54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4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5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4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4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4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4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4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5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5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5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556"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55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5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56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6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6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6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6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5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7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7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57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7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5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7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8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8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8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8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5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8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5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8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58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5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591"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59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94"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59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5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9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5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59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0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0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0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0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6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1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1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1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1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1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1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2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2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2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2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6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2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2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6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3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3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3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3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3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4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4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4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4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4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4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5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65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5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65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5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6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5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6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6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6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6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7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7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7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6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7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7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7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8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8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8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8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6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8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9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9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9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69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69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6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696"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69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6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69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70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0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0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0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0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0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1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1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7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7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1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1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2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22"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2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72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2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2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3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3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3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3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3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74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4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4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7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4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7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4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4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51"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752" style:parent-style-name="Normal" style:family="paragraph">
      <style:paragraph-properties style:line-height-at-least="0.1979in" fo:background-color="#FFFFFF">
        <style:background-fill draw:fill="solid" draw:fill-color="#FFFFFF"/>
      </style:paragraph-properties>
      <style:text-properties fo:hyphenate="true"/>
    </style:style>
    <style:style style:name="T2753" style:parent-style-name="Standardstycketeckensnitt" style:family="text">
      <style:text-properties fo:font-weight="bold" style:font-weight-asian="bold" style:font-weight-complex="bold" fo:background-color="#FFFF00" fo:language="en" fo:country="GB"/>
    </style:style>
    <style:style style:name="T2754" style:parent-style-name="Standardstycketeckensnitt" style:family="text">
      <style:text-properties fo:font-weight="bold" style:font-weight-asian="bold" style:font-weight-complex="bold" fo:language="en" fo:country="GB"/>
    </style:style>
    <style:style style:name="T275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5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5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76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6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6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76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6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6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6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7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7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7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77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7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7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8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8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78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8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8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8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9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7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79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79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9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7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79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7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0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80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0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80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0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8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0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8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0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P280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1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8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1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81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14"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8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1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P2817"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81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19"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82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8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2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824"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25"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26"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27"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28"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29"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30"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31"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32"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P283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83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3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8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3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3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4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4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8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4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4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4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850"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51"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52"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53"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54"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55"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56"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57" style:parent-style-name="Standardstycketeckensnitt" style:family="text">
      <style:text-properties style:font-name="Consolas" style:font-name-asian="Times New Roman" fo:color="#EE0000" style:letter-kerning="false" fo:font-size="10.5pt" style:font-size-asian="10.5pt" style:font-size-complex="10.5pt" fo:language="en" fo:country="GB" style:language-asian="sv" style:country-asian="SE"/>
    </style:style>
    <style:style style:name="T2858" style:parent-style-name="Standardstycketeckensnitt" style:family="text">
      <style:text-properties style:font-name="Consolas" style:font-name-asian="Times New Roman" fo:color="#811F3F" style:letter-kerning="false" fo:font-size="10.5pt" style:font-size-asian="10.5pt" style:font-size-complex="10.5pt" fo:language="en" fo:country="GB" style:language-asian="sv" style:country-asian="SE"/>
    </style:style>
    <style:style style:name="T28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6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62"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8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64"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6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8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6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8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8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7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P287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87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7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87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7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8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88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8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8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8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88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8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8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88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9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9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89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89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8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96"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89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89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89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0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90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90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90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9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0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0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90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29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1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91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1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91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1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18"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9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20"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92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2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2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292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2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292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3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29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3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9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3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3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3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3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4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4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4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9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4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9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47"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9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4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51"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29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5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5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5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5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6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6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9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6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9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6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6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7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7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7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8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8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8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8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29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8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9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9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29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9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29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9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29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299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29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299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0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0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0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0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0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1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1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1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0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1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19"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02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2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2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2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2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2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2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3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3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3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P303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3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0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4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0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4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4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4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4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4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4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5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0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5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5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0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5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0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5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6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6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6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63"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64"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6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6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68"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06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7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07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7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07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7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7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7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7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7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07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8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08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8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8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8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8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8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8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09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09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0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093"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09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9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96"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09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0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09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01"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31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0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10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0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0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0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0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0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1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11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1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1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1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11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1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1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12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22"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1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2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2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26"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12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28"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12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30"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313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3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13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3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3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3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13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4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4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4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4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4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15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5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1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5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56"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15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5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60"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16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6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16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6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6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16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6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6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71"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317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7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17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7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1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7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7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81"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T3182"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1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1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18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18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8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88"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18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9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9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9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1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19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1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199"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0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0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2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0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0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210"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211"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212"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1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14"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1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16"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21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21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1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22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22"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22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2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25"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2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2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2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2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3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3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3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35" style:parent-style-name="Standardstycketeckensnitt" style:family="text">
      <style:text-properties style:font-name="Consolas" style:font-name-asian="Times New Roman" fo:color="#098658" style:letter-kerning="false" fo:font-size="10.5pt" style:font-size-asian="10.5pt" style:font-size-complex="10.5pt" fo:language="en" fo:country="GB" style:language-asian="sv" style:country-asian="SE"/>
    </style:style>
    <style:style style:name="P323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3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3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40"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24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4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43"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24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4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4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4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24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4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5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5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5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5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5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5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5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57"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25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5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6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61"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2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6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6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26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6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6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7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7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7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7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7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8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8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85"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8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8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2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289"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290"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9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92"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29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2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95"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2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97"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29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29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0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01"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0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0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0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0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0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07"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0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0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1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11"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1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13"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31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1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1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17"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318"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19"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320"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2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2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2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24"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32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2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2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2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2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3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3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3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33"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334"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335"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3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37" style:parent-style-name="Standardstycketeckensnitt" style:family="text">
      <style:text-properties style:font-name="Consolas" style:font-name-asian="Times New Roman" fo:color="#008000" style:letter-kerning="false" fo:font-size="10.5pt" style:font-size-asian="10.5pt" style:font-size-complex="10.5pt" fo:language="en" fo:country="GB" style:language-asian="sv" style:country-asian="SE"/>
    </style:style>
    <style:style style:name="P3338"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3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40"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34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42"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4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44"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4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4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4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48"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49"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50"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51"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52"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53"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54"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355"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56"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5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58"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359"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60"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36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6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63"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6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65" style:parent-style-name="Standardstycketeckensnitt" style:family="text">
      <style:text-properties style:font-name="Consolas" style:font-name-asian="Times New Roman" fo:color="#0000FF" style:letter-kerning="false" fo:font-size="10.5pt" style:font-size-asian="10.5pt" style:font-size-complex="10.5pt" fo:language="en" fo:country="GB" style:language-asian="sv" style:country-asian="SE"/>
    </style:style>
    <style:style style:name="T3366"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67"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68"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369"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7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71"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37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73"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7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75"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7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77"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7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79" style:parent-style-name="Standardstycketeckensnitt" style:family="text">
      <style:text-properties style:font-name="Consolas" style:font-name-asian="Times New Roman" fo:color="#267F99" style:letter-kerning="false" fo:font-size="10.5pt" style:font-size-asian="10.5pt" style:font-size-complex="10.5pt" fo:language="en" fo:country="GB" style:language-asian="sv" style:country-asian="SE"/>
    </style:style>
    <style:style style:name="T338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81"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8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83"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8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85"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386"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87" style:parent-style-name="Standardstycketeckensnitt" style:family="text">
      <style:text-properties style:font-name="Consolas" style:font-name-asian="Times New Roman" fo:color="#AF00DB" style:letter-kerning="false" fo:font-size="10.5pt" style:font-size-asian="10.5pt" style:font-size-complex="10.5pt" fo:language="en" fo:country="GB" style:language-asian="sv" style:country-asian="SE"/>
    </style:style>
    <style:style style:name="T3388"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89" style:parent-style-name="Standardstycketeckensnitt" style:family="text">
      <style:text-properties style:font-name="Consolas" style:font-name-asian="Times New Roman" fo:color="#001080" style:letter-kerning="false" fo:font-size="10.5pt" style:font-size-asian="10.5pt" style:font-size-complex="10.5pt" fo:language="en" fo:country="GB" style:language-asian="sv" style:country-asian="SE"/>
    </style:style>
    <style:style style:name="T3390"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91" style:parent-style-name="Standardstycketeckensnitt" style:family="text">
      <style:text-properties style:font-name="Consolas" style:font-name-asian="Times New Roman" fo:color="#A31515" style:letter-kerning="false" fo:font-size="10.5pt" style:font-size-asian="10.5pt" style:font-size-complex="10.5pt" fo:language="en" fo:country="GB" style:language-asian="sv" style:country-asian="SE"/>
    </style:style>
    <style:style style:name="T3392"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93" style:parent-style-name="Normal" style:family="paragraph">
      <style:paragraph-properties fo:margin-bottom="0in" style:line-height-at-least="0.1979in" fo:background-color="#FFFFFF">
        <style:background-fill draw:fill="solid" draw:fill-color="#FFFFFF"/>
      </style:paragraph-properties>
      <style:text-properties fo:hyphenate="true"/>
    </style:style>
    <style:style style:name="T3394"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T3395" style:parent-style-name="Standardstycketeckensnitt" style:family="text">
      <style:text-properties style:font-name="Consolas" style:font-name-asian="Times New Roman" fo:color="#795E26" style:letter-kerning="false" fo:font-size="10.5pt" style:font-size-asian="10.5pt" style:font-size-complex="10.5pt" fo:language="en" fo:country="GB" style:language-asian="sv" style:country-asian="SE"/>
    </style:style>
    <style:style style:name="T3396" style:parent-style-name="Standardstycketeckensnitt" style:family="text">
      <style:text-properties style:font-name="Consolas" style:font-name-asian="Times New Roman" fo:color="#000000" style:letter-kerning="false" fo:font-size="10.5pt" style:font-size-asian="10.5pt" style:font-size-complex="10.5pt" fo:language="en" fo:country="GB" style:language-asian="sv" style:country-asian="SE"/>
    </style:style>
    <style:style style:name="P3397" style:parent-style-name="Normal" style:family="paragraph">
      <style:paragraph-properties fo:margin-bottom="0in" style:line-height-at-least="0.1979in" fo:background-color="#FFFFFF">
        <style:background-fill draw:fill="solid" draw:fill-color="#FFFFFF"/>
      </style:paragraph-properties>
      <style:text-properties style:font-name="Consolas" style:font-name-asian="Times New Roman" fo:color="#000000" style:letter-kerning="false" fo:font-size="10.5pt" style:font-size-asian="10.5pt" style:font-size-complex="10.5pt" fo:language="en" fo:country="GB" style:language-asian="sv" style:country-asian="SE" fo:hyphenate="true"/>
    </style:style>
    <style:style style:name="P3398" style:parent-style-name="Normal" style:family="paragraph">
      <style:text-properties fo:font-weight="bold" style:font-weight-asian="bold" style:font-weight-complex="bold" fo:language="en" fo:country="GB"/>
    </style:style>
    <style:style style:name="P3399" style:parent-style-name="Normal" style:family="paragraph">
      <style:text-properties fo:language="en" fo:country="GB"/>
    </style:style>
    <style:style style:name="P3400" style:parent-style-name="Normal" style:family="paragraph">
      <style:text-properties fo:font-weight="bold" style:font-weight-asian="bold" style:font-weight-complex="bold"/>
    </style:style>
    <style:style style:name="P3401" style:parent-style-name="Normal" style:list-style-name="LFO8" style:family="paragraph"/>
    <style:style style:name="T3402" style:parent-style-name="Standardstycketeckensnitt" style:family="text">
      <style:text-properties fo:font-weight="bold" style:font-weight-asian="bold" style:font-weight-complex="bold" fo:language="en" fo:country="GB"/>
    </style:style>
    <style:style style:name="T3403" style:parent-style-name="Standardstycketeckensnitt" style:family="text">
      <style:text-properties fo:language="en" fo:country="GB"/>
    </style:style>
    <style:style style:name="P3404" style:parent-style-name="Normal" style:list-style-name="LFO8" style:family="paragraph">
      <style:text-properties fo:language="en" fo:country="GB"/>
    </style:style>
    <style:style style:name="P3405" style:parent-style-name="Normal" style:list-style-name="LFO8" style:family="paragraph"/>
    <style:style style:name="T3406" style:parent-style-name="Standardstycketeckensnitt" style:family="text">
      <style:text-properties fo:font-weight="bold" style:font-weight-asian="bold" style:font-weight-complex="bold" fo:language="en" fo:country="GB"/>
    </style:style>
    <style:style style:name="T3407" style:parent-style-name="Standardstycketeckensnitt" style:family="text">
      <style:text-properties fo:language="en" fo:country="GB"/>
    </style:style>
    <style:style style:name="P3408" style:parent-style-name="Normal" style:list-style-name="LFO8" style:family="paragraph">
      <style:text-properties fo:language="en" fo:country="GB"/>
    </style:style>
    <style:style style:name="P3409" style:parent-style-name="Normal" style:list-style-name="LFO8" style:family="paragraph"/>
    <style:style style:name="T3410" style:parent-style-name="Standardstycketeckensnitt" style:family="text">
      <style:text-properties fo:font-weight="bold" style:font-weight-asian="bold" style:font-weight-complex="bold"/>
    </style:style>
    <style:style style:name="P3411" style:parent-style-name="Normal" style:list-style-name="LFO8" style:family="paragraph">
      <style:text-properties fo:language="en" fo:country="GB"/>
    </style:style>
    <style:style style:name="P3412" style:parent-style-name="Normal" style:list-style-name="LFO8" style:family="paragraph"/>
    <style:style style:name="T3413" style:parent-style-name="Standardstycketeckensnitt" style:family="text">
      <style:text-properties fo:font-weight="bold" style:font-weight-asian="bold" style:font-weight-complex="bold"/>
    </style:style>
    <style:style style:name="P3414" style:parent-style-name="Normal" style:list-style-name="LFO8" style:family="paragraph">
      <style:text-properties fo:language="en" fo:country="GB"/>
    </style:style>
    <style:style style:name="P3415" style:parent-style-name="Normal" style:family="paragraph">
      <style:text-properties fo:font-weight="bold" style:font-weight-asian="bold" style:font-weight-complex="bold"/>
    </style:style>
    <style:style style:name="P3416" style:parent-style-name="Normal" style:family="paragraph">
      <style:text-properties fo:language="en" fo:country="GB"/>
    </style:style>
  </office:automatic-styles>
  <office:body>
    <office:text text:use-soft-page-breaks="true">
      <text:p text:style-name="P1">1. api_reader.py - Hämta aktiedata från Finnhub API</text:p>
      <text:p text:style-name="Normal">Detta modul ansvarar för att hämta aktiekurser från Finnhub. Det hanterar också caching, vilket innebär att vi undviker att hämta samma data flera gånger.</text:p>
      <text:p text:style-name="P2">Funktioner:</text:p>
      <text:list text:style-name="LFO1" text:continue-numbering="true">
        <text:list-item>
          <text:p text:style-name="P3"><text:span text:style-name="T4">fetch_stock_data(symbol, cache)</text:span>: Hämtar realtidsdata för ett specifikt aktiesymbol (ticker) från Finnhub. Den kontrollerar först om tickern redan finns i cachen, om så är fallet används cachad data. Om den inte finns i cachen, hämtar den ny data från API</text:p>
        </text:list-item>
      </text:list>
      <text:p text:style-name="Normal">och lägger till den i cachen.</text:p>
      <text:list text:style-name="LFO1" text:continue-numbering="true">
        <text:list-item>
          <text:p text:style-name="P5"><text:span text:style-name="T6">save_cache(data, filename)</text:span><text:span text:style-name="T7">: Sparar cache-data till en JSON-fil.</text:span></text:p>
        </text:list-item>
        <text:list-item>
          <text:p text:style-name="P8"><text:span text:style-name="T9">load_cache(filename)</text:span>: Laddar cache från JSON-filen, om den finns, för att undvika onödiga API-anrop.</text:p>
        </text:list-item>
      </text:list>
      <text:p text:style-name="P10"><text:span text:style-name="T11">import</text:span><text:span text:style-name="T12"><text:s/></text:span><text:span text:style-name="T13">requests</text:span></text:p>
      <text:p text:style-name="P14"><text:span text:style-name="T15">import</text:span><text:span text:style-name="T16"><text:s/></text:span><text:span text:style-name="T17">logging</text:span></text:p>
      <text:p text:style-name="P18"><text:span text:style-name="T19">import</text:span><text:span text:style-name="T20"><text:s/></text:span><text:span text:style-name="T21">json</text:span></text:p>
      <text:p text:style-name="P22"/>
      <text:p text:style-name="P23"><text:span text:style-name="T24">API_KEY</text:span><text:span text:style-name="T25"><text:s/>=<text:s/></text:span><text:span text:style-name="T26">'crfv8ahr01qhc0hpohn0crfv8ahr01qhc0hpohng'</text:span></text:p>
      <text:p text:style-name="P27"><text:span text:style-name="T28">CACHE_FILE</text:span><text:span text:style-name="T29"><text:s/>=<text:s/></text:span><text:span text:style-name="T30">'fetched_data_cache.json'</text:span></text:p>
      <text:p text:style-name="P31"/>
      <text:p text:style-name="P32"><text:span text:style-name="T33"># Save data in cache to avoid duplicates<text:s/></text:span></text:p>
      <text:p text:style-name="P34"><text:span text:style-name="T35">def</text:span><text:span text:style-name="T36"><text:s/></text:span><text:span text:style-name="T37">save_cache</text:span><text:span text:style-name="T38">(</text:span><text:span text:style-name="T39">data</text:span><text:span text:style-name="T40">,<text:s/></text:span><text:span text:style-name="T41">filename</text:span><text:span text:style-name="T42">=</text:span><text:span text:style-name="T43">CACHE_FILE</text:span><text:span text:style-name="T44">):</text:span></text:p>
      <text:p text:style-name="P45"><text:span text:style-name="T46">   <text:s/></text:span><text:span text:style-name="T47">"""Save retrieved data in a cache file."""</text:span></text:p>
      <text:p text:style-name="P48"><text:span text:style-name="T49">   <text:s/></text:span><text:span text:style-name="T50">with</text:span><text:span text:style-name="T51"><text:s/></text:span><text:span text:style-name="T52">open</text:span><text:span text:style-name="T53">(</text:span><text:span text:style-name="T54">filename</text:span><text:span text:style-name="T55">,<text:s/></text:span><text:span text:style-name="T56">'w'</text:span><text:span text:style-name="T57">)<text:s/></text:span><text:span text:style-name="T58">as</text:span><text:span text:style-name="T59"><text:s/></text:span><text:span text:style-name="T60">f</text:span><text:span text:style-name="T61">:</text:span></text:p>
      <text:p text:style-name="P62"><text:span text:style-name="T63">     </text:span><text:span text:style-name="T64"><text:s/> <text:s/></text:span><text:span text:style-name="T65">json</text:span><text:span text:style-name="T66">.</text:span><text:span text:style-name="T67">dump</text:span><text:span text:style-name="T68">(</text:span><text:span text:style-name="T69">data</text:span><text:span text:style-name="T70">,<text:s/></text:span><text:span text:style-name="T71">f</text:span><text:span text:style-name="T72">)</text:span></text:p>
      <text:p text:style-name="P73"><text:span text:style-name="T74">       <text:s/></text:span><text:span text:style-name="T75">print</text:span><text:span text:style-name="T76">(</text:span><text:span text:style-name="T77">"Cached data saved."</text:span><text:span text:style-name="T78">)</text:span></text:p>
      <text:p text:style-name="P79"/>
      <text:p text:style-name="P80"><text:span text:style-name="T81">def</text:span><text:span text:style-name="T82"><text:s/></text:span><text:span text:style-name="T83">load_cache</text:span><text:span text:style-name="T84">(</text:span><text:span text:style-name="T85">filename</text:span><text:span text:style-name="T86">=</text:span><text:span text:style-name="T87">CACHE_FILE</text:span><text:span text:style-name="T88">):</text:span></text:p>
      <text:p text:style-name="P89"><text:span text:style-name="T90">   <text:s/></text:span><text:span text:style-name="T91">"""Read retrieved data from cache file."""</text:span></text:p>
      <text:p text:style-name="P92"><text:span text:style-name="T93">   <text:s/></text:span><text:span text:style-name="T94">try</text:span><text:span text:style-name="T95">:</text:span></text:p>
      <text:p text:style-name="P96"><text:span text:style-name="T97">       <text:s/></text:span><text:span text:style-name="T98">with</text:span><text:span text:style-name="T99"><text:s/></text:span><text:span text:style-name="T100">open</text:span><text:span text:style-name="T101">(</text:span><text:span text:style-name="T102">filename</text:span><text:span text:style-name="T103">,<text:s/></text:span><text:span text:style-name="T104">'r'</text:span><text:span text:style-name="T105">)<text:s/></text:span><text:span text:style-name="T106">as</text:span><text:span text:style-name="T107"><text:s/></text:span><text:span text:style-name="T108">f</text:span><text:span text:style-name="T109">:</text:span></text:p>
      <text:p text:style-name="P110"><text:span text:style-name="T111">           <text:s/></text:span><text:span text:style-name="T112">data</text:span><text:span text:style-name="T113"><text:s/>=<text:s/></text:span><text:span text:style-name="T114">json</text:span><text:span text:style-name="T115">.</text:span><text:span text:style-name="T116">load</text:span><text:span text:style-name="T117">(</text:span><text:span text:style-name="T118">f</text:span><text:span text:style-name="T119">)</text:span></text:p>
      <text:p text:style-name="P120"><text:span text:style-name="T121">       <text:s/></text:span><text:span text:style-name="T122">print</text:span><text:span text:style-name="T123">(</text:span><text:span text:style-name="T124">"Load cached<text:s/></text:span><text:span text:style-name="T125">data."</text:span><text:span text:style-name="T126">)</text:span></text:p>
      <text:p text:style-name="P127"><text:span text:style-name="T128">       <text:s/></text:span><text:span text:style-name="T129">return</text:span><text:span text:style-name="T130"><text:s/></text:span><text:span text:style-name="T131">data</text:span></text:p>
      <text:p text:style-name="P132"><text:span text:style-name="T133">   <text:s/></text:span><text:span text:style-name="T134">except</text:span><text:span text:style-name="T135"><text:s/></text:span><text:span text:style-name="T136">FileNotFoundError</text:span><text:span text:style-name="T137">:</text:span></text:p>
      <text:p text:style-name="P138"><text:span text:style-name="T139">       <text:s/></text:span><text:span text:style-name="T140">print</text:span><text:span text:style-name="T141">(</text:span><text:span text:style-name="T142">"No cache found, fetching new data."</text:span><text:span text:style-name="T143">)</text:span></text:p>
      <text:p text:style-name="P144"><text:span text:style-name="T145">       <text:s/></text:span><text:span text:style-name="T146">return</text:span><text:span text:style-name="T147"><text:s/>{}</text:span></text:p>
      <text:p text:style-name="P148"/>
      <text:p text:style-name="P149"><text:span text:style-name="T150">def</text:span><text:span text:style-name="T151"><text:s/></text:span><text:span text:style-name="T152">fetch_stock_data</text:span><text:span text:style-name="T153">(</text:span><text:span text:style-name="T154">symbol</text:span><text:span text:style-name="T155">:<text:s/></text:span><text:span text:style-name="T156">str</text:span><text:span text:style-name="T157">,<text:s/></text:span><text:span text:style-name="T158">cache</text:span><text:span text:style-name="T159">:<text:s/></text:span><text:span text:style-name="T160">dict</text:span><text:span text:style-name="T161">):</text:span></text:p>
      <text:p text:style-name="P162"><text:span text:style-name="T163">   <text:s/></text:span><text:span text:style-name="T164">"""Fetch real-time stock data from Finnhub for a given symbol."""</text:span></text:p>
      <text:p text:style-name="P165"><text:span text:style-name="T166">   <text:s/></text:span><text:span text:style-name="T167">if</text:span><text:span text:style-name="T168"><text:s/></text:span><text:span text:style-name="T169">symbol</text:span><text:span text:style-name="T170"><text:s/></text:span><text:span text:style-name="T171">in</text:span><text:span text:style-name="T172"><text:s/></text:span><text:span text:style-name="T173">cache</text:span><text:span text:style-name="T174">:</text:span></text:p>
      <text:p text:style-name="P175"><text:span text:style-name="T176">       <text:s/></text:span><text:span text:style-name="T177">print</text:span><text:span text:style-name="T178">(</text:span><text:span text:style-name="T179">f</text:span><text:span text:style-name="T180">"Using cached data for<text:s/></text:span><text:span text:style-name="T181">{</text:span><text:span text:style-name="T182">symbol</text:span><text:span text:style-name="T183">}</text:span><text:span text:style-name="T184">."</text:span><text:span text:style-name="T185">)</text:span></text:p>
      <text:p text:style-name="P186"><text:span text:style-name="T187">       <text:s/></text:span><text:span text:style-name="T188">return</text:span><text:span text:style-name="T189"><text:s/></text:span><text:span text:style-name="T190">cache</text:span><text:span text:style-name="T191">[</text:span><text:span text:style-name="T192">symbol</text:span><text:span text:style-name="T193">]</text:span></text:p>
      <text:p text:style-name="P194">   <text:s/></text:p>
      <text:p text:style-name="P195"><text:span text:style-name="T196">   <text:s/></text:span><text:span text:style-name="T197">try</text:span><text:span text:style-name="T198">:</text:span></text:p>
      <text:p text:style-name="P199"><text:span text:style-name="T200">       <text:s/></text:span><text:span text:style-name="T201">url</text:span><text:span text:style-name="T202"><text:s/>=<text:s/></text:span><text:span text:style-name="T203">f</text:span><text:span text:style-name="T204">"https://finnhub.io/api/v1/quote?symbol=</text:span><text:span text:style-name="T205">{</text:span><text:span text:style-name="T206">symbol</text:span><text:span text:style-name="T207">}</text:span><text:span text:style-name="T208">&amp;token=</text:span><text:span text:style-name="T209">{</text:span><text:span text:style-name="T210">API_KEY</text:span><text:span text:style-name="T211">}</text:span><text:span text:style-name="T212">"</text:span></text:p>
      <text:p text:style-name="P213"><text:span text:style-name="T214">       <text:s/></text:span><text:span text:style-name="T215">response</text:span><text:span text:style-name="T216"><text:s/>=<text:s/></text:span><text:span text:style-name="T217">requests</text:span><text:span text:style-name="T218">.</text:span><text:span text:style-name="T219">get</text:span><text:span text:style-name="T220">(</text:span><text:span text:style-name="T221">url</text:span><text:span text:style-name="T222">)</text:span></text:p>
      <text:p text:style-name="P223"><text:span text:style-name="T224">       <text:s/></text:span><text:span text:style-name="T225">response</text:span><text:span text:style-name="T226">.</text:span><text:span text:style-name="T227">raise_for_status</text:span><text:span text:style-name="T228">()  </text:span><text:span text:style-name="T229"># Raise an error for bad responses</text:span></text:p>
      <text:p text:style-name="P230"><text:span text:style-name="T231">       <text:s/></text:span><text:span text:style-name="T232">stock_data</text:span><text:span text:style-name="T233"><text:s/>=<text:s/></text:span><text:span text:style-name="T234">response</text:span><text:span text:style-name="T235">.</text:span><text:span text:style-name="T236">json</text:span><text:span text:style-name="T237">()</text:span></text:p>
      <text:p text:style-name="P238"/>
      <text:p text:style-name="P239"><text:span text:style-name="T240">       <text:s/></text:span><text:span text:style-name="T241"># Check if data contains stock price ('c' is current price)</text:span></text:p>
      <text:p text:style-name="P242"><text:span text:style-name="T243">       <text:s/></text:span><text:span text:style-name="T244">if</text:span><text:span text:style-name="T245"><text:s/></text:span><text:span text:style-name="T246">'c'</text:span><text:span text:style-name="T247"><text:s/></text:span><text:span text:style-name="T248">not</text:span><text:span text:style-name="T249"><text:s/></text:span><text:span text:style-name="T250">in</text:span><text:span text:style-name="T251"><text:s/></text:span><text:span text:style-name="T252">stock_data</text:span><text:span text:style-name="T253"><text:s/></text:span><text:span text:style-name="T254">or</text:span><text:span text:style-name="T255"><text:s/></text:span><text:span text:style-name="T256">stock_data</text:span><text:span text:style-name="T257">[</text:span><text:span text:style-name="T258">'c'</text:span><text:span text:style-name="T259">] ==<text:s/></text:span><text:span text:style-name="T260">0</text:span><text:span text:style-name="T261">:</text:span></text:p>
      <text:p text:style-name="P262"><text:span text:style-name="T263">           <text:s/></text:span><text:span text:style-name="T264">logging</text:span><text:span text:style-name="T265">.</text:span><text:span text:style-name="T266">warning</text:span><text:span text:style-name="T267">(</text:span><text:span text:style-name="T268">f</text:span><text:span text:style-name="T269">"No<text:s/></text:span><text:span text:style-name="T270">stock price data for<text:s/></text:span><text:span text:style-name="T271">{</text:span><text:span text:style-name="T272">symbol</text:span><text:span text:style-name="T273">}</text:span><text:span text:style-name="T274">."</text:span><text:span text:style-name="T275">)</text:span></text:p>
      <text:p text:style-name="P276"><text:span text:style-name="T277">           <text:s/></text:span><text:span text:style-name="T278">print</text:span><text:span text:style-name="T279">(</text:span><text:span text:style-name="T280">f</text:span><text:span text:style-name="T281">"No stock price data for<text:s/></text:span><text:span text:style-name="T282">{</text:span><text:span text:style-name="T283">symbol</text:span><text:span text:style-name="T284">}</text:span><text:span text:style-name="T285">. Skipping."</text:span><text:span text:style-name="T286">)</text:span></text:p>
      <text:p text:style-name="P287"><text:span text:style-name="T288">           <text:s/></text:span><text:span text:style-name="T289">return</text:span><text:span text:style-name="T290"><text:s/></text:span><text:span text:style-name="T291">None</text:span><text:span text:style-name="T292"><text:s/> </text:span><text:span text:style-name="T293"># Return None if stock price is missing<text:s/></text:span></text:p>
      <text:p text:style-name="P294">       <text:s/></text:p>
      <text:p text:style-name="P295"><text:span text:style-name="T296">       <text:s/></text:span><text:span text:style-name="T297">logging</text:span><text:span text:style-name="T298">.</text:span><text:span text:style-name="T299">info</text:span><text:span text:style-name="T300">(</text:span><text:span text:style-name="T301">f</text:span><text:span text:style-name="T302">"Successfully fetched data for<text:s/></text:span><text:span text:style-name="T303">{</text:span><text:span text:style-name="T304">symbol</text:span><text:span text:style-name="T305">}</text:span><text:span text:style-name="T306"><text:s/>from<text:s/></text:span><text:span text:style-name="T307">Finnhub."</text:span><text:span text:style-name="T308">)</text:span></text:p>
      <text:p text:style-name="P309"><text:span text:style-name="T310">       <text:s/></text:span><text:span text:style-name="T311">print</text:span><text:span text:style-name="T312">(</text:span><text:span text:style-name="T313">f</text:span><text:span text:style-name="T314">"Fetched data for<text:s/></text:span><text:span text:style-name="T315">{</text:span><text:span text:style-name="T316">symbol</text:span><text:span text:style-name="T317">}</text:span><text:span text:style-name="T318">:<text:s/></text:span><text:span text:style-name="T319">{</text:span><text:span text:style-name="T320">stock_data</text:span><text:span text:style-name="T321">}</text:span><text:span text:style-name="T322">"</text:span><text:span text:style-name="T323">)</text:span></text:p>
      <text:p text:style-name="P324"><text:span text:style-name="T325">       <text:s/></text:span><text:span text:style-name="T326">return</text:span><text:span text:style-name="T327"><text:s/></text:span><text:span text:style-name="T328">stock_data</text:span></text:p>
      <text:p text:style-name="P329"><text:span text:style-name="T330">   <text:s/></text:span><text:span text:style-name="T331">except</text:span><text:span text:style-name="T332"><text:s/></text:span><text:span text:style-name="T333">requests</text:span><text:span text:style-name="T334">.</text:span><text:span text:style-name="T335">RequestException</text:span><text:span text:style-name="T336"><text:s/></text:span><text:span text:style-name="T337">as</text:span><text:span text:style-name="T338"><text:s/></text:span><text:span text:style-name="T339">e</text:span><text:span text:style-name="T340">:</text:span></text:p>
      <text:p text:style-name="P341"><text:span text:style-name="T342">       <text:s/></text:span><text:span text:style-name="T343">logging</text:span><text:span text:style-name="T344">.</text:span><text:span text:style-name="T345">error</text:span><text:span text:style-name="T346">(</text:span><text:span text:style-name="T347">f</text:span><text:span text:style-name="T348">"Error fetching data from Finnhub API for<text:s/></text:span><text:span text:style-name="T349">{</text:span><text:span text:style-name="T350">symbol</text:span><text:span text:style-name="T351">}</text:span><text:span text:style-name="T352">:<text:s/></text:span><text:span text:style-name="T353">{</text:span><text:span text:style-name="T354">e</text:span><text:span text:style-name="T355">}</text:span><text:span text:style-name="T356">"</text:span><text:span text:style-name="T357">)</text:span></text:p>
      <text:p text:style-name="P358"><text:span text:style-name="T359">       <text:s/></text:span><text:span text:style-name="T360">print</text:span><text:span text:style-name="T361">(</text:span><text:span text:style-name="T362">f</text:span><text:span text:style-name="T363">"Error<text:s/></text:span><text:span text:style-name="T364">fetching data for<text:s/></text:span><text:span text:style-name="T365">{</text:span><text:span text:style-name="T366">symbol</text:span><text:span text:style-name="T367">}</text:span><text:span text:style-name="T368">:<text:s/></text:span><text:span text:style-name="T369">{</text:span><text:span text:style-name="T370">e</text:span><text:span text:style-name="T371">}</text:span><text:span text:style-name="T372">"</text:span><text:span text:style-name="T373">)</text:span></text:p>
      <text:p text:style-name="P374"><text:span text:style-name="T375">       <text:s/></text:span><text:span text:style-name="T376">return</text:span><text:span text:style-name="T377"><text:s/></text:span><text:span text:style-name="T378">None</text:span></text:p>
      <text:p text:style-name="P379"/>
      <text:p text:style-name="P380">2. csv_reader.py - Läser företagsinformation från CSV</text:p>
      <text:p text:style-name="Normal">Denna modul ansvarar för att läsa in företagsinformation från en CSV-fil, som innehåller företagsnamn, ticker (aktiesymboler) och valuta.</text:p>
      <text:p text:style-name="P381">Funktioner:</text:p>
      <text:list text:style-name="LFO2" text:continue-numbering="true">
        <text:list-item>
          <text:p text:style-name="P382"><text:span text:style-name="T383">read_company_data(csv_file)</text:span>: Läser data från CSV-filen och returnerar en lista över företag med deras tickers. Den kontrollerar om det finns dubbletter och hoppar över tomma rader.</text:p>
        </text:list-item>
        <text:list-item>
          <text:p text:style-name="P384"><text:span text:style-name="T385">import</text:span><text:span text:style-name="T386"><text:s/></text:span><text:span text:style-name="T387">csv</text:span></text:p>
        </text:list-item>
        <text:list-item>
          <text:p text:style-name="P388"><text:span text:style-name="T389">import</text:span><text:span text:style-name="T390"><text:s/></text:span><text:span text:style-name="T391">logging</text:span></text:p>
        </text:list-item>
        <text:list-item>
          <text:p text:style-name="P392"/>
        </text:list-item>
        <text:list-item>
          <text:p text:style-name="P393"><text:span text:style-name="T394">def</text:span><text:span text:style-name="T395"><text:s/></text:span><text:span text:style-name="T396">read_company_data</text:span><text:span text:style-name="T397">(</text:span><text:span text:style-name="T398">csv_file</text:span><text:span text:style-name="T399">:<text:s/></text:span><text:span text:style-name="T400">str</text:span><text:span text:style-name="T401">):</text:span></text:p>
        </text:list-item>
        <text:list-item>
          <text:p text:style-name="P402"><text:span text:style-name="T403">   <text:s/></text:span><text:span text:style-name="T404">"""Read company data from a CSV file."""</text:span></text:p>
        </text:list-item>
        <text:list-item>
          <text:p text:style-name="P405"><text:span text:style-name="T406">   <text:s/></text:span><text:span text:style-name="T407">try</text:span><text:span text:style-name="T408">:</text:span></text:p>
        </text:list-item>
        <text:list-item>
          <text:p text:style-name="P409"><text:span text:style-name="T410">       <text:s/></text:span><text:span text:style-name="T411">with</text:span><text:span text:style-name="T412"><text:s/></text:span><text:span text:style-name="T413">open</text:span><text:span text:style-name="T414">(</text:span><text:span text:style-name="T415">csv_file</text:span><text:span text:style-name="T416">,<text:s/></text:span><text:span text:style-name="T417">mode</text:span><text:span text:style-name="T418">=</text:span><text:span text:style-name="T419">'r'</text:span><text:span text:style-name="T420">)<text:s/></text:span><text:span text:style-name="T421">as</text:span><text:span text:style-name="T422"><text:s/></text:span><text:span text:style-name="T423">file</text:span><text:span text:style-name="T424">:</text:span></text:p>
        </text:list-item>
        <text:list-item>
          <text:p text:style-name="P425"><text:span text:style-name="T426">           <text:s/></text:span><text:span text:style-name="T427">csv_reader</text:span><text:span text:style-name="T428"><text:s/>=<text:s/></text:span><text:span text:style-name="T429">csv</text:span><text:span text:style-name="T430">.</text:span><text:span text:style-name="T431">DictReader</text:span><text:span text:style-name="T432">(</text:span><text:span text:style-name="T433">file</text:span><text:span text:style-name="T434">)</text:span></text:p>
        </text:list-item>
        <text:list-item>
          <text:p text:style-name="P435"><text:span text:style-name="T436">           <text:s/></text:span><text:span text:style-name="T437">company_data</text:span><text:span text:style-name="T438"><text:s/>= []</text:span></text:p>
        </text:list-item>
        <text:list-item>
          <text:p text:style-name="P439"><text:span text:style-name="T440">           <text:s/></text:span><text:span text:style-name="T441">seen_tickers</text:span><text:span text:style-name="T442"><text:s/>=<text:s/></text:span><text:span text:style-name="T443">set</text:span><text:span text:style-name="T444">()  </text:span><text:span text:style-name="T445"># To check for duplicates</text:span></text:p>
        </text:list-item>
        <text:list-item>
          <text:p text:style-name="P446"><text:span text:style-name="T447">           <text:s/></text:span><text:span text:style-name="T448">row_count</text:span><text:span text:style-name="T449"><text:s/>=<text:s/></text:span><text:span text:style-name="T450">0</text:span></text:p>
        </text:list-item>
        <text:list-item>
          <text:p text:style-name="P451"><text:span text:style-name="T452">           <text:s/></text:span><text:span text:style-name="T453">duplicate_count</text:span><text:span text:style-name="T454"><text:s/>=<text:s/></text:span><text:span text:style-name="T455">0</text:span></text:p>
        </text:list-item>
        <text:list-item>
          <text:p text:style-name="P456"/>
        </text:list-item>
        <text:list-item>
          <text:p text:style-name="P457"><text:span text:style-name="T458">           <text:s/></text:span><text:span text:style-name="T459">for</text:span><text:span text:style-name="T460"><text:s/></text:span><text:span text:style-name="T461">row</text:span><text:span text:style-name="T462"><text:s/></text:span><text:span text:style-name="T463">in</text:span><text:span text:style-name="T464"><text:s/></text:span><text:span text:style-name="T465">csv_reader</text:span><text:span text:style-name="T466">:</text:span></text:p>
        </text:list-item>
        <text:list-item>
          <text:p text:style-name="P467"><text:span text:style-name="T468">               <text:s/></text:span><text:span text:style-name="T469">if</text:span><text:span text:style-name="T470"><text:s/></text:span><text:span text:style-name="T471">not</text:span><text:span text:style-name="T472"><text:s/></text:span><text:span text:style-name="T473">any</text:span><text:span text:style-name="T474">(</text:span><text:span text:style-name="T475">row</text:span><text:span text:style-name="T476">.</text:span><text:span text:style-name="T477">values</text:span><text:span text:style-name="T478">()):  </text:span><text:span text:style-name="T479"># Skip empty rows</text:span></text:p>
        </text:list-item>
        <text:list-item>
          <text:p text:style-name="P480"><text:span text:style-name="T481">                   <text:s/></text:span><text:span text:style-name="T482">continue</text:span></text:p>
        </text:list-item>
        <text:list-item>
          <text:p text:style-name="P483">               <text:s/></text:p>
        </text:list-item>
        <text:list-item>
          <text:p text:style-name="P484"><text:span text:style-name="T485">               <text:s/></text:span><text:span text:style-name="T486">ticker</text:span><text:span text:style-name="T487"><text:s/>=<text:s/></text:span><text:span text:style-name="T488">row</text:span><text:span text:style-name="T489">[</text:span><text:span text:style-name="T490">'Ticker'</text:span><text:span text:style-name="T491">]</text:span></text:p>
        </text:list-item>
        <text:list-item>
          <text:p text:style-name="P492"/>
        </text:list-item>
        <text:list-item>
          <text:p text:style-name="P493"><text:span text:style-name="T494">               <text:s/></text:span><text:span text:style-name="T495">if</text:span><text:span text:style-name="T496"><text:s/></text:span><text:span text:style-name="T497">ticker</text:span><text:span text:style-name="T498"><text:s/></text:span><text:span text:style-name="T499">in</text:span><text:span text:style-name="T500"><text:s/></text:span><text:span text:style-name="T501">seen_tickers</text:span><text:span text:style-name="T502">:  </text:span><text:span text:style-name="T503"># Check duplicates</text:span></text:p>
        </text:list-item>
        <text:list-item>
          <text:p text:style-name="P504"><text:span text:style-name="T505">                   <text:s/></text:span><text:span text:style-name="T506">logging</text:span><text:span text:style-name="T507">.</text:span><text:span text:style-name="T508">warning</text:span><text:span text:style-name="T509">(</text:span><text:span text:style-name="T510">f</text:span><text:span text:style-name="T511">"Duplicate ticker found:<text:s/></text:span><text:span text:style-name="T512">{</text:span><text:span text:style-name="T513">ticker</text:span><text:span text:style-name="T514">}</text:span><text:span text:style-name="T515">.<text:s/></text:span><text:span text:style-name="T516">Skipping."</text:span><text:span text:style-name="T517">)</text:span></text:p>
        </text:list-item>
        <text:list-item>
          <text:p text:style-name="P518"><text:span text:style-name="T519">                   <text:s/></text:span><text:span text:style-name="T520">duplicate_count</text:span><text:span text:style-name="T521"><text:s/>+=<text:s/></text:span><text:span text:style-name="T522">1</text:span></text:p>
        </text:list-item>
        <text:list-item>
          <text:p text:style-name="P523"><text:span text:style-name="T524">                   <text:s/></text:span><text:span text:style-name="T525">continue</text:span></text:p>
        </text:list-item>
        <text:list-item>
          <text:p text:style-name="P526"/>
        </text:list-item>
        <text:list-item>
          <text:p text:style-name="P527"><text:span text:style-name="T528">               <text:s/></text:span><text:span text:style-name="T529">row</text:span><text:span text:style-name="T530">[</text:span><text:span text:style-name="T531">'Sector'</text:span><text:span text:style-name="T532">] =<text:s/></text:span><text:span text:style-name="T533">row</text:span><text:span text:style-name="T534">.</text:span><text:span text:style-name="T535">get</text:span><text:span text:style-name="T536">(</text:span><text:span text:style-name="T537">'Sector'</text:span><text:span text:style-name="T538">,<text:s/></text:span><text:span text:style-name="T539">'Unknown'</text:span><text:span text:style-name="T540">)  </text:span><text:span text:style-name="T541"># If Sector is not known use 'Unknown'</text:span></text:p>
        </text:list-item>
        <text:list-item>
          <text:p text:style-name="P542"><text:span text:style-name="T543">               <text:s/></text:span><text:span text:style-name="T544">company_data</text:span><text:span text:style-name="T545">.</text:span><text:span text:style-name="T546">append</text:span><text:span text:style-name="T547">(</text:span><text:span text:style-name="T548">row</text:span><text:span text:style-name="T549">)</text:span></text:p>
        </text:list-item>
        <text:list-item>
          <text:p text:style-name="P550"><text:span text:style-name="T551">               <text:s/></text:span><text:span text:style-name="T552">seen_tickers</text:span><text:span text:style-name="T553">.</text:span><text:span text:style-name="T554">add</text:span><text:span text:style-name="T555">(</text:span><text:span text:style-name="T556">ticker</text:span><text:span text:style-name="T557">)  </text:span><text:span text:style-name="T558"># add unique tickers</text:span></text:p>
        </text:list-item>
        <text:list-item>
          <text:p text:style-name="P559"><text:span text:style-name="T560">               <text:s/></text:span><text:span text:style-name="T561">row_count</text:span><text:span text:style-name="T562"><text:s/>+=<text:s/></text:span><text:span text:style-name="T563">1</text:span></text:p>
        </text:list-item>
        <text:list-item>
          <text:p text:style-name="P564"/>
        </text:list-item>
        <text:list-item>
          <text:p text:style-name="P565"><text:span text:style-name="T566">               <text:s/></text:span><text:span text:style-name="T567"># Print a counter for each line read</text:span></text:p>
        </text:list-item>
        <text:list-item>
          <text:p text:style-name="P568"><text:span text:style-name="T569">               </text:span><text:span text:style-name="T570"><text:s/></text:span><text:span text:style-name="T571">print</text:span><text:span text:style-name="T572">(</text:span><text:span text:style-name="T573">f</text:span><text:span text:style-name="T574">"Processed row<text:s/></text:span><text:span text:style-name="T575">{</text:span><text:span text:style-name="T576">row_count</text:span><text:span text:style-name="T577">}</text:span><text:span text:style-name="T578">:<text:s/></text:span><text:span text:style-name="T579">{</text:span><text:span text:style-name="T580">row</text:span><text:span text:style-name="T581">}</text:span><text:span text:style-name="T582">"</text:span><text:span text:style-name="T583">)</text:span></text:p>
        </text:list-item>
        <text:list-item>
          <text:p text:style-name="P584">           <text:s/></text:p>
        </text:list-item>
        <text:list-item>
          <text:p text:style-name="P585"><text:span text:style-name="T586">           <text:s/></text:span><text:span text:style-name="T587">logging</text:span><text:span text:style-name="T588">.</text:span><text:span text:style-name="T589">info</text:span><text:span text:style-name="T590">(</text:span><text:span text:style-name="T591">f</text:span><text:span text:style-name="T592">"Successfully read<text:s/></text:span><text:span text:style-name="T593">{</text:span><text:span text:style-name="T594">row_count</text:span><text:span text:style-name="T595">}</text:span><text:span text:style-name="T596"><text:s/>unique rows from CSV."</text:span><text:span text:style-name="T597">)</text:span></text:p>
        </text:list-item>
        <text:list-item>
          <text:p text:style-name="P598"><text:span text:style-name="T599">           <text:s/></text:span><text:span text:style-name="T600">logging</text:span><text:span text:style-name="T601">.</text:span><text:span text:style-name="T602">info</text:span><text:span text:style-name="T603">(</text:span><text:span text:style-name="T604">f</text:span><text:span text:style-name="T605">"Skipped<text:s/></text:span><text:span text:style-name="T606">{</text:span><text:span text:style-name="T607">duplicate_count</text:span><text:span text:style-name="T608">}</text:span><text:span text:style-name="T609"><text:s/>duplicate rows."</text:span><text:span text:style-name="T610">)</text:span></text:p>
        </text:list-item>
        <text:list-item>
          <text:p text:style-name="P611"><text:span text:style-name="T612">           <text:s/></text:span><text:span text:style-name="T613">return</text:span><text:span text:style-name="T614"><text:s/></text:span><text:span text:style-name="T615">company_data</text:span></text:p>
        </text:list-item>
        <text:list-item>
          <text:p text:style-name="P616">       <text:s/></text:p>
        </text:list-item>
        <text:list-item>
          <text:p text:style-name="P617"><text:span text:style-name="T618">   <text:s/></text:span><text:span text:style-name="T619">except</text:span><text:span text:style-name="T620"><text:s/></text:span><text:span text:style-name="T621">FileNotFoundError</text:span><text:span text:style-name="T622"><text:s/></text:span><text:span text:style-name="T623">as</text:span><text:span text:style-name="T624"><text:s/></text:span><text:span text:style-name="T625">e</text:span><text:span text:style-name="T626">:</text:span></text:p>
        </text:list-item>
        <text:list-item>
          <text:p text:style-name="P627"><text:span text:style-name="T628">       <text:s/></text:span><text:span text:style-name="T629">logging</text:span><text:span text:style-name="T630">.</text:span><text:span text:style-name="T631">error</text:span><text:span text:style-name="T632">(</text:span><text:span text:style-name="T633">f</text:span><text:span text:style-name="T634">"CSV file not found:<text:s/></text:span><text:span text:style-name="T635">{</text:span><text:span text:style-name="T636">e</text:span><text:span text:style-name="T637">}</text:span><text:span text:style-name="T638">"</text:span><text:span text:style-name="T639">)</text:span></text:p>
        </text:list-item>
        <text:list-item>
          <text:p text:style-name="P640"><text:span text:style-name="T641">       <text:s/></text:span><text:span text:style-name="T642">print</text:span><text:span text:style-name="T643">(</text:span><text:span text:style-name="T644">f</text:span><text:span text:style-name="T645">"CSV file not found:<text:s/></text:span><text:span text:style-name="T646">{</text:span><text:span text:style-name="T647">e</text:span><text:span text:style-name="T648">}</text:span><text:span text:style-name="T649">"</text:span><text:span text:style-name="T650">)</text:span></text:p>
        </text:list-item>
        <text:list-item>
          <text:p text:style-name="P651"><text:span text:style-name="T652">       <text:s/></text:span><text:span text:style-name="T653">raise</text:span></text:p>
        </text:list-item>
        <text:list-item>
          <text:p text:style-name="P654"><text:span text:style-name="T655">   <text:s/></text:span><text:span text:style-name="T656">except</text:span><text:span text:style-name="T657"><text:s/></text:span><text:span text:style-name="T658">Exception</text:span><text:span text:style-name="T659"><text:s/></text:span><text:span text:style-name="T660">as</text:span><text:span text:style-name="T661"><text:s/></text:span><text:span text:style-name="T662">e</text:span><text:span text:style-name="T663">:</text:span></text:p>
        </text:list-item>
        <text:list-item>
          <text:p text:style-name="P664"><text:span text:style-name="T665">       <text:s/></text:span><text:span text:style-name="T666">logging</text:span><text:span text:style-name="T667">.</text:span><text:span text:style-name="T668">error</text:span><text:span text:style-name="T669">(</text:span><text:span text:style-name="T670">f</text:span><text:span text:style-name="T671">"Error reading CSV file:<text:s/></text:span><text:span text:style-name="T672">{</text:span><text:span text:style-name="T673">e</text:span><text:span text:style-name="T674">}</text:span><text:span text:style-name="T675">"</text:span><text:span text:style-name="T676">)</text:span></text:p>
        </text:list-item>
        <text:list-item>
          <text:p text:style-name="P677"><text:span text:style-name="T678">       <text:s/></text:span><text:span text:style-name="T679">print</text:span><text:span text:style-name="T680">(</text:span><text:span text:style-name="T681">f</text:span><text:span text:style-name="T682">"Error reading CSV<text:s/></text:span><text:span text:style-name="T683">file:<text:s/></text:span><text:span text:style-name="T684">{</text:span><text:span text:style-name="T685">e</text:span><text:span text:style-name="T686">}</text:span><text:span text:style-name="T687">"</text:span><text:span text:style-name="T688">)</text:span></text:p>
        </text:list-item>
        <text:list-item>
          <text:p text:style-name="P689"><text:span text:style-name="T690">       <text:s/></text:span><text:span text:style-name="T691">raise</text:span></text:p>
        </text:list-item>
      </text:list>
      <text:p text:style-name="P692"/>
      <text:p text:style-name="P693">3. data_processor.py - Kombinerar och bearbetar data</text:p>
      <text:p text:style-name="Normal">Denna modul kombinerar företagsinformationen från CSV-filen med aktiedatan från API</text:p>
      <text:p text:style-name="Normal">och bearbetar den till ett format som kan användas för att uppdatera SQL-tabellen.</text:p>
      <text:p text:style-name="P694">Funktioner:</text:p>
      <text:list text:style-name="LFO3" text:continue-numbering="true">
        <text:list-item>
          <text:p text:style-name="P695"><text:span text:style-name="T696">process_data(company_data, stock_data)</text:span>: Tar företagsdata från CSV och kombinerar den med aktiedata från API</text:p>
        </text:list-item>
        <text:list-item>
          <text:p text:style-name="P697"><text:span text:style-name="T698">process_data</text:span><text:span text:style-name="T699">: Combines data from the CSV and stock data fetched from Finnhub, ensuring that if a stock price is missing, it defaults to 0.</text:span></text:p>
        </text:list-item>
      </text:list>
      <text:p text:style-name="Normal">. Om<text:s/>en ticker saknar aktiedata, kan den hoppa över den. Bearbetad data används för att uppdatera SQL-tabellen senare.</text:p>
      <text:p text:style-name="P700"><text:span text:style-name="T701">def</text:span><text:span text:style-name="T702"><text:s/></text:span><text:span text:style-name="T703">process_data</text:span><text:span text:style-name="T704">(</text:span><text:span text:style-name="T705">company_data</text:span><text:span text:style-name="T706">,<text:s/></text:span><text:span text:style-name="T707">stock_data</text:span><text:span text:style-name="T708">):</text:span></text:p>
      <text:p text:style-name="P709"><text:span text:style-name="T710">   <text:s/></text:span><text:span text:style-name="T711">"""Combine and process stock and company data."""</text:span></text:p>
      <text:p text:style-name="P712"><text:span text:style-name="T713">   <text:s/></text:span><text:span text:style-name="T714">processed_data</text:span><text:span text:style-name="T715"><text:s/>= []</text:span></text:p>
      <text:p text:style-name="P716"><text:span text:style-name="T717">   <text:s/></text:span><text:span text:style-name="T718">for</text:span><text:span text:style-name="T719"><text:s/></text:span><text:span text:style-name="T720">company</text:span><text:span text:style-name="T721"><text:s/></text:span><text:span text:style-name="T722">in</text:span><text:span text:style-name="T723"><text:s/></text:span><text:span text:style-name="T724">company_data</text:span><text:span text:style-name="T725">:</text:span></text:p>
      <text:p text:style-name="P726"><text:span text:style-name="T727">       <text:s/></text:span><text:span text:style-name="T728">ticker</text:span><text:span text:style-name="T729"><text:s/>=<text:s/></text:span><text:span text:style-name="T730">company</text:span><text:span text:style-name="T731">.get(</text:span><text:span text:style-name="T732">'Ticker'</text:span><text:span text:style-name="T733">)</text:span></text:p>
      <text:p text:style-name="P734"><text:span text:style-name="T735">       <text:s/></text:span><text:span text:style-name="T736">stock_info</text:span><text:span text:style-name="T737"><text:s/>=<text:s/></text:span><text:span text:style-name="T738">stock_data</text:span><text:span text:style-name="T739">.get(</text:span><text:span text:style-name="T740">ticker</text:span><text:span text:style-name="T741">)</text:span></text:p>
      <text:p text:style-name="P742"><text:span text:style-name="T743">       <text:s/></text:span><text:span text:style-name="T744">if</text:span><text:span text:style-name="T745"><text:s/></text:span><text:span text:style-name="T746">stock_info</text:span><text:span text:style-name="T747">:</text:span></text:p>
      <text:p text:style-name="P748"><text:span text:style-name="T749">           <text:s/></text:span><text:span text:style-name="T750">combined_data</text:span><text:span text:style-name="T751"><text:s/>= {</text:span></text:p>
      <text:p text:style-name="P752"><text:span text:style-name="T753">               <text:s/></text:span><text:span text:style-name="T754">'Company'</text:span><text:span text:style-name="T755">:<text:s/></text:span><text:span text:style-name="T756">company</text:span><text:span text:style-name="T757">[</text:span><text:span text:style-name="T758">'Company'</text:span><text:span text:style-name="T759">],</text:span></text:p>
      <text:p text:style-name="P760"><text:span text:style-name="T761">               <text:s/></text:span><text:span text:style-name="T762">'Ticker'</text:span><text:span text:style-name="T763">:<text:s/></text:span><text:span text:style-name="T764">ticker</text:span><text:span text:style-name="T765">,</text:span></text:p>
      <text:p text:style-name="P766"><text:span text:style-name="T767">             </text:span><text:span text:style-name="T768"><text:s/> <text:s/></text:span><text:span text:style-name="T769">'Sector'</text:span><text:span text:style-name="T770">:<text:s/></text:span><text:span text:style-name="T771">company</text:span><text:span text:style-name="T772">.get(</text:span><text:span text:style-name="T773">'Sector'</text:span><text:span text:style-name="T774">,<text:s/></text:span><text:span text:style-name="T775">'Unknown'</text:span><text:span text:style-name="T776">),</text:span></text:p>
      <text:p text:style-name="P777"><text:span text:style-name="T778">               <text:s/></text:span><text:span text:style-name="T779">'Stock Price'</text:span><text:span text:style-name="T780">:<text:s/></text:span><text:span text:style-name="T781">stock_info</text:span><text:span text:style-name="T782">.get(</text:span><text:span text:style-name="T783">'c'</text:span><text:span text:style-name="T784">,<text:s/></text:span><text:span text:style-name="T785">0</text:span><text:span text:style-name="T786">),  </text:span><text:span text:style-name="T787"># 'c' is current price in Finnhub API</text:span></text:p>
      <text:p text:style-name="P788"><text:span text:style-name="T789">               <text:s/></text:span><text:span text:style-name="T790">'Currency'</text:span><text:span text:style-name="T791">:<text:s/></text:span><text:span text:style-name="T792">'USD'</text:span><text:span text:style-name="T793"><text:s/> </text:span><text:span text:style-name="T794"># Assuming USD for now, adjust as needed</text:span></text:p>
      <text:p text:style-name="P795">            }</text:p>
      <text:p text:style-name="P796"><text:span text:style-name="T797">           <text:s/></text:span><text:span text:style-name="T798">processed_data</text:span><text:span text:style-name="T799">.</text:span><text:span text:style-name="T800">append</text:span><text:span text:style-name="T801">(</text:span><text:span text:style-name="T802">combined_data</text:span><text:span text:style-name="T803">)</text:span></text:p>
      <text:p text:style-name="P804"><text:span text:style-name="T805">           <text:s/></text:span><text:span text:style-name="T806">print</text:span><text:span text:style-name="T807">(</text:span><text:span text:style-name="T808">f</text:span><text:span text:style-name="T809">"Processed data for<text:s/></text:span><text:span text:style-name="T810">{</text:span><text:span text:style-name="T811">ticker</text:span><text:span text:style-name="T812">}</text:span><text:span text:style-name="T813">:<text:s/></text:span><text:span text:style-name="T814">{</text:span><text:span text:style-name="T815">combined_data</text:span><text:span text:style-name="T816">}</text:span><text:span text:style-name="T817">"</text:span><text:span text:style-name="T818">)  </text:span></text:p>
      <text:p text:style-name="P819"><text:span text:style-name="T820">   <text:s/></text:span><text:span text:style-name="T821">return</text:span><text:span text:style-name="T822"><text:s/></text:span><text:span text:style-name="T823">processed_data</text:span></text:p>
      <text:p text:style-name="P824"/>
      <text:p text:style-name="P825">4. sql_updater.py - Uppdaterar SQL-tabellen</text:p>
      <text:p text:style-name="Normal">Denna modul ansvarar för att skriva den bearbetade datan till en<text:s/>SQL-databas. Den tar hand om anslutningen till databasen och hanterar SQL-satserna som uppdaterar tabellen.</text:p>
      <text:p text:style-name="P826">Funktioner:</text:p>
      <text:list text:style-name="LFO4" text:continue-numbering="true">
        <text:list-item>
          <text:p text:style-name="P827"><text:span text:style-name="T828">update_sql_table(data, connection_string)</text:span>: Använder en anslutningssträng för att ansluta till en SQL Server-databas och skriva in varje rad bearbetad data i en tabell.</text:p>
        </text:list-item>
      </text:list>
      <text:p text:style-name="P829"><text:span text:style-name="T830">import</text:span><text:span text:style-name="T831"><text:s/></text:span><text:span text:style-name="T832">pyodbc</text:span></text:p>
      <text:p text:style-name="P833"><text:span text:style-name="T834">import</text:span><text:span text:style-name="T835"><text:s/></text:span><text:span text:style-name="T836">logging</text:span></text:p>
      <text:p text:style-name="P837"/>
      <text:p text:style-name="P838"><text:span text:style-name="T839">def</text:span><text:span text:style-name="T840"><text:s/></text:span><text:span text:style-name="T841">update_sql_table</text:span><text:span text:style-name="T842">(</text:span><text:span text:style-name="T843">data</text:span><text:span text:style-name="T844">,<text:s/></text:span><text:span text:style-name="T845">connection_string</text:span><text:span text:style-name="T846">):</text:span></text:p>
      <text:p text:style-name="P847"><text:span text:style-name="T848">   <text:s/></text:span><text:span text:style-name="T849">"""Update the SQL table with the processed data."""</text:span></text:p>
      <text:p text:style-name="P850"><text:span text:style-name="T851">   <text:s/></text:span><text:span text:style-name="T852">conn</text:span><text:span text:style-name="T853"><text:s/>=<text:s/></text:span><text:span text:style-name="T854">None</text:span></text:p>
      <text:p text:style-name="P855"><text:span text:style-name="T856">   <text:s/></text:span><text:span text:style-name="T857">try</text:span><text:span text:style-name="T858">:</text:span></text:p>
      <text:p text:style-name="P859"><text:span text:style-name="T860">       <text:s/></text:span><text:span text:style-name="T861">logging</text:span><text:span text:style-name="T862">.</text:span><text:span text:style-name="T863">info</text:span><text:span text:style-name="T864">(</text:span><text:span text:style-name="T865">"Connecting to database..."</text:span><text:span text:style-name="T866">)</text:span></text:p>
      <text:p text:style-name="P867"><text:span text:style-name="T868">       <text:s/></text:span><text:span text:style-name="T869">conn</text:span><text:span text:style-name="T870"><text:s/>=<text:s/></text:span><text:span text:style-name="T871">pyodbc</text:span><text:span text:style-name="T872">.</text:span><text:span text:style-name="T873">connect</text:span><text:span text:style-name="T874">(</text:span><text:span text:style-name="T875">connection_string</text:span><text:span text:style-name="T876">)</text:span></text:p>
      <text:p text:style-name="P877"><text:span text:style-name="T878">       <text:s/></text:span><text:span text:style-name="T879">cursor</text:span><text:span text:style-name="T880"><text:s/>=<text:s/></text:span><text:span text:style-name="T881">conn</text:span><text:span text:style-name="T882">.</text:span><text:span text:style-name="T883">cursor</text:span><text:span text:style-name="T884">()</text:span></text:p>
      <text:p text:style-name="P885"><text:span text:style-name="T886">       <text:s/></text:span><text:span text:style-name="T887">logging</text:span><text:span text:style-name="T888">.</text:span><text:span text:style-name="T889">info</text:span><text:span text:style-name="T890">(</text:span><text:span text:style-name="T891">"Connection successful."</text:span><text:span text:style-name="T892">)</text:span></text:p>
      <text:p text:style-name="P893"/>
      <text:p text:style-name="P894"><text:span text:style-name="T895">       <text:s/></text:span><text:span text:style-name="T896">for</text:span><text:span text:style-name="T897"><text:s/></text:span><text:span text:style-name="T898">item</text:span><text:span text:style-name="T899"><text:s/></text:span><text:span text:style-name="T900">in</text:span><text:span text:style-name="T901"><text:s/></text:span><text:span text:style-name="T902">data</text:span><text:span text:style-name="T903">:</text:span></text:p>
      <text:p text:style-name="P904"><text:span text:style-name="T905">           <text:s/></text:span><text:span text:style-name="T906">required_fields</text:span><text:span text:style-name="T907"><text:s/>= [</text:span><text:span text:style-name="T908">'Company'</text:span><text:span text:style-name="T909">,<text:s/></text:span><text:span text:style-name="T910">'Ticker'</text:span><text:span text:style-name="T911">,<text:s/></text:span><text:span text:style-name="T912">'Sector'</text:span><text:span text:style-name="T913">,<text:s/></text:span><text:span text:style-name="T914">'Stock Price'</text:span><text:span text:style-name="T915">,<text:s/></text:span><text:span text:style-name="T916">'Currency'</text:span><text:span text:style-name="T917">]</text:span></text:p>
      <text:p text:style-name="P918"><text:span text:style-name="T919">           <text:s/></text:span><text:span text:style-name="T920">if</text:span><text:span text:style-name="T921"><text:s/></text:span><text:span text:style-name="T922">not</text:span><text:span text:style-name="T923"><text:s/></text:span><text:span text:style-name="T924">all</text:span><text:span text:style-name="T925">(</text:span><text:span text:style-name="T926">field</text:span><text:span text:style-name="T927"><text:s/></text:span><text:span text:style-name="T928">in</text:span><text:span text:style-name="T929"><text:s/></text:span><text:span text:style-name="T930">item</text:span><text:span text:style-name="T931"><text:s/></text:span><text:span text:style-name="T932">and</text:span><text:span text:style-name="T933"><text:s/></text:span><text:span text:style-name="T934">item</text:span><text:span text:style-name="T935">[</text:span><text:span text:style-name="T936">field</text:span><text:span text:style-name="T937">]<text:s/></text:span><text:span text:style-name="T938">for</text:span><text:span text:style-name="T939"><text:s/></text:span><text:span text:style-name="T940">field</text:span><text:span text:style-name="T941"><text:s/></text:span><text:span text:style-name="T942">in</text:span><text:span text:style-name="T943"><text:s/></text:span><text:span text:style-name="T944">required_fields</text:span><text:span text:style-name="T945">):</text:span></text:p>
      <text:p text:style-name="P946"><text:span text:style-name="T947">               <text:s/></text:span><text:span text:style-name="T948">logging</text:span><text:span text:style-name="T949">.</text:span><text:span text:style-name="T950">warning</text:span><text:span text:style-name="T951">(</text:span><text:span text:style-name="T952">f</text:span><text:span text:style-name="T953">"Missing data in item:<text:s/></text:span><text:span text:style-name="T954">{</text:span><text:span text:style-name="T955">item</text:span><text:span text:style-name="T956">}</text:span><text:span text:style-name="T957">. Skipping."</text:span><text:span text:style-name="T958">)</text:span></text:p>
      <text:p text:style-name="P959"><text:span text:style-name="T960">               <text:s/></text:span><text:span text:style-name="T961">continue</text:span></text:p>
      <text:p text:style-name="P962"/>
      <text:p text:style-name="P963"><text:span text:style-name="T964">           <text:s/></text:span><text:span text:style-name="T965">logging</text:span><text:span text:style-name="T966">.</text:span><text:span text:style-name="T967">info</text:span><text:span text:style-name="T968">(</text:span><text:span text:style-name="T969">f</text:span><text:span text:style-name="T970">"Inserting data for<text:s/></text:span><text:span text:style-name="T971">{</text:span><text:span text:style-name="T972">item</text:span><text:span text:style-name="T973">[</text:span><text:span text:style-name="T974">'Ticker'</text:span><text:span text:style-name="T975">]</text:span><text:span text:style-name="T976">}</text:span><text:span text:style-name="T977">"</text:span><text:span text:style-name="T978">)</text:span></text:p>
      <text:p text:style-name="P979"><text:span text:style-name="T980">           <text:s/></text:span><text:span text:style-name="T981">print</text:span><text:span text:style-name="T982">(</text:span><text:span text:style-name="T983">f</text:span><text:span text:style-name="T984">"Inserting into SQL:<text:s/></text:span><text:span text:style-name="T985">{</text:span><text:span text:style-name="T986">item</text:span><text:span text:style-name="T987">[</text:span><text:span text:style-name="T988">'Company'</text:span><text:span text:style-name="T989">]</text:span><text:span text:style-name="T990">}</text:span><text:span text:style-name="T991">,<text:s/></text:span><text:span text:style-name="T992">{</text:span><text:span text:style-name="T993">item</text:span><text:span text:style-name="T994">[</text:span><text:span text:style-name="T995">'Ticker'</text:span><text:span text:style-name="T996">]</text:span><text:span text:style-name="T997">}</text:span><text:span text:style-name="T998">,<text:s/></text:span><text:span text:style-name="T999">{</text:span><text:span text:style-name="T1000">item</text:span><text:span text:style-name="T1001">[</text:span><text:span text:style-name="T1002">'Sector'</text:span><text:span text:style-name="T1003">]</text:span><text:span text:style-name="T1004">}</text:span><text:span text:style-name="T1005">,<text:s/></text:span><text:span text:style-name="T1006">{</text:span><text:span text:style-name="T1007">item</text:span><text:span text:style-name="T1008">[</text:span><text:span text:style-name="T1009">'Stock Price'</text:span><text:span text:style-name="T1010">]</text:span><text:span text:style-name="T1011">}</text:span><text:span text:style-name="T1012">,<text:s/></text:span><text:span text:style-name="T1013">{</text:span><text:span text:style-name="T1014">item</text:span><text:span text:style-name="T1015">[</text:span><text:span text:style-name="T1016">'Currency'</text:span><text:span text:style-name="T1017">]</text:span><text:span text:style-name="T1018">}</text:span><text:span text:style-name="T1019">"</text:span><text:span text:style-name="T1020">)</text:span></text:p>
      <text:p text:style-name="P1021"><text:span text:style-name="T1022">           <text:s/></text:span><text:span text:style-name="T1023">try</text:span><text:span text:style-name="T1024">:</text:span></text:p>
      <text:p text:style-name="P1025"><text:span text:style-name="T1026">               <text:s/></text:span><text:span text:style-name="T1027">cursor</text:span><text:span text:style-name="T1028">.</text:span><text:span text:style-name="T1029">execute</text:span><text:span text:style-name="T1030">(</text:span><text:span text:style-name="T1031">"""</text:span></text:p>
      <text:p text:style-name="P1032"><text:span text:style-name="T1033">                    INSERT INTO StockTable (Company, Ticker, Sector,<text:s/></text:span><text:span text:style-name="T1034">StockPrice, Currency)</text:span></text:p>
      <text:p text:style-name="P1035"><text:span text:style-name="T1036">                   <text:s/></text:span><text:span text:style-name="T1037">VALUES (?, ?, ?, ?, ?)</text:span></text:p>
      <text:p text:style-name="P1038"><text:span text:style-name="T1039">               <text:s/></text:span><text:span text:style-name="T1040">"""</text:span><text:span text:style-name="T1041">,<text:s/></text:span><text:span text:style-name="T1042">item</text:span><text:span text:style-name="T1043">[</text:span><text:span text:style-name="T1044">'Company'</text:span><text:span text:style-name="T1045">],<text:s/></text:span><text:span text:style-name="T1046">item</text:span><text:span text:style-name="T1047">[</text:span><text:span text:style-name="T1048">'Ticker'</text:span><text:span text:style-name="T1049">],<text:s/></text:span><text:span text:style-name="T1050">item</text:span><text:span text:style-name="T1051">[</text:span><text:span text:style-name="T1052">'Sector'</text:span><text:span text:style-name="T1053">],<text:s/></text:span><text:span text:style-name="T1054">item</text:span><text:span text:style-name="T1055">[</text:span><text:span text:style-name="T1056">'Stock Price'</text:span><text:span text:style-name="T1057">],<text:s/></text:span><text:span text:style-name="T1058">item</text:span><text:span text:style-name="T1059">[</text:span><text:span text:style-name="T1060">'Currency'</text:span><text:span text:style-name="T1061">])</text:span></text:p>
      <text:p text:style-name="P1062"><text:span text:style-name="T1063">               <text:s/></text:span><text:span text:style-name="T1064">logging</text:span><text:span text:style-name="T1065">.</text:span><text:span text:style-name="T1066">info</text:span><text:span text:style-name="T1067">(</text:span><text:span text:style-name="T1068">f</text:span><text:span text:style-name="T1069">"Successfully inserted<text:s/></text:span><text:span text:style-name="T1070">{</text:span><text:span text:style-name="T1071">item</text:span><text:span text:style-name="T1072">[</text:span><text:span text:style-name="T1073">'Ticker'</text:span><text:span text:style-name="T1074">]</text:span><text:span text:style-name="T1075">}</text:span><text:span text:style-name="T1076"><text:s/>into SQL<text:s/></text:span><text:span text:style-name="T1077">table."</text:span><text:span text:style-name="T1078">)</text:span></text:p>
      <text:p text:style-name="P1079"><text:span text:style-name="T1080">               <text:s/></text:span><text:span text:style-name="T1081">print</text:span><text:span text:style-name="T1082">(</text:span><text:span text:style-name="T1083">f</text:span><text:span text:style-name="T1084">"Successfully inserted<text:s/></text:span><text:span text:style-name="T1085">{</text:span><text:span text:style-name="T1086">item</text:span><text:span text:style-name="T1087">[</text:span><text:span text:style-name="T1088">'Ticker'</text:span><text:span text:style-name="T1089">]</text:span><text:span text:style-name="T1090">}</text:span><text:span text:style-name="T1091"><text:s/>into SQL."</text:span><text:span text:style-name="T1092">)</text:span></text:p>
      <text:p text:style-name="P1093"><text:span text:style-name="T1094">           <text:s/></text:span><text:span text:style-name="T1095">except</text:span><text:span text:style-name="T1096"><text:s/></text:span><text:span text:style-name="T1097">pyodbc</text:span><text:span text:style-name="T1098">.</text:span><text:span text:style-name="T1099">Error</text:span><text:span text:style-name="T1100"><text:s/></text:span><text:span text:style-name="T1101">as</text:span><text:span text:style-name="T1102"><text:s/></text:span><text:span text:style-name="T1103">sql_error</text:span><text:span text:style-name="T1104">:</text:span></text:p>
      <text:p text:style-name="P1105"><text:span text:style-name="T1106">               <text:s/></text:span><text:span text:style-name="T1107">logging</text:span><text:span text:style-name="T1108">.</text:span><text:span text:style-name="T1109">error</text:span><text:span text:style-name="T1110">(</text:span><text:span text:style-name="T1111">f</text:span><text:span text:style-name="T1112">"Error inserting<text:s/></text:span><text:span text:style-name="T1113">{</text:span><text:span text:style-name="T1114">item</text:span><text:span text:style-name="T1115">[</text:span><text:span text:style-name="T1116">'Ticker'</text:span><text:span text:style-name="T1117">]</text:span><text:span text:style-name="T1118">}</text:span><text:span text:style-name="T1119"><text:s/>into SQL:<text:s/></text:span><text:span text:style-name="T1120">{</text:span><text:span text:style-name="T1121">sql_error</text:span><text:span text:style-name="T1122">}</text:span><text:span text:style-name="T1123">"</text:span><text:span text:style-name="T1124">)</text:span></text:p>
      <text:p text:style-name="P1125"><text:span text:style-name="T1126">               <text:s/></text:span><text:span text:style-name="T1127">print</text:span><text:span text:style-name="T1128">(</text:span><text:span text:style-name="T1129">f</text:span><text:span text:style-name="T1130">"Error<text:s/></text:span><text:span text:style-name="T1131">inserting<text:s/></text:span><text:span text:style-name="T1132">{</text:span><text:span text:style-name="T1133">item</text:span><text:span text:style-name="T1134">[</text:span><text:span text:style-name="T1135">'Ticker'</text:span><text:span text:style-name="T1136">]</text:span><text:span text:style-name="T1137">}</text:span><text:span text:style-name="T1138"><text:s/>into SQL:<text:s/></text:span><text:span text:style-name="T1139">{</text:span><text:span text:style-name="T1140">sql_error</text:span><text:span text:style-name="T1141">}</text:span><text:span text:style-name="T1142">"</text:span><text:span text:style-name="T1143">)</text:span></text:p>
      <text:p text:style-name="P1144"/>
      <text:p text:style-name="P1145"><text:span text:style-name="T1146">       <text:s/></text:span><text:span text:style-name="T1147">conn</text:span><text:span text:style-name="T1148">.</text:span><text:span text:style-name="T1149">commit</text:span><text:span text:style-name="T1150">()</text:span></text:p>
      <text:p text:style-name="P1151"><text:span text:style-name="T1152">       <text:s/></text:span><text:span text:style-name="T1153">logging</text:span><text:span text:style-name="T1154">.</text:span><text:span text:style-name="T1155">info</text:span><text:span text:style-name="T1156">(</text:span><text:span text:style-name="T1157">"All data successfully inserted."</text:span><text:span text:style-name="T1158">)</text:span></text:p>
      <text:p text:style-name="P1159">   <text:s/></text:p>
      <text:p text:style-name="P1160"><text:span text:style-name="T1161">   <text:s/></text:span><text:span text:style-name="T1162">except</text:span><text:span text:style-name="T1163"><text:s/></text:span><text:span text:style-name="T1164">pyodbc</text:span><text:span text:style-name="T1165">.</text:span><text:span text:style-name="T1166">Error</text:span><text:span text:style-name="T1167"><text:s/></text:span><text:span text:style-name="T1168">as</text:span><text:span text:style-name="T1169"><text:s/></text:span><text:span text:style-name="T1170">e</text:span><text:span text:style-name="T1171">:</text:span></text:p>
      <text:p text:style-name="P1172"><text:span text:style-name="T1173">       <text:s/></text:span><text:span text:style-name="T1174">logging</text:span><text:span text:style-name="T1175">.</text:span><text:span text:style-name="T1176">error</text:span><text:span text:style-name="T1177">(</text:span><text:span text:style-name="T1178">f</text:span><text:span text:style-name="T1179">"Error connecting or executing SQL:<text:s/></text:span><text:span text:style-name="T1180">{</text:span><text:span text:style-name="T1181">e</text:span><text:span text:style-name="T1182">}</text:span><text:span text:style-name="T1183">"</text:span><text:span text:style-name="T1184">)</text:span></text:p>
      <text:p text:style-name="P1185"><text:span text:style-name="T1186">       <text:s/></text:span><text:span text:style-name="T1187">print</text:span><text:span text:style-name="T1188">(</text:span><text:span text:style-name="T1189">f</text:span><text:span text:style-name="T1190">"Error with SQL connection or execution:<text:s/></text:span><text:span text:style-name="T1191">{</text:span><text:span text:style-name="T1192">e</text:span><text:span text:style-name="T1193">}</text:span><text:span text:style-name="T1194">"</text:span><text:span text:style-name="T1195">)</text:span></text:p>
      <text:p text:style-name="P1196"><text:span text:style-name="T1197">   <text:s/></text:span><text:span text:style-name="T1198">finally</text:span><text:span text:style-name="T1199">:</text:span></text:p>
      <text:p text:style-name="P1200"><text:span text:style-name="T1201">       <text:s/></text:span><text:span text:style-name="T1202">if</text:span><text:span text:style-name="T1203"><text:s/></text:span><text:span text:style-name="T1204">conn</text:span><text:span text:style-name="T1205">:</text:span></text:p>
      <text:p text:style-name="P1206"><text:span text:style-name="T1207">           <text:s/></text:span><text:span text:style-name="T1208">conn</text:span><text:span text:style-name="T1209">.</text:span><text:span text:style-name="T1210">close</text:span><text:span text:style-name="T1211">()</text:span></text:p>
      <text:p text:style-name="P1212"><text:span text:style-name="T1213">           <text:s/></text:span><text:span text:style-name="T1214">logging</text:span><text:span text:style-name="T1215">.</text:span><text:span text:style-name="T1216">info</text:span><text:span text:style-name="T1217">(</text:span><text:span text:style-name="T1218">"Connection closed."</text:span><text:span text:style-name="T1219">)</text:span></text:p>
      <text:p text:style-name="P1220">           <text:s/></text:p>
      <text:p text:style-name="P1221"><text:span text:style-name="T1222">if</text:span><text:span text:style-name="T1223"><text:s/></text:span><text:span text:style-name="T1224">__name__</text:span><text:span text:style-name="T1225"><text:s/>==<text:s/></text:span><text:span text:style-name="T1226">"__main__"</text:span><text:span text:style-name="T1227">:</text:span></text:p>
      <text:p text:style-name="P1228"><text:span text:style-name="T1229">   <text:s/></text:span><text:span text:style-name="T1230">test_data</text:span><text:span text:style-name="T1231"><text:s/>= [</text:span></text:p>
      <text:p text:style-name="P1232">        {</text:p>
      <text:p text:style-name="P1233"><text:span text:style-name="T1234">           <text:s/></text:span><text:span text:style-name="T1235">'Company'</text:span><text:span text:style-name="T1236">:<text:s/></text:span><text:span text:style-name="T1237">'Test<text:s/></text:span><text:span text:style-name="T1238">Company'</text:span><text:span text:style-name="T1239">,</text:span></text:p>
      <text:p text:style-name="P1240"><text:span text:style-name="T1241">           <text:s/></text:span><text:span text:style-name="T1242">'Ticker'</text:span><text:span text:style-name="T1243">:<text:s/></text:span><text:span text:style-name="T1244">'TEST'</text:span><text:span text:style-name="T1245">,</text:span></text:p>
      <text:p text:style-name="P1246"><text:span text:style-name="T1247">           <text:s/></text:span><text:span text:style-name="T1248">'Sector'</text:span><text:span text:style-name="T1249">:<text:s/></text:span><text:span text:style-name="T1250">'Technology'</text:span><text:span text:style-name="T1251">,</text:span></text:p>
      <text:p text:style-name="P1252"><text:span text:style-name="T1253">           <text:s/></text:span><text:span text:style-name="T1254">'Stock Price'</text:span><text:span text:style-name="T1255">:<text:s/></text:span><text:span text:style-name="T1256">123.45</text:span><text:span text:style-name="T1257">,</text:span></text:p>
      <text:p text:style-name="P1258"><text:span text:style-name="T1259">           <text:s/></text:span><text:span text:style-name="T1260">'Currency'</text:span><text:span text:style-name="T1261">:<text:s/></text:span><text:span text:style-name="T1262">'USD'</text:span></text:p>
      <text:p text:style-name="P1263">        }</text:p>
      <text:p text:style-name="P1264">    ]</text:p>
      <text:p text:style-name="P1265"><text:span text:style-name="T1266">   <text:s/></text:span><text:span text:style-name="T1267">connection_string</text:span><text:span text:style-name="T1268"><text:s/>=<text:s/></text:span><text:span text:style-name="T1269">"DRIVER={ODBC Driver 17 for SQL<text:s/></text:span><text:span text:style-name="T1270">Server};SERVER=TARAWILLIAM;DATABASE=my_stock_projekt;Trusted_Connection=yes;"</text:span></text:p>
      <text:p text:style-name="P1271"><text:span text:style-name="T1272">   <text:s/></text:span><text:span text:style-name="T1273">update_sql_table</text:span><text:span text:style-name="T1274">(</text:span><text:span text:style-name="T1275">test_data</text:span><text:span text:style-name="T1276">,<text:s/></text:span><text:span text:style-name="T1277">connection_string</text:span><text:span text:style-name="T1278">)</text:span></text:p>
      <text:p text:style-name="P1279"/>
      <text:p text:style-name="P1280">5. logger.py - Loggning</text:p>
      <text:p text:style-name="Normal">Loggning är en central del av programmet för att hålla reda på vad som händer under<text:s/>exekveringen. Loggarna sparas i en loggfil som kan användas för felsökning och spårning.</text:p>
      <text:p text:style-name="P1281">Funktioner:</text:p>
      <text:list text:style-name="LFO5" text:continue-numbering="true">
        <text:list-item>
          <text:p text:style-name="P1282"><text:span text:style-name="T1283">setup_logging(log_file)</text:span>: Sätter upp en grundläggande konfiguration för loggning. Loggningen sker till en specifik fil, och varje meddelande har en tidsstämpel, nivå (INFO, WARNING, ERROR) och själva meddelandet.</text:p>
        </text:list-item>
      </text:list>
      <text:p text:style-name="P1284"><text:span text:style-name="T1285">import</text:span><text:span text:style-name="T1286"><text:s/></text:span><text:span text:style-name="T1287">logging</text:span></text:p>
      <text:p text:style-name="P1288"/>
      <text:p text:style-name="P1289"><text:span text:style-name="T1290">def</text:span><text:span text:style-name="T1291"><text:s/></text:span><text:span text:style-name="T1292">setup_logging</text:span><text:span text:style-name="T1293">(</text:span><text:span text:style-name="T1294">log_file</text:span><text:span text:style-name="T1295">:<text:s/></text:span><text:span text:style-name="T1296">str</text:span><text:span text:style-name="T1297">):</text:span></text:p>
      <text:p text:style-name="P1298"><text:span text:style-name="T1299">   <text:s/></text:span><text:span text:style-name="T1300">"""Set up logging configuration."""</text:span></text:p>
      <text:p text:style-name="P1301"><text:span text:style-name="T1302">   <text:s/></text:span><text:span text:style-name="T1303">with</text:span><text:span text:style-name="T1304"><text:s/></text:span><text:span text:style-name="T1305">open</text:span><text:span text:style-name="T1306">(</text:span><text:span text:style-name="T1307">log_file</text:span><text:span text:style-name="T1308">,<text:s/></text:span><text:span text:style-name="T1309">'w'</text:span><text:span text:style-name="T1310">):  </text:span><text:span text:style-name="T1311"># Clear the file before logging for each run to easier error search</text:span></text:p>
      <text:p text:style-name="P1312"><text:span text:style-name="T1313">       <text:s/></text:span><text:span text:style-name="T1314">pass</text:span></text:p>
      <text:p text:style-name="P1315"><text:span text:style-name="T1316">   <text:s/></text:span><text:span text:style-name="T1317">logging</text:span><text:span text:style-name="T1318">.</text:span><text:span text:style-name="T1319">basicConfig</text:span><text:span text:style-name="T1320">(</text:span></text:p>
      <text:p text:style-name="P1321"><text:span text:style-name="T1322">       <text:s/></text:span><text:span text:style-name="T1323">filename</text:span><text:span text:style-name="T1324">=</text:span><text:span text:style-name="T1325">log_file</text:span><text:span text:style-name="T1326">,</text:span></text:p>
      <text:p text:style-name="P1327"><text:span text:style-name="T1328">       <text:s/></text:span><text:span text:style-name="T1329">level</text:span><text:span text:style-name="T1330">=</text:span><text:span text:style-name="T1331">logging</text:span><text:span text:style-name="T1332">.</text:span><text:span text:style-name="T1333">INFO</text:span><text:span text:style-name="T1334">,</text:span></text:p>
      <text:p text:style-name="P1335"><text:span text:style-name="T1336">       <text:s/></text:span><text:span text:style-name="T1337">format</text:span><text:span text:style-name="T1338">=</text:span><text:span text:style-name="T1339">'</text:span><text:span text:style-name="T1340">%(asctime)s</text:span><text:span text:style-name="T1341">:</text:span><text:span text:style-name="T1342">%(levelname)s</text:span><text:span text:style-name="T1343">:</text:span><text:span text:style-name="T1344">%(message)s</text:span><text:span text:style-name="T1345">'</text:span></text:p>
      <text:p text:style-name="P1346"><text:span text:style-name="T1347">   <text:s/></text:span><text:span text:style-name="T1348">)</text:span></text:p>
      <text:p text:style-name="P1349">6. main.py - Huvudprogrammet</text:p>
      <text:p text:style-name="Normal">main.py binder samman alla moduler och exekverar hela flödet från att läsa in<text:s/>CSV-filen till att uppdatera SQL-tabellen.</text:p>
      <text:p text:style-name="P1350">Vad gör main.py:</text:p>
      <text:list text:style-name="LFO6" text:continue-numbering="true">
        <text:list-item>
          <text:p text:style-name="P1351">Startar programmet och sätter upp loggningen.</text:p>
        </text:list-item>
        <text:list-item>
          <text:p text:style-name="P1352">Läser företagsinformation från CSV-filen.</text:p>
        </text:list-item>
        <text:list-item>
          <text:p text:style-name="P1353">Hämtar aktiedata från Finnhub, kontrollerar cachen och undviker dubbletter.</text:p>
        </text:list-item>
        <text:list-item>
          <text:p text:style-name="P1354">Kombinerar och bearbetar data från CSV och Finnhub.</text:p>
        </text:list-item>
        <text:list-item>
          <text:p text:style-name="P1355">Uppdaterar SQL-tabellen med den bearbetade datan.</text:p>
        </text:list-item>
      </text:list>
      <text:p text:style-name="P1356"><text:span text:style-name="T1357">import</text:span><text:span text:style-name="T1358"><text:s/></text:span><text:span text:style-name="T1359">requests</text:span></text:p>
      <text:p text:style-name="P1360"><text:span text:style-name="T1361">from</text:span><text:span text:style-name="T1362"><text:s/></text:span><text:span text:style-name="T1363">api_reader</text:span><text:span text:style-name="T1364"><text:s/></text:span><text:span text:style-name="T1365">import</text:span><text:span text:style-name="T1366"><text:s/></text:span><text:span text:style-name="T1367">fetch_stock_data</text:span><text:span text:style-name="T1368">,<text:s/></text:span><text:span text:style-name="T1369">load_cache</text:span><text:span text:style-name="T1370">,<text:s/></text:span><text:span text:style-name="T1371">save_cache</text:span></text:p>
      <text:p text:style-name="P1372"><text:span text:style-name="T1373">from</text:span><text:span text:style-name="T1374"><text:s/></text:span><text:span text:style-name="T1375">csv_reader</text:span><text:span text:style-name="T1376"><text:s/></text:span><text:span text:style-name="T1377">import</text:span><text:span text:style-name="T1378"><text:s/></text:span><text:span text:style-name="T1379">read_company_data</text:span></text:p>
      <text:p text:style-name="P1380"><text:span text:style-name="T1381">from</text:span><text:span text:style-name="T1382"><text:s/></text:span><text:span text:style-name="T1383">data_processor</text:span><text:span text:style-name="T1384"><text:s/></text:span><text:span text:style-name="T1385">import</text:span><text:span text:style-name="T1386"><text:s/></text:span><text:span text:style-name="T1387">process_data</text:span><text:span text:style-name="T1388"><text:s/> </text:span></text:p>
      <text:p text:style-name="P1389"><text:span text:style-name="T1390">from</text:span><text:span text:style-name="T1391"><text:s/></text:span><text:span text:style-name="T1392">sql_updater</text:span><text:span text:style-name="T1393"><text:s/></text:span><text:span text:style-name="T1394">import</text:span><text:span text:style-name="T1395"><text:s/></text:span><text:span text:style-name="T1396">update_sql_table</text:span></text:p>
      <text:p text:style-name="P1397"><text:span text:style-name="T1398">from</text:span><text:span text:style-name="T1399"><text:s/></text:span><text:span text:style-name="T1400">logger</text:span><text:span text:style-name="T1401"><text:s/></text:span><text:span text:style-name="T1402">import</text:span><text:span text:style-name="T1403"><text:s/></text:span><text:span text:style-name="T1404">setup_logging</text:span></text:p>
      <text:p text:style-name="P1405"><text:span text:style-name="T1406">import</text:span><text:span text:style-name="T1407"><text:s/></text:span><text:span text:style-name="T1408">logging</text:span></text:p>
      <text:p text:style-name="P1409"><text:span text:style-name="T1410">import</text:span><text:span text:style-name="T1411"><text:s/></text:span><text:span text:style-name="T1412">time</text:span></text:p>
      <text:p text:style-name="P1413"/>
      <text:p text:style-name="P1414"><text:span text:style-name="T1415">print</text:span><text:span text:style-name="T1416">(</text:span><text:span text:style-name="T1417">"All modules imported successfully."</text:span><text:span text:style-name="T1418">)</text:span></text:p>
      <text:p text:style-name="P1419"/>
      <text:p text:style-name="P1420"><text:span text:style-name="T1421">csv_file</text:span><text:span text:style-name="T1422"><text:s/>=<text:s/></text:span><text:span text:style-name="T1423">r</text:span><text:span text:style-name="T1424">"C:</text:span><text:span text:style-name="T1425">\U</text:span><text:span text:style-name="T1426">sers</text:span><text:span text:style-name="T1427">\k</text:span><text:span text:style-name="T1428">icki</text:span><text:span text:style-name="T1429">\m</text:span><text:span text:style-name="T1430">y_stock_projekt</text:span><text:span text:style-name="T1431">\c</text:span><text:span text:style-name="T1432">ompanies.csv"</text:span></text:p>
      <text:p text:style-name="P1433"/>
      <text:p text:style-name="P1434"><text:span text:style-name="T1435">def</text:span><text:span text:style-name="T1436"><text:s/></text:span><text:span text:style-name="T1437">main</text:span><text:span text:style-name="T1438">():</text:span></text:p>
      <text:p text:style-name="P1439"><text:span text:style-name="T1440">   <text:s/></text:span><text:span text:style-name="T1441">print</text:span><text:span text:style-name="T1442">(</text:span><text:span text:style-name="T1443">"Program has<text:s/></text:span><text:span text:style-name="T1444">started..."</text:span><text:span text:style-name="T1445">)</text:span></text:p>
      <text:p text:style-name="P1446"><text:span text:style-name="T1447">   <text:s/></text:span><text:span text:style-name="T1448">setup_logging</text:span><text:span text:style-name="T1449">(</text:span><text:span text:style-name="T1450">r</text:span><text:span text:style-name="T1451">"C:</text:span><text:span text:style-name="T1452">\U</text:span><text:span text:style-name="T1453">sers</text:span><text:span text:style-name="T1454">\k</text:span><text:span text:style-name="T1455">icki</text:span><text:span text:style-name="T1456">\m</text:span><text:span text:style-name="T1457">y_stock_projekt</text:span><text:span text:style-name="T1458">\p</text:span><text:span text:style-name="T1459">rocess.log"</text:span><text:span text:style-name="T1460">)</text:span></text:p>
      <text:p text:style-name="P1461"><text:span text:style-name="T1462">   <text:s/></text:span><text:span text:style-name="T1463">logging</text:span><text:span text:style-name="T1464">.</text:span><text:span text:style-name="T1465">info</text:span><text:span text:style-name="T1466">(</text:span><text:span text:style-name="T1467">"Starting program..."</text:span><text:span text:style-name="T1468">)</text:span></text:p>
      <text:p text:style-name="P1469"/>
      <text:p text:style-name="P1470"><text:span text:style-name="T1471">   <text:s/></text:span><text:span text:style-name="T1472">connection_string</text:span><text:span text:style-name="T1473"><text:s/>=<text:s/></text:span><text:span text:style-name="T1474">"DRIVER={ODBC Driver 17 for SQL<text:s/></text:span><text:span text:style-name="T1475">Server};SERVER=TARAWILLIAM;DATABASE=my_stock_projekt;Trusted_Connection=yes;"</text:span></text:p>
      <text:p text:style-name="P1476"/>
      <text:p text:style-name="P1477"><text:span text:style-name="T1478">   <text:s/></text:span><text:span text:style-name="T1479"># Read company information from CSV</text:span></text:p>
      <text:p text:style-name="P1480"><text:span text:style-name="T1481">   <text:s/></text:span><text:span text:style-name="T1482">logging</text:span><text:span text:style-name="T1483">.</text:span><text:span text:style-name="T1484">info</text:span><text:span text:style-name="T1485">(</text:span><text:span text:style-name="T1486">"Reading company data from CSV..."</text:span><text:span text:style-name="T1487">)</text:span></text:p>
      <text:p text:style-name="P1488"><text:span text:style-name="T1489">   <text:s/></text:span><text:span text:style-name="T1490">company_data</text:span><text:span text:style-name="T1491"><text:s/>=<text:s/></text:span><text:span text:style-name="T1492">read_company_data</text:span><text:span text:style-name="T1493">(</text:span><text:span text:style-name="T1494">csv_file</text:span><text:span text:style-name="T1495">)</text:span></text:p>
      <text:p text:style-name="P1496"><text:span text:style-name="T1497">   <text:s/></text:span><text:span text:style-name="T1498">logging</text:span><text:span text:style-name="T1499">.</text:span><text:span text:style-name="T1500">info</text:span><text:span text:style-name="T1501">(</text:span><text:span text:style-name="T1502">f</text:span><text:span text:style-name="T1503">"Read<text:s/></text:span><text:span text:style-name="T1504">{</text:span><text:span text:style-name="T1505">len</text:span><text:span text:style-name="T1506">(</text:span><text:span text:style-name="T1507">company_data</text:span><text:span text:style-name="T1508">)</text:span><text:span text:style-name="T1509">}</text:span><text:span text:style-name="T1510"><text:s/>companies from CSV."</text:span><text:span text:style-name="T1511">)</text:span></text:p>
      <text:p text:style-name="P1512"><text:span text:style-name="T1513">   <text:s/></text:span><text:span text:style-name="T1514">print</text:span><text:span text:style-name="T1515">(</text:span><text:span text:style-name="T1516">f</text:span><text:span text:style-name="T1517">"Company data read from CSV:<text:s/></text:span><text:span text:style-name="T1518">{</text:span><text:span text:style-name="T1519">company_data</text:span><text:span text:style-name="T1520">}</text:span><text:span text:style-name="T1521">"</text:span><text:span text:style-name="T1522">)</text:span></text:p>
      <text:p text:style-name="P1523"/>
      <text:p text:style-name="P1524"><text:span text:style-name="T1525">   <text:s/></text:span><text:span text:style-name="T1526"># Load cache for stock data</text:span></text:p>
      <text:p text:style-name="P1527"><text:span text:style-name="T1528">   <text:s/></text:span><text:span text:style-name="T1529">stock_data_cache</text:span><text:span text:style-name="T1530"><text:s/>=<text:s/></text:span><text:span text:style-name="T1531">load_cache</text:span><text:span text:style-name="T1532">()  </text:span><text:span text:style-name="T1533"># Load existing cached data</text:span></text:p>
      <text:p text:style-name="P1534"><text:span text:style-name="T1535">   <text:s/></text:span><text:span text:style-name="T1536">new_stock_data</text:span><text:span text:style-name="T1537"><text:s/>= {}</text:span></text:p>
      <text:p text:style-name="P1538"/>
      <text:p text:style-name="P1539"><text:span text:style-name="T1540">   <text:s/></text:span><text:span text:style-name="T1541"># Fetch real-time stock data<text:s/></text:span><text:span text:style-name="T1542">from Finnhub</text:span></text:p>
      <text:p text:style-name="P1543"><text:span text:style-name="T1544">   <text:s/></text:span><text:span text:style-name="T1545">successful_fetches</text:span><text:span text:style-name="T1546"><text:s/>=<text:s/></text:span><text:span text:style-name="T1547">0</text:span></text:p>
      <text:p text:style-name="P1548"><text:span text:style-name="T1549">   <text:s/></text:span><text:span text:style-name="T1550">failed_fetches</text:span><text:span text:style-name="T1551"><text:s/>=<text:s/></text:span><text:span text:style-name="T1552">0</text:span></text:p>
      <text:p text:style-name="P1553"/>
      <text:p text:style-name="P1554"><text:span text:style-name="T1555">   <text:s/></text:span><text:span text:style-name="T1556">max_retries</text:span><text:span text:style-name="T1557"><text:s/>=<text:s/></text:span><text:span text:style-name="T1558">3</text:span></text:p>
      <text:p text:style-name="P1559"/>
      <text:p text:style-name="P1560"><text:span text:style-name="T1561">   <text:s/></text:span><text:span text:style-name="T1562"># Loop through each company</text:span></text:p>
      <text:p text:style-name="P1563"><text:span text:style-name="T1564">   <text:s/></text:span><text:span text:style-name="T1565">for</text:span><text:span text:style-name="T1566"><text:s/></text:span><text:span text:style-name="T1567">company</text:span><text:span text:style-name="T1568"><text:s/></text:span><text:span text:style-name="T1569">in</text:span><text:span text:style-name="T1570"><text:s/></text:span><text:span text:style-name="T1571">company_data</text:span><text:span text:style-name="T1572">:</text:span></text:p>
      <text:p text:style-name="P1573"><text:span text:style-name="T1574">       <text:s/></text:span><text:span text:style-name="T1575">ticker</text:span><text:span text:style-name="T1576"><text:s/>=<text:s/></text:span><text:span text:style-name="T1577">company</text:span><text:span text:style-name="T1578">[</text:span><text:span text:style-name="T1579">'Ticker'</text:span><text:span text:style-name="T1580">]</text:span></text:p>
      <text:p text:style-name="P1581"/>
      <text:p text:style-name="P1582"><text:span text:style-name="T1583">       <text:s/></text:span><text:span text:style-name="T1584">if</text:span><text:span text:style-name="T1585"><text:s/></text:span><text:span text:style-name="T1586">ticker</text:span><text:span text:style-name="T1587"><text:s/></text:span><text:span text:style-name="T1588">in</text:span><text:span text:style-name="T1589"><text:s/></text:span><text:span text:style-name="T1590">new_stock_data</text:span><text:span text:style-name="T1591">:  </text:span><text:span text:style-name="T1592"># Skip if already fetched</text:span></text:p>
      <text:p text:style-name="P1593"><text:span text:style-name="T1594">     </text:span><text:span text:style-name="T1595"><text:s/>     <text:s/></text:span><text:span text:style-name="T1596">continue</text:span></text:p>
      <text:p text:style-name="P1597"/>
      <text:p text:style-name="P1598"><text:span text:style-name="T1599">       <text:s/></text:span><text:span text:style-name="T1600">attempts</text:span><text:span text:style-name="T1601"><text:s/>=<text:s/></text:span><text:span text:style-name="T1602">0</text:span><text:span text:style-name="T1603"><text:s/> </text:span><text:span text:style-name="T1604"># Reset attempts for each ticker</text:span></text:p>
      <text:p text:style-name="P1605"><text:span text:style-name="T1606">       <text:s/></text:span><text:span text:style-name="T1607">while</text:span><text:span text:style-name="T1608"><text:s/></text:span><text:span text:style-name="T1609">attempts</text:span><text:span text:style-name="T1610"><text:s/>&lt;<text:s/></text:span><text:span text:style-name="T1611">max_retries</text:span><text:span text:style-name="T1612">:</text:span></text:p>
      <text:p text:style-name="P1613"><text:span text:style-name="T1614">           <text:s/></text:span><text:span text:style-name="T1615">try</text:span><text:span text:style-name="T1616">:</text:span></text:p>
      <text:p text:style-name="P1617"><text:span text:style-name="T1618">               <text:s/></text:span><text:span text:style-name="T1619">if</text:span><text:span text:style-name="T1620"><text:s/></text:span><text:span text:style-name="T1621">ticker</text:span><text:span text:style-name="T1622"><text:s/></text:span><text:span text:style-name="T1623">in</text:span><text:span text:style-name="T1624"><text:s/></text:span><text:span text:style-name="T1625">stock_data_cache</text:span><text:span text:style-name="T1626">:</text:span></text:p>
      <text:p text:style-name="P1627"><text:span text:style-name="T1628">                   <text:s/></text:span><text:span text:style-name="T1629">print</text:span><text:span text:style-name="T1630">(</text:span><text:span text:style-name="T1631">f</text:span><text:span text:style-name="T1632">"Using cached data for<text:s/></text:span><text:span text:style-name="T1633">{</text:span><text:span text:style-name="T1634">ticker</text:span><text:span text:style-name="T1635">}</text:span><text:span text:style-name="T1636">."</text:span><text:span text:style-name="T1637">)</text:span></text:p>
      <text:p text:style-name="P1638"><text:span text:style-name="T1639">                   </text:span><text:span text:style-name="T1640"><text:s/></text:span><text:span text:style-name="T1641">new_stock_data</text:span><text:span text:style-name="T1642">[</text:span><text:span text:style-name="T1643">ticker</text:span><text:span text:style-name="T1644">] =<text:s/></text:span><text:span text:style-name="T1645">stock_data_cache</text:span><text:span text:style-name="T1646">[</text:span><text:span text:style-name="T1647">ticker</text:span><text:span text:style-name="T1648">]</text:span></text:p>
      <text:p text:style-name="P1649"><text:span text:style-name="T1650">                   <text:s/></text:span><text:span text:style-name="T1651">logging</text:span><text:span text:style-name="T1652">.</text:span><text:span text:style-name="T1653">info</text:span><text:span text:style-name="T1654">(</text:span><text:span text:style-name="T1655">f</text:span><text:span text:style-name="T1656">"Using cached data for<text:s/></text:span><text:span text:style-name="T1657">{</text:span><text:span text:style-name="T1658">ticker</text:span><text:span text:style-name="T1659">}</text:span><text:span text:style-name="T1660">."</text:span><text:span text:style-name="T1661">)</text:span></text:p>
      <text:p text:style-name="P1662"><text:span text:style-name="T1663">                   <text:s/></text:span><text:span text:style-name="T1664">break</text:span></text:p>
      <text:p text:style-name="P1665"><text:span text:style-name="T1666">               <text:s/></text:span><text:span text:style-name="T1667">else</text:span><text:span text:style-name="T1668">:</text:span></text:p>
      <text:p text:style-name="P1669"><text:span text:style-name="T1670">                   <text:s/></text:span><text:span text:style-name="T1671">stock_info</text:span><text:span text:style-name="T1672"><text:s/>=<text:s/></text:span><text:span text:style-name="T1673">fetch_stock_data</text:span><text:span text:style-name="T1674">(</text:span><text:span text:style-name="T1675">ticker</text:span><text:span text:style-name="T1676">,<text:s/></text:span><text:span text:style-name="T1677">stock_data_cache</text:span><text:span text:style-name="T1678">)</text:span></text:p>
      <text:p text:style-name="P1679"><text:span text:style-name="T1680">                   <text:s/></text:span><text:span text:style-name="T1681">if</text:span><text:span text:style-name="T1682"><text:s/></text:span><text:span text:style-name="T1683">stock_info</text:span><text:span text:style-name="T1684"><text:s/></text:span><text:span text:style-name="T1685">is</text:span><text:span text:style-name="T1686"><text:s/></text:span><text:span text:style-name="T1687">not</text:span><text:span text:style-name="T1688"><text:s/></text:span><text:span text:style-name="T1689">None</text:span><text:span text:style-name="T1690">:</text:span></text:p>
      <text:p text:style-name="P1691"><text:span text:style-name="T1692">                       <text:s/></text:span><text:span text:style-name="T1693">new_stock_data</text:span><text:span text:style-name="T1694">[</text:span><text:span text:style-name="T1695">ticker</text:span><text:span text:style-name="T1696">] =<text:s/></text:span><text:span text:style-name="T1697">stock_info</text:span></text:p>
      <text:p text:style-name="P1698"><text:span text:style-name="T1699">                       <text:s/></text:span><text:span text:style-name="T1700">successful_fetches</text:span><text:span text:style-name="T1701"><text:s/>+=<text:s/></text:span><text:span text:style-name="T1702">1</text:span></text:p>
      <text:p text:style-name="P1703"><text:span text:style-name="T1704">                       <text:s/></text:span><text:span text:style-name="T1705">print</text:span><text:span text:style-name="T1706">(</text:span><text:span text:style-name="T1707">f</text:span><text:span text:style-name="T1708">"Caching data for<text:s/></text:span><text:span text:style-name="T1709">{</text:span><text:span text:style-name="T1710">ticker</text:span><text:span text:style-name="T1711">}</text:span><text:span text:style-name="T1712">."</text:span><text:span text:style-name="T1713">)</text:span></text:p>
      <text:p text:style-name="P1714"><text:span text:style-name="T1715">                     </text:span><text:span text:style-name="T1716"><text:s/> <text:s/></text:span><text:span text:style-name="T1717">break</text:span></text:p>
      <text:p text:style-name="P1718"><text:span text:style-name="T1719">                   <text:s/></text:span><text:span text:style-name="T1720">else</text:span><text:span text:style-name="T1721">:</text:span></text:p>
      <text:p text:style-name="P1722"><text:span text:style-name="T1723">                       <text:s/></text:span><text:span text:style-name="T1724">logging</text:span><text:span text:style-name="T1725">.</text:span><text:span text:style-name="T1726">warning</text:span><text:span text:style-name="T1727">(</text:span><text:span text:style-name="T1728">f</text:span><text:span text:style-name="T1729">"Skipping<text:s/></text:span><text:span text:style-name="T1730">{</text:span><text:span text:style-name="T1731">ticker</text:span><text:span text:style-name="T1732">}</text:span><text:span text:style-name="T1733"><text:s/>due to missing stock data."</text:span><text:span text:style-name="T1734">)</text:span></text:p>
      <text:p text:style-name="P1735"><text:span text:style-name="T1736">                       <text:s/></text:span><text:span text:style-name="T1737">print</text:span><text:span text:style-name="T1738">(</text:span><text:span text:style-name="T1739">f</text:span><text:span text:style-name="T1740">"Skipping<text:s/></text:span><text:span text:style-name="T1741">{</text:span><text:span text:style-name="T1742">ticker</text:span><text:span text:style-name="T1743">}</text:span><text:span text:style-name="T1744"><text:s/>due to missing stock data."</text:span><text:span text:style-name="T1745">)</text:span></text:p>
      <text:p text:style-name="P1746"><text:span text:style-name="T1747">                       <text:s/></text:span><text:span text:style-name="T1748">failed_fetches</text:span><text:span text:style-name="T1749"><text:s/>+=<text:s/></text:span><text:span text:style-name="T1750">1</text:span></text:p>
      <text:p text:style-name="P1751"><text:span text:style-name="T1752">       <text:s/></text:span><text:span text:style-name="T1753">               <text:s/></text:span><text:span text:style-name="T1754">break</text:span></text:p>
      <text:p text:style-name="P1755"><text:span text:style-name="T1756">           <text:s/></text:span><text:span text:style-name="T1757">except</text:span><text:span text:style-name="T1758"><text:s/></text:span><text:span text:style-name="T1759">requests</text:span><text:span text:style-name="T1760">.</text:span><text:span text:style-name="T1761">RequestException</text:span><text:span text:style-name="T1762"><text:s/></text:span><text:span text:style-name="T1763">as</text:span><text:span text:style-name="T1764"><text:s/></text:span><text:span text:style-name="T1765">e</text:span><text:span text:style-name="T1766">:</text:span></text:p>
      <text:p text:style-name="P1767"><text:span text:style-name="T1768">               <text:s/></text:span><text:span text:style-name="T1769">attempts</text:span><text:span text:style-name="T1770"><text:s/>+=<text:s/></text:span><text:span text:style-name="T1771">1</text:span></text:p>
      <text:p text:style-name="P1772"><text:span text:style-name="T1773">               <text:s/></text:span><text:span text:style-name="T1774">if</text:span><text:span text:style-name="T1775"><text:s/></text:span><text:span text:style-name="T1776">attempts</text:span><text:span text:style-name="T1777"><text:s/>&gt;=<text:s/></text:span><text:span text:style-name="T1778">max_retries</text:span><text:span text:style-name="T1779">:</text:span></text:p>
      <text:p text:style-name="P1780"><text:span text:style-name="T1781">                   <text:s/></text:span><text:span text:style-name="T1782">retry_delay</text:span><text:span text:style-name="T1783"><text:s/>=<text:s/></text:span><text:span text:style-name="T1784">60</text:span><text:span text:style-name="T1785"><text:s/> </text:span><text:span text:style-name="T1786"># Wait 60 seconds after every 429-error</text:span></text:p>
      <text:p text:style-name="P1787"><text:span text:style-name="T1788">                   <text:s/></text:span><text:span text:style-name="T1789">logging</text:span><text:span text:style-name="T1790">.</text:span><text:span text:style-name="T1791">error</text:span><text:span text:style-name="T1792">(</text:span><text:span text:style-name="T1793">f</text:span><text:span text:style-name="T1794">"Failed to fetch<text:s/></text:span><text:span text:style-name="T1795">{</text:span><text:span text:style-name="T1796">ticker</text:span><text:span text:style-name="T1797">}</text:span><text:span text:style-name="T1798"><text:s/>after<text:s/></text:span><text:span text:style-name="T1799">{</text:span><text:span text:style-name="T1800">max_retries</text:span><text:span text:style-name="T1801">}</text:span><text:span text:style-name="T1802"><text:s/>attempts:<text:s/></text:span><text:span text:style-name="T1803">{</text:span><text:span text:style-name="T1804">e</text:span><text:span text:style-name="T1805">}</text:span><text:span text:style-name="T1806">"</text:span><text:span text:style-name="T1807">)</text:span></text:p>
      <text:p text:style-name="P1808"><text:span text:style-name="T1809">                   <text:s/></text:span><text:span text:style-name="T1810">break</text:span></text:p>
      <text:p text:style-name="P1811"/>
      <text:p text:style-name="P1812"><text:span text:style-name="T1813">   <text:s/></text:span><text:span text:style-name="T1814">print</text:span><text:span text:style-name="T1815">(</text:span><text:span text:style-name="T1816">f</text:span><text:span text:style-name="T1817">"Total successful fetches:<text:s/></text:span><text:span text:style-name="T1818">{</text:span><text:span text:style-name="T1819">successful_fetches</text:span><text:span text:style-name="T1820">}</text:span><text:span text:style-name="T1821">"</text:span><text:span text:style-name="T1822">)</text:span></text:p>
      <text:p text:style-name="P1823"><text:span text:style-name="T1824">   <text:s/></text:span><text:span text:style-name="T1825">print</text:span><text:span text:style-name="T1826">(</text:span><text:span text:style-name="T1827">f</text:span><text:span text:style-name="T1828">"Total failed fetches:<text:s/></text:span><text:span text:style-name="T1829">{</text:span><text:span text:style-name="T1830">failed_fetches</text:span><text:span text:style-name="T1831">}</text:span><text:span text:style-name="T1832">"</text:span><text:span text:style-name="T1833">)</text:span></text:p>
      <text:p text:style-name="P1834"/>
      <text:p text:style-name="P1835"><text:span text:style-name="T1836">   <text:s/></text:span><text:span text:style-name="T1837"># Log size of the cache<text:s/></text:span><text:span text:style-name="T1838">before fetching new data</text:span></text:p>
      <text:p text:style-name="P1839"><text:span text:style-name="T1840">   <text:s/></text:span><text:span text:style-name="T1841">logging</text:span><text:span text:style-name="T1842">.</text:span><text:span text:style-name="T1843">info</text:span><text:span text:style-name="T1844">(</text:span><text:span text:style-name="T1845">f</text:span><text:span text:style-name="T1846">"Initial cache size:<text:s/></text:span><text:span text:style-name="T1847">{</text:span><text:span text:style-name="T1848">len</text:span><text:span text:style-name="T1849">(</text:span><text:span text:style-name="T1850">stock_data_cache</text:span><text:span text:style-name="T1851">)</text:span><text:span text:style-name="T1852">}</text:span><text:span text:style-name="T1853">"</text:span><text:span text:style-name="T1854">)</text:span></text:p>
      <text:p text:style-name="P1855"/>
      <text:p text:style-name="P1856"><text:span text:style-name="T1857">   <text:s/></text:span><text:span text:style-name="T1858"># Save the newly fetched data to the cache</text:span></text:p>
      <text:p text:style-name="P1859"><text:span text:style-name="T1860">   <text:s/></text:span><text:span text:style-name="T1861">total_cache_data</text:span><text:span text:style-name="T1862"><text:s/>= {**</text:span><text:span text:style-name="T1863">stock_data_cache</text:span><text:span text:style-name="T1864">, **</text:span><text:span text:style-name="T1865">new_stock_data</text:span><text:span text:style-name="T1866">}  </text:span><text:span text:style-name="T1867"># Combine old and new cache</text:span></text:p>
      <text:p text:style-name="P1868"><text:span text:style-name="T1869">   <text:s/></text:span><text:span text:style-name="T1870">save_cache</text:span><text:span text:style-name="T1871">(</text:span><text:span text:style-name="T1872">total_cache_data</text:span><text:span text:style-name="T1873">)</text:span></text:p>
      <text:p text:style-name="P1874"><text:span text:style-name="T1875">   <text:s/></text:span><text:span text:style-name="T1876">logging</text:span><text:span text:style-name="T1877">.</text:span><text:span text:style-name="T1878">info</text:span><text:span text:style-name="T1879">(</text:span><text:span text:style-name="T1880">f</text:span><text:span text:style-name="T1881">"Cache size after fetching:<text:s/></text:span><text:span text:style-name="T1882">{</text:span><text:span text:style-name="T1883">len</text:span><text:span text:style-name="T1884">(</text:span><text:span text:style-name="T1885">total_cache_data</text:span><text:span text:style-name="T1886">)</text:span><text:span text:style-name="T1887">}</text:span><text:span text:style-name="T1888">"</text:span><text:span text:style-name="T1889">)</text:span></text:p>
      <text:p text:style-name="P1890"/>
      <text:p text:style-name="P1891"><text:span text:style-name="T1892">   <text:s/></text:span><text:span text:style-name="T1893"># Verify that we don't exceed number of companies available with fetched</text:span></text:p>
      <text:p text:style-name="P1894"><text:span text:style-name="T1895">   <text:s/></text:span><text:span text:style-name="T1896">if</text:span><text:span text:style-name="T1897"><text:s/></text:span><text:span text:style-name="T1898">len</text:span><text:span text:style-name="T1899">(</text:span><text:span text:style-name="T1900">new_stock_data</text:span><text:span text:style-name="T1901">) ==<text:s/></text:span><text:span text:style-name="T1902">len</text:span><text:span text:style-name="T1903">(</text:span><text:span text:style-name="T1904">company_data</text:span><text:span text:style-name="T1905">):</text:span></text:p>
      <text:p text:style-name="P1906"><text:span text:style-name="T1907">       <text:s/></text:span><text:span text:style-name="T1908">logging</text:span><text:span text:style-name="T1909">.</text:span><text:span text:style-name="T1910">info</text:span><text:span text:style-name="T1911">(</text:span><text:span text:style-name="T1912">f</text:span><text:span text:style-name="T1913">"All data<text:s/></text:span><text:span text:style-name="T1914">fetched successfully for<text:s/></text:span><text:span text:style-name="T1915">{</text:span><text:span text:style-name="T1916">len</text:span><text:span text:style-name="T1917">(</text:span><text:span text:style-name="T1918">new_stock_data</text:span><text:span text:style-name="T1919">)</text:span><text:span text:style-name="T1920">}</text:span><text:span text:style-name="T1921"><text:s/>companies."</text:span><text:span text:style-name="T1922">)</text:span></text:p>
      <text:p text:style-name="P1923"><text:span text:style-name="T1924">   <text:s/></text:span><text:span text:style-name="T1925">else</text:span><text:span text:style-name="T1926">:</text:span></text:p>
      <text:p text:style-name="P1927"><text:span text:style-name="T1928">       <text:s/></text:span><text:span text:style-name="T1929">logging</text:span><text:span text:style-name="T1930">.</text:span><text:span text:style-name="T1931">warning</text:span><text:span text:style-name="T1932">(</text:span><text:span text:style-name="T1933">f</text:span><text:span text:style-name="T1934">"Expected<text:s/></text:span><text:span text:style-name="T1935">{</text:span><text:span text:style-name="T1936">len</text:span><text:span text:style-name="T1937">(</text:span><text:span text:style-name="T1938">company_data</text:span><text:span text:style-name="T1939">)</text:span><text:span text:style-name="T1940">}</text:span><text:span text:style-name="T1941"><text:s/>companies, but only fetched data for<text:s/></text:span><text:span text:style-name="T1942">{</text:span><text:span text:style-name="T1943">len</text:span><text:span text:style-name="T1944">(</text:span><text:span text:style-name="T1945">new_stock_data</text:span><text:span text:style-name="T1946">)</text:span><text:span text:style-name="T1947">}</text:span><text:span text:style-name="T1948"><text:s/>companies."</text:span><text:span text:style-name="T1949">)</text:span></text:p>
      <text:p text:style-name="P1950"/>
      <text:p text:style-name="P1951"><text:span text:style-name="T1952">   <text:s/></text:span><text:span text:style-name="T1953"># Combine and process data</text:span></text:p>
      <text:p text:style-name="P1954"><text:span text:style-name="T1955">   <text:s/></text:span><text:span text:style-name="T1956">logging</text:span><text:span text:style-name="T1957">.</text:span><text:span text:style-name="T1958">info</text:span><text:span text:style-name="T1959">(</text:span><text:span text:style-name="T1960">"Processing data..."</text:span><text:span text:style-name="T1961">)</text:span></text:p>
      <text:p text:style-name="P1962"><text:span text:style-name="T1963">   <text:s/></text:span><text:span text:style-name="T1964">processed_data</text:span><text:span text:style-name="T1965"><text:s/>=<text:s/></text:span><text:span text:style-name="T1966">process_data</text:span><text:span text:style-name="T1967">(</text:span><text:span text:style-name="T1968">company_data</text:span><text:span text:style-name="T1969">,<text:s/></text:span><text:span text:style-name="T1970">new_stock_data</text:span><text:span text:style-name="T1971">)</text:span></text:p>
      <text:p text:style-name="P1972"><text:span text:style-name="T1973">   <text:s/></text:span><text:span text:style-name="T1974">logging</text:span><text:span text:style-name="T1975">.</text:span><text:span text:style-name="T1976">info</text:span><text:span text:style-name="T1977">(</text:span><text:span text:style-name="T1978">f</text:span><text:span text:style-name="T1979">"Processed data:<text:s/></text:span><text:span text:style-name="T1980">{</text:span><text:span text:style-name="T1981">processed_data</text:span><text:span text:style-name="T1982">}</text:span><text:span text:style-name="T1983">"</text:span><text:span text:style-name="T1984">)</text:span></text:p>
      <text:p text:style-name="P1985"><text:span text:style-name="T1986">   <text:s/></text:span><text:span text:style-name="T1987">print</text:span><text:span text:style-name="T1988">(</text:span><text:span text:style-name="T1989">f</text:span><text:span text:style-name="T1990">"Processed data:<text:s/></text:span><text:span text:style-name="T1991">{</text:span><text:span text:style-name="T1992">processed_data</text:span><text:span text:style-name="T1993">}</text:span><text:span text:style-name="T1994">"</text:span><text:span text:style-name="T1995">)</text:span></text:p>
      <text:p text:style-name="P1996"/>
      <text:p text:style-name="P1997"><text:span text:style-name="T1998">   <text:s/></text:span><text:span text:style-name="T1999"># Update SQL table</text:span></text:p>
      <text:p text:style-name="P2000"><text:span text:style-name="T2001">   <text:s/></text:span><text:span text:style-name="T2002">logging</text:span><text:span text:style-name="T2003">.</text:span><text:span text:style-name="T2004">info</text:span><text:span text:style-name="T2005">(</text:span><text:span text:style-name="T2006">"Updating SQL<text:s/></text:span><text:span text:style-name="T2007">table..."</text:span><text:span text:style-name="T2008">)</text:span></text:p>
      <text:p text:style-name="P2009"><text:span text:style-name="T2010">   <text:s/></text:span><text:span text:style-name="T2011">update_sql_table</text:span><text:span text:style-name="T2012">(</text:span><text:span text:style-name="T2013">processed_data</text:span><text:span text:style-name="T2014">,<text:s/></text:span><text:span text:style-name="T2015">connection_string</text:span><text:span text:style-name="T2016">)</text:span></text:p>
      <text:p text:style-name="P2017"><text:span text:style-name="T2018">   <text:s/></text:span><text:span text:style-name="T2019">logging</text:span><text:span text:style-name="T2020">.</text:span><text:span text:style-name="T2021">info</text:span><text:span text:style-name="T2022">(</text:span><text:span text:style-name="T2023">"SQL table updated."</text:span><text:span text:style-name="T2024">)</text:span></text:p>
      <text:p text:style-name="P2025"/>
      <text:p text:style-name="P2026"><text:span text:style-name="T2027">   <text:s/></text:span><text:span text:style-name="T2028">print</text:span><text:span text:style-name="T2029">(</text:span><text:span text:style-name="T2030">"All stock data fetched and processed."</text:span><text:span text:style-name="T2031">)</text:span></text:p>
      <text:p text:style-name="P2032"><text:span text:style-name="T2033">   <text:s/></text:span><text:span text:style-name="T2034">logging</text:span><text:span text:style-name="T2035">.</text:span><text:span text:style-name="T2036">info</text:span><text:span text:style-name="T2037">(</text:span><text:span text:style-name="T2038">"Program completed successfully."</text:span><text:span text:style-name="T2039">)</text:span></text:p>
      <text:p text:style-name="P2040"/>
      <text:p text:style-name="P2041"><text:span text:style-name="T2042">if</text:span><text:span text:style-name="T2043"><text:s/></text:span><text:span text:style-name="T2044">__name__</text:span><text:span text:style-name="T2045"><text:s/>==<text:s/></text:span><text:span text:style-name="T2046">"__main__"</text:span><text:span text:style-name="T2047">:</text:span></text:p>
      <text:p text:style-name="P2048"><text:span text:style-name="T2049">   <text:s/></text:span><text:span text:style-name="T2050">main</text:span><text:span text:style-name="T2051">()</text:span></text:p>
      <text:p text:style-name="P2052"/>
      <text:p text:style-name="P2053">Sammanfattning</text:p>
      <text:list text:style-name="LFO7" text:continue-numbering="true">
        <text:list-item>
          <text:p text:style-name="P2054"><text:span text:style-name="T2055">api_reader.py</text:span>: Hämtar aktiedata från Finnhub och sparar den i cachen.</text:p>
        </text:list-item>
        <text:list-item>
          <text:p text:style-name="P2056"><text:span text:style-name="T2057">csv_reader.py</text:span>: Läser företagsinformation från en CSV-fil.</text:p>
        </text:list-item>
        <text:list-item>
          <text:p text:style-name="P2058"><text:span text:style-name="T2059">data_processor.py</text:span>: Kombinerar företagsdata och aktiedata.</text:p>
        </text:list-item>
        <text:list-item>
          <text:p text:style-name="P2060"><text:span text:style-name="T2061">sql_updater.py</text:span>: Uppdaterar SQL-databasen med den bearbetade datan.</text:p>
        </text:list-item>
        <text:list-item>
          <text:p text:style-name="P2062"><text:span text:style-name="T2063">logger.py</text:span>: Skapar loggar för felsökning och spårning.</text:p>
        </text:list-item>
        <text:list-item>
          <text:p text:style-name="P2064"><text:span text:style-name="T2065">main.py</text:span>: Kör hela flödet och binder ihop alla moduler.</text:p>
        </text:list-item>
      </text:list>
      <text:p text:style-name="P2066"><text:span text:style-name="T2067">import</text:span><text:span text:style-name="T2068"><text:s/></text:span><text:span text:style-name="T2069">requests</text:span></text:p>
      <text:p text:style-name="P2070"><text:span text:style-name="T2071">from</text:span><text:span text:style-name="T2072"><text:s/></text:span><text:span text:style-name="T2073">api_reader</text:span><text:span text:style-name="T2074"><text:s/></text:span><text:span text:style-name="T2075">import</text:span><text:span text:style-name="T2076"><text:s/></text:span><text:span text:style-name="T2077">fetch_stock_data</text:span><text:span text:style-name="T2078">,<text:s/></text:span><text:span text:style-name="T2079">load_cache</text:span><text:span text:style-name="T2080">,<text:s/></text:span><text:span text:style-name="T2081">save_cache</text:span></text:p>
      <text:p text:style-name="P2082"><text:span text:style-name="T2083">from</text:span><text:span text:style-name="T2084"><text:s/></text:span><text:span text:style-name="T2085">csv_reader</text:span><text:span text:style-name="T2086"><text:s/></text:span><text:span text:style-name="T2087">import</text:span><text:span text:style-name="T2088"><text:s/></text:span><text:span text:style-name="T2089">read_company_data</text:span></text:p>
      <text:p text:style-name="P2090"><text:span text:style-name="T2091">from</text:span><text:span text:style-name="T2092"><text:s/></text:span><text:span text:style-name="T2093">data_processor</text:span><text:span text:style-name="T2094"><text:s/></text:span><text:span text:style-name="T2095">import</text:span><text:span text:style-name="T2096"><text:s/></text:span><text:span text:style-name="T2097">process_data</text:span><text:span text:style-name="T2098"><text:s/> </text:span></text:p>
      <text:p text:style-name="P2099"><text:span text:style-name="T2100">from</text:span><text:span text:style-name="T2101"><text:s/></text:span><text:span text:style-name="T2102">sql_updater</text:span><text:span text:style-name="T2103"><text:s/></text:span><text:span text:style-name="T2104">import</text:span><text:span text:style-name="T2105"><text:s/></text:span><text:span text:style-name="T2106">update_sql_table</text:span></text:p>
      <text:p text:style-name="P2107"><text:span text:style-name="T2108">from</text:span><text:span text:style-name="T2109"><text:s/></text:span><text:span text:style-name="T2110">logger</text:span><text:span text:style-name="T2111"><text:s/></text:span><text:span text:style-name="T2112">import</text:span><text:span text:style-name="T2113"><text:s/></text:span><text:span text:style-name="T2114">setup_logging</text:span></text:p>
      <text:p text:style-name="P2115"><text:span text:style-name="T2116">import</text:span><text:span text:style-name="T2117"><text:s/></text:span><text:span text:style-name="T2118">logging</text:span></text:p>
      <text:p text:style-name="P2119"><text:span text:style-name="T2120">import</text:span><text:span text:style-name="T2121"><text:s/></text:span><text:span text:style-name="T2122">time</text:span></text:p>
      <text:p text:style-name="P2123"/>
      <text:p text:style-name="P2124"><text:span text:style-name="T2125">print</text:span><text:span text:style-name="T2126">(</text:span><text:span text:style-name="T2127">"All modules imported successfully."</text:span><text:span text:style-name="T2128">)</text:span></text:p>
      <text:p text:style-name="P2129"/>
      <text:p text:style-name="P2130"><text:span text:style-name="T2131">csv_file</text:span><text:span text:style-name="T2132"><text:s/>=<text:s/></text:span><text:span text:style-name="T2133">r</text:span><text:span text:style-name="T2134">"C:</text:span><text:span text:style-name="T2135">\U</text:span><text:span text:style-name="T2136">sers</text:span><text:span text:style-name="T2137">\k</text:span><text:span text:style-name="T2138">icki</text:span><text:span text:style-name="T2139">\m</text:span><text:span text:style-name="T2140">y_stock_projekt</text:span><text:span text:style-name="T2141">\c</text:span><text:span text:style-name="T2142">ompanies.csv"</text:span></text:p>
      <text:p text:style-name="P2143"/>
      <text:p text:style-name="P2144"><text:span text:style-name="T2145">def</text:span><text:span text:style-name="T2146"><text:s/></text:span><text:span text:style-name="T2147">main</text:span><text:span text:style-name="T2148">():</text:span></text:p>
      <text:p text:style-name="P2149"><text:span text:style-name="T2150">   <text:s/></text:span><text:span text:style-name="T2151">print</text:span><text:span text:style-name="T2152">(</text:span><text:span text:style-name="T2153">"Program has started..."</text:span><text:span text:style-name="T2154">)</text:span></text:p>
      <text:p text:style-name="P2155"><text:span text:style-name="T2156">   <text:s/></text:span><text:span text:style-name="T2157">setup_logging</text:span><text:span text:style-name="T2158">(</text:span><text:span text:style-name="T2159">r</text:span><text:span text:style-name="T2160">"C:</text:span><text:span text:style-name="T2161">\U</text:span><text:span text:style-name="T2162">sers</text:span><text:span text:style-name="T2163">\k</text:span><text:span text:style-name="T2164">icki</text:span><text:span text:style-name="T2165">\m</text:span><text:span text:style-name="T2166">y_stock_projekt</text:span><text:span text:style-name="T2167">\p</text:span><text:span text:style-name="T2168">rocess.log"</text:span><text:span text:style-name="T2169">)</text:span></text:p>
      <text:p text:style-name="P2170"><text:span text:style-name="T2171">   <text:s/></text:span><text:span text:style-name="T2172">logging</text:span><text:span text:style-name="T2173">.</text:span><text:span text:style-name="T2174">info</text:span><text:span text:style-name="T2175">(</text:span><text:span text:style-name="T2176">"Starting program..."</text:span><text:span text:style-name="T2177">)</text:span></text:p>
      <text:p text:style-name="P2178"/>
      <text:p text:style-name="P2179"><text:span text:style-name="T2180">   <text:s/></text:span><text:span text:style-name="T2181">connection_string</text:span><text:span text:style-name="T2182"><text:s/>=<text:s/></text:span><text:span text:style-name="T2183">"DRIVER={ODBC Driver 17 for SQL Server};SERVER=TARAWILLIAM;DATABASE=my_stock_projekt;Trusted_Connection=yes;"</text:span></text:p>
      <text:p text:style-name="P2184"/>
      <text:p text:style-name="P2185"><text:span text:style-name="T2186">   <text:s/></text:span><text:span text:style-name="T2187"># Read company information from CSV</text:span></text:p>
      <text:p text:style-name="P2188"><text:span text:style-name="T2189">   <text:s/></text:span><text:span text:style-name="T2190">logging</text:span><text:span text:style-name="T2191">.</text:span><text:span text:style-name="T2192">info</text:span><text:span text:style-name="T2193">(</text:span><text:span text:style-name="T2194">"Reading company data from CSV..."</text:span><text:span text:style-name="T2195">)</text:span></text:p>
      <text:p text:style-name="P2196"><text:span text:style-name="T2197">   <text:s/></text:span><text:span text:style-name="T2198">company_data</text:span><text:span text:style-name="T2199"><text:s/>=<text:s/></text:span><text:span text:style-name="T2200">read_company_data</text:span><text:span text:style-name="T2201">(</text:span><text:span text:style-name="T2202">csv_file</text:span><text:span text:style-name="T2203">)</text:span></text:p>
      <text:p text:style-name="P2204"><text:span text:style-name="T2205">   <text:s/></text:span><text:span text:style-name="T2206">logging</text:span><text:span text:style-name="T2207">.</text:span><text:span text:style-name="T2208">info</text:span><text:span text:style-name="T2209">(</text:span><text:span text:style-name="T2210">f</text:span><text:span text:style-name="T2211">"Read<text:s/></text:span><text:span text:style-name="T2212">{</text:span><text:span text:style-name="T2213">len</text:span><text:span text:style-name="T2214">(</text:span><text:span text:style-name="T2215">company_data</text:span><text:span text:style-name="T2216">)</text:span><text:span text:style-name="T2217">}</text:span><text:span text:style-name="T2218"><text:s/>companies from CSV."</text:span><text:span text:style-name="T2219">)</text:span></text:p>
      <text:p text:style-name="P2220"><text:span text:style-name="T2221">   <text:s/></text:span><text:span text:style-name="T2222">print</text:span><text:span text:style-name="T2223">(</text:span><text:span text:style-name="T2224">f</text:span><text:span text:style-name="T2225">"Company data read from CSV:<text:s/></text:span><text:span text:style-name="T2226">{</text:span><text:span text:style-name="T2227">company_data</text:span><text:span text:style-name="T2228">}</text:span><text:span text:style-name="T2229">"</text:span><text:span text:style-name="T2230">)</text:span></text:p>
      <text:p text:style-name="P2231"/>
      <text:p text:style-name="P2232"><text:span text:style-name="T2233">   <text:s/></text:span><text:span text:style-name="T2234"># Load cache for stock data</text:span></text:p>
      <text:p text:style-name="P2235"><text:span text:style-name="T2236">   <text:s/></text:span><text:span text:style-name="T2237">stock_data_cache</text:span><text:span text:style-name="T2238"><text:s/>=<text:s/></text:span><text:span text:style-name="T2239">load_cache</text:span><text:span text:style-name="T2240">()  </text:span><text:span text:style-name="T2241"># Load existing cached data</text:span></text:p>
      <text:p text:style-name="P2242"><text:span text:style-name="T2243">   <text:s/></text:span><text:span text:style-name="T2244">new_stock_data</text:span><text:span text:style-name="T2245"><text:s/>= {}</text:span></text:p>
      <text:p text:style-name="P2246"/>
      <text:p text:style-name="P2247"><text:span text:style-name="T2248">   <text:s/></text:span><text:span text:style-name="T2249"># Fetch real-time stock data from Finnhub</text:span></text:p>
      <text:p text:style-name="P2250"><text:span text:style-name="T2251">   <text:s/></text:span><text:span text:style-name="T2252">successful_fetches</text:span><text:span text:style-name="T2253"><text:s/>=<text:s/></text:span><text:span text:style-name="T2254">0</text:span></text:p>
      <text:p text:style-name="P2255"><text:span text:style-name="T2256">   <text:s/></text:span><text:span text:style-name="T2257">failed_fetches</text:span><text:span text:style-name="T2258"><text:s/>=<text:s/></text:span><text:span text:style-name="T2259">0</text:span></text:p>
      <text:p text:style-name="P2260"><text:span text:style-name="T2261">   <text:s/></text:span><text:span text:style-name="T2262">max_retries</text:span><text:span text:style-name="T2263"><text:s/>=<text:s/></text:span><text:span text:style-name="T2264">3</text:span></text:p>
      <text:p text:style-name="P2265"/>
      <text:p text:style-name="P2266"><text:span text:style-name="T2267">   <text:s/></text:span><text:span text:style-name="T2268"># Loop through each company</text:span></text:p>
      <text:p text:style-name="P2269"><text:span text:style-name="T2270">   <text:s/></text:span><text:span text:style-name="T2271">for</text:span><text:span text:style-name="T2272"><text:s/></text:span><text:span text:style-name="T2273">company</text:span><text:span text:style-name="T2274"><text:s/></text:span><text:span text:style-name="T2275">in</text:span><text:span text:style-name="T2276"><text:s/></text:span><text:span text:style-name="T2277">company_data</text:span><text:span text:style-name="T2278">:</text:span></text:p>
      <text:p text:style-name="P2279"><text:span text:style-name="T2280">       <text:s/></text:span><text:span text:style-name="T2281">ticker</text:span><text:span text:style-name="T2282"><text:s/>=<text:s/></text:span><text:span text:style-name="T2283">company</text:span><text:span text:style-name="T2284">[</text:span><text:span text:style-name="T2285">'Ticker'</text:span><text:span text:style-name="T2286">]</text:span></text:p>
      <text:p text:style-name="P2287"/>
      <text:p text:style-name="P2288"><text:span text:style-name="T2289">       <text:s/></text:span><text:span text:style-name="T2290">if</text:span><text:span text:style-name="T2291"><text:s/></text:span><text:span text:style-name="T2292">ticker</text:span><text:span text:style-name="T2293"><text:s/></text:span><text:span text:style-name="T2294">in</text:span><text:span text:style-name="T2295"><text:s/></text:span><text:span text:style-name="T2296">new_stock_data</text:span><text:span text:style-name="T2297">:  </text:span><text:span text:style-name="T2298"># Skip if already fetched</text:span></text:p>
      <text:p text:style-name="P2299"><text:span text:style-name="T2300">           <text:s/></text:span><text:span text:style-name="T2301">continue</text:span></text:p>
      <text:p text:style-name="P2302"/>
      <text:p text:style-name="P2303"><text:span text:style-name="T2304">       <text:s/></text:span><text:span text:style-name="T2305">attempts</text:span><text:span text:style-name="T2306"><text:s/>=<text:s/></text:span><text:span text:style-name="T2307">0</text:span><text:span text:style-name="T2308"><text:s/> </text:span><text:span text:style-name="T2309"># Reset attempts for each ticker</text:span></text:p>
      <text:p text:style-name="P2310"><text:span text:style-name="T2311">       <text:s/></text:span><text:span text:style-name="T2312">while</text:span><text:span text:style-name="T2313"><text:s/></text:span><text:span text:style-name="T2314">attempts</text:span><text:span text:style-name="T2315"><text:s/>&lt;<text:s/></text:span><text:span text:style-name="T2316">max_retries</text:span><text:span text:style-name="T2317">:</text:span></text:p>
      <text:p text:style-name="P2318"><text:span text:style-name="T2319">           <text:s/></text:span><text:span text:style-name="T2320">try</text:span><text:span text:style-name="T2321">:</text:span></text:p>
      <text:p text:style-name="P2322"><text:span text:style-name="T2323">               <text:s/></text:span><text:span text:style-name="T2324">if</text:span><text:span text:style-name="T2325"><text:s/></text:span><text:span text:style-name="T2326">ticker</text:span><text:span text:style-name="T2327"><text:s/></text:span><text:span text:style-name="T2328">in</text:span><text:span text:style-name="T2329"><text:s/></text:span><text:span text:style-name="T2330">stock_data_cache</text:span><text:span text:style-name="T2331">:</text:span></text:p>
      <text:p text:style-name="P2332"><text:span text:style-name="T2333">                   <text:s/></text:span><text:span text:style-name="T2334">print</text:span><text:span text:style-name="T2335">(</text:span><text:span text:style-name="T2336">f</text:span><text:span text:style-name="T2337">"Using cached data for<text:s/></text:span><text:span text:style-name="T2338">{</text:span><text:span text:style-name="T2339">ticker</text:span><text:span text:style-name="T2340">}</text:span><text:span text:style-name="T2341">."</text:span><text:span text:style-name="T2342">)</text:span></text:p>
      <text:p text:style-name="P2343"><text:span text:style-name="T2344">                   <text:s/></text:span><text:span text:style-name="T2345">new_stock_data</text:span><text:span text:style-name="T2346">[</text:span><text:span text:style-name="T2347">ticker</text:span><text:span text:style-name="T2348">] =<text:s/></text:span><text:span text:style-name="T2349">stock_data_cache</text:span><text:span text:style-name="T2350">[</text:span><text:span text:style-name="T2351">ticker</text:span><text:span text:style-name="T2352">]</text:span></text:p>
      <text:p text:style-name="P2353"><text:span text:style-name="T2354">                   <text:s/></text:span><text:span text:style-name="T2355">logging</text:span><text:span text:style-name="T2356">.</text:span><text:span text:style-name="T2357">info</text:span><text:span text:style-name="T2358">(</text:span><text:span text:style-name="T2359">f</text:span><text:span text:style-name="T2360">"Using cached data for<text:s/></text:span><text:span text:style-name="T2361">{</text:span><text:span text:style-name="T2362">ticker</text:span><text:span text:style-name="T2363">}</text:span><text:span text:style-name="T2364">."</text:span><text:span text:style-name="T2365">)</text:span></text:p>
      <text:p text:style-name="P2366"><text:span text:style-name="T2367">                   <text:s/></text:span><text:span text:style-name="T2368">break</text:span></text:p>
      <text:p text:style-name="P2369"><text:span text:style-name="T2370">               <text:s/></text:span><text:span text:style-name="T2371">else</text:span><text:span text:style-name="T2372">:</text:span></text:p>
      <text:p text:style-name="P2373"><text:span text:style-name="T2374">                   <text:s/></text:span><text:span text:style-name="T2375">stock_info</text:span><text:span text:style-name="T2376"><text:s/>=<text:s/></text:span><text:span text:style-name="T2377">fetch_stock_data</text:span><text:span text:style-name="T2378">(</text:span><text:span text:style-name="T2379">ticker</text:span><text:span text:style-name="T2380">,<text:s/></text:span><text:span text:style-name="T2381">stock_data_cache</text:span><text:span text:style-name="T2382">)</text:span></text:p>
      <text:p text:style-name="P2383"><text:span text:style-name="T2384">                   <text:s/></text:span><text:span text:style-name="T2385">if</text:span><text:span text:style-name="T2386"><text:s/></text:span><text:span text:style-name="T2387">stock_info</text:span><text:span text:style-name="T2388"><text:s/></text:span><text:span text:style-name="T2389">is</text:span><text:span text:style-name="T2390"><text:s/></text:span><text:span text:style-name="T2391">not</text:span><text:span text:style-name="T2392"><text:s/></text:span><text:span text:style-name="T2393">None</text:span><text:span text:style-name="T2394">:</text:span></text:p>
      <text:p text:style-name="P2395"><text:span text:style-name="T2396">                       <text:s/></text:span><text:span text:style-name="T2397">new_stock_data</text:span><text:span text:style-name="T2398">[</text:span><text:span text:style-name="T2399">ticker</text:span><text:span text:style-name="T2400">] =<text:s/></text:span><text:span text:style-name="T2401">stock_info</text:span></text:p>
      <text:p text:style-name="P2402"><text:span text:style-name="T2403">                       <text:s/></text:span><text:span text:style-name="T2404">successful_fetches</text:span><text:span text:style-name="T2405"><text:s/>+=<text:s/></text:span><text:span text:style-name="T2406">1</text:span></text:p>
      <text:p text:style-name="P2407"><text:span text:style-name="T2408">                       <text:s/></text:span><text:span text:style-name="T2409">print</text:span><text:span text:style-name="T2410">(</text:span><text:span text:style-name="T2411">f</text:span><text:span text:style-name="T2412">"Caching data for<text:s/></text:span><text:span text:style-name="T2413">{</text:span><text:span text:style-name="T2414">ticker</text:span><text:span text:style-name="T2415">}</text:span><text:span text:style-name="T2416">."</text:span><text:span text:style-name="T2417">)</text:span></text:p>
      <text:p text:style-name="P2418"><text:span text:style-name="T2419">                       <text:s/></text:span><text:span text:style-name="T2420">break</text:span></text:p>
      <text:p text:style-name="P2421"><text:span text:style-name="T2422">                   <text:s/></text:span><text:span text:style-name="T2423">else</text:span><text:span text:style-name="T2424">:</text:span></text:p>
      <text:p text:style-name="P2425"><text:span text:style-name="T2426">                       <text:s/></text:span><text:span text:style-name="T2427">logging</text:span><text:span text:style-name="T2428">.</text:span><text:span text:style-name="T2429">warning</text:span><text:span text:style-name="T2430">(</text:span><text:span text:style-name="T2431">f</text:span><text:span text:style-name="T2432">"Skipping<text:s/></text:span><text:span text:style-name="T2433">{</text:span><text:span text:style-name="T2434">ticker</text:span><text:span text:style-name="T2435">}</text:span><text:span text:style-name="T2436"><text:s/>due to missing stock data."</text:span><text:span text:style-name="T2437">)</text:span></text:p>
      <text:p text:style-name="P2438"><text:span text:style-name="T2439">                       <text:s/></text:span><text:span text:style-name="T2440">print</text:span><text:span text:style-name="T2441">(</text:span><text:span text:style-name="T2442">f</text:span><text:span text:style-name="T2443">"Skipping<text:s/></text:span><text:span text:style-name="T2444">{</text:span><text:span text:style-name="T2445">ticker</text:span><text:span text:style-name="T2446">}</text:span><text:span text:style-name="T2447"><text:s/>due to missing stock data."</text:span><text:span text:style-name="T2448">)</text:span></text:p>
      <text:p text:style-name="P2449"><text:span text:style-name="T2450">                       <text:s/></text:span><text:span text:style-name="T2451">failed_fetches</text:span><text:span text:style-name="T2452"><text:s/>+=<text:s/></text:span><text:span text:style-name="T2453">1</text:span></text:p>
      <text:p text:style-name="P2454"><text:span text:style-name="T2455">                       <text:s/></text:span><text:span text:style-name="T2456">break</text:span></text:p>
      <text:p text:style-name="P2457"><text:span text:style-name="T2458">           <text:s/></text:span><text:span text:style-name="T2459">except</text:span><text:span text:style-name="T2460"><text:s/></text:span><text:span text:style-name="T2461">requests</text:span><text:span text:style-name="T2462">.</text:span><text:span text:style-name="T2463">RequestException</text:span><text:span text:style-name="T2464"><text:s/></text:span><text:span text:style-name="T2465">as</text:span><text:span text:style-name="T2466"><text:s/></text:span><text:span text:style-name="T2467">e</text:span><text:span text:style-name="T2468">:</text:span></text:p>
      <text:p text:style-name="P2469"><text:span text:style-name="T2470">               <text:s/></text:span><text:span text:style-name="T2471">attempts</text:span><text:span text:style-name="T2472"><text:s/>+=<text:s/></text:span><text:span text:style-name="T2473">1</text:span></text:p>
      <text:p text:style-name="P2474"><text:span text:style-name="T2475">               <text:s/></text:span><text:span text:style-name="T2476">if</text:span><text:span text:style-name="T2477"><text:s/></text:span><text:span text:style-name="T2478">attempts</text:span><text:span text:style-name="T2479"><text:s/>&gt;=<text:s/></text:span><text:span text:style-name="T2480">max_retries</text:span><text:span text:style-name="T2481">:</text:span></text:p>
      <text:p text:style-name="P2482"><text:span text:style-name="T2483">                   <text:s/></text:span><text:span text:style-name="T2484">retry_delay</text:span><text:span text:style-name="T2485"><text:s/>=<text:s/></text:span><text:span text:style-name="T2486">60</text:span><text:span text:style-name="T2487"><text:s/> </text:span><text:span text:style-name="T2488"># Wait 60 seconds after every 429-error</text:span></text:p>
      <text:p text:style-name="P2489"><text:span text:style-name="T2490">                   <text:s/></text:span><text:span text:style-name="T2491">logging</text:span><text:span text:style-name="T2492">.</text:span><text:span text:style-name="T2493">error</text:span><text:span text:style-name="T2494">(</text:span><text:span text:style-name="T2495">f</text:span><text:span text:style-name="T2496">"Failed to fetch<text:s/></text:span><text:span text:style-name="T2497">{</text:span><text:span text:style-name="T2498">ticker</text:span><text:span text:style-name="T2499">}</text:span><text:span text:style-name="T2500"><text:s/>after<text:s/></text:span><text:span text:style-name="T2501">{</text:span><text:span text:style-name="T2502">max_retries</text:span><text:span text:style-name="T2503">}</text:span><text:span text:style-name="T2504"><text:s/>attempts:<text:s/></text:span><text:span text:style-name="T2505">{</text:span><text:span text:style-name="T2506">e</text:span><text:span text:style-name="T2507">}</text:span><text:span text:style-name="T2508">"</text:span><text:span text:style-name="T2509">)</text:span></text:p>
      <text:p text:style-name="P2510"><text:span text:style-name="T2511">                   <text:s/></text:span><text:span text:style-name="T2512">break</text:span></text:p>
      <text:p text:style-name="P2513"/>
      <text:p text:style-name="P2514"><text:span text:style-name="T2515">   <text:s/></text:span><text:span text:style-name="T2516">print</text:span><text:span text:style-name="T2517">(</text:span><text:span text:style-name="T2518">f</text:span><text:span text:style-name="T2519">"Total successful fetches:<text:s/></text:span><text:span text:style-name="T2520">{</text:span><text:span text:style-name="T2521">successful_fetches</text:span><text:span text:style-name="T2522">}</text:span><text:span text:style-name="T2523">"</text:span><text:span text:style-name="T2524">)</text:span></text:p>
      <text:p text:style-name="P2525"><text:span text:style-name="T2526">   <text:s/></text:span><text:span text:style-name="T2527">print</text:span><text:span text:style-name="T2528">(</text:span><text:span text:style-name="T2529">f</text:span><text:span text:style-name="T2530">"Total failed fetches:<text:s/></text:span><text:span text:style-name="T2531">{</text:span><text:span text:style-name="T2532">failed_fetches</text:span><text:span text:style-name="T2533">}</text:span><text:span text:style-name="T2534">"</text:span><text:span text:style-name="T2535">)</text:span></text:p>
      <text:p text:style-name="P2536"/>
      <text:p text:style-name="P2537"><text:span text:style-name="T2538">   <text:s/></text:span><text:span text:style-name="T2539"># Log size of the cache before fetching new data</text:span></text:p>
      <text:p text:style-name="P2540"><text:span text:style-name="T2541">   <text:s/></text:span><text:span text:style-name="T2542">logging</text:span><text:span text:style-name="T2543">.</text:span><text:span text:style-name="T2544">info</text:span><text:span text:style-name="T2545">(</text:span><text:span text:style-name="T2546">f</text:span><text:span text:style-name="T2547">"Initial cache size:<text:s/></text:span><text:span text:style-name="T2548">{</text:span><text:span text:style-name="T2549">len</text:span><text:span text:style-name="T2550">(</text:span><text:span text:style-name="T2551">stock_data_cache</text:span><text:span text:style-name="T2552">)</text:span><text:span text:style-name="T2553">}</text:span><text:span text:style-name="T2554">"</text:span><text:span text:style-name="T2555">)</text:span></text:p>
      <text:p text:style-name="P2556"/>
      <text:p text:style-name="P2557"><text:span text:style-name="T2558">   <text:s/></text:span><text:span text:style-name="T2559"># Save the newly fetched data to the cache</text:span></text:p>
      <text:p text:style-name="P2560"><text:span text:style-name="T2561">   <text:s/></text:span><text:span text:style-name="T2562">total_cache_data</text:span><text:span text:style-name="T2563"><text:s/>= {**</text:span><text:span text:style-name="T2564">stock_data_cache</text:span><text:span text:style-name="T2565">, **</text:span><text:span text:style-name="T2566">new_stock_data</text:span><text:span text:style-name="T2567">}  </text:span><text:span text:style-name="T2568"># Combine old and new cache</text:span></text:p>
      <text:p text:style-name="P2569"><text:span text:style-name="T2570">   <text:s/></text:span><text:span text:style-name="T2571">save_cache</text:span><text:span text:style-name="T2572">(</text:span><text:span text:style-name="T2573">total_cache_data</text:span><text:span text:style-name="T2574">)</text:span></text:p>
      <text:p text:style-name="P2575"><text:span text:style-name="T2576">   <text:s/></text:span><text:span text:style-name="T2577">logging</text:span><text:span text:style-name="T2578">.</text:span><text:span text:style-name="T2579">info</text:span><text:span text:style-name="T2580">(</text:span><text:span text:style-name="T2581">f</text:span><text:span text:style-name="T2582">"Cache size after fetching:<text:s/></text:span><text:span text:style-name="T2583">{</text:span><text:span text:style-name="T2584">len</text:span><text:span text:style-name="T2585">(</text:span><text:span text:style-name="T2586">total_cache_data</text:span><text:span text:style-name="T2587">)</text:span><text:span text:style-name="T2588">}</text:span><text:span text:style-name="T2589">"</text:span><text:span text:style-name="T2590">)</text:span></text:p>
      <text:p text:style-name="P2591"/>
      <text:p text:style-name="P2592"><text:span text:style-name="T2593">   <text:s/></text:span><text:span text:style-name="T2594"># Verify that we don't exceed number of companies available with fetched</text:span></text:p>
      <text:p text:style-name="P2595"><text:span text:style-name="T2596">   <text:s/></text:span><text:span text:style-name="T2597">if</text:span><text:span text:style-name="T2598"><text:s/></text:span><text:span text:style-name="T2599">len</text:span><text:span text:style-name="T2600">(</text:span><text:span text:style-name="T2601">new_stock_data</text:span><text:span text:style-name="T2602">) ==<text:s/></text:span><text:span text:style-name="T2603">len</text:span><text:span text:style-name="T2604">(</text:span><text:span text:style-name="T2605">company_data</text:span><text:span text:style-name="T2606">):</text:span></text:p>
      <text:p text:style-name="P2607"><text:span text:style-name="T2608">       <text:s/></text:span><text:span text:style-name="T2609">logging</text:span><text:span text:style-name="T2610">.</text:span><text:span text:style-name="T2611">info</text:span><text:span text:style-name="T2612">(</text:span><text:span text:style-name="T2613">f</text:span><text:span text:style-name="T2614">"All data fetched successfully for<text:s/></text:span><text:span text:style-name="T2615">{</text:span><text:span text:style-name="T2616">len</text:span><text:span text:style-name="T2617">(</text:span><text:span text:style-name="T2618">new_stock_data</text:span><text:span text:style-name="T2619">)</text:span><text:span text:style-name="T2620">}</text:span><text:span text:style-name="T2621"><text:s/>companies."</text:span><text:span text:style-name="T2622">)</text:span></text:p>
      <text:p text:style-name="P2623"><text:span text:style-name="T2624">   <text:s/></text:span><text:span text:style-name="T2625">else</text:span><text:span text:style-name="T2626">:</text:span></text:p>
      <text:p text:style-name="P2627"><text:span text:style-name="T2628">       <text:s/></text:span><text:span text:style-name="T2629">logging</text:span><text:span text:style-name="T2630">.</text:span><text:span text:style-name="T2631">warning</text:span><text:span text:style-name="T2632">(</text:span><text:span text:style-name="T2633">f</text:span><text:span text:style-name="T2634">"Expected<text:s/></text:span><text:span text:style-name="T2635">{</text:span><text:span text:style-name="T2636">len</text:span><text:span text:style-name="T2637">(</text:span><text:span text:style-name="T2638">company_data</text:span><text:span text:style-name="T2639">)</text:span><text:span text:style-name="T2640">}</text:span><text:span text:style-name="T2641"><text:s/>companies, but only fetched data for<text:s/></text:span><text:span text:style-name="T2642">{</text:span><text:span text:style-name="T2643">len</text:span><text:span text:style-name="T2644">(</text:span><text:span text:style-name="T2645">new_stock_data</text:span><text:span text:style-name="T2646">)</text:span><text:span text:style-name="T2647">}</text:span><text:span text:style-name="T2648"><text:s/>companies."</text:span><text:span text:style-name="T2649">)</text:span></text:p>
      <text:p text:style-name="P2650"/>
      <text:p text:style-name="P2651"><text:span text:style-name="T2652">   <text:s/></text:span><text:span text:style-name="T2653"># Combine and process data</text:span></text:p>
      <text:p text:style-name="P2654"><text:span text:style-name="T2655">   <text:s/></text:span><text:span text:style-name="T2656">logging</text:span><text:span text:style-name="T2657">.</text:span><text:span text:style-name="T2658">info</text:span><text:span text:style-name="T2659">(</text:span><text:span text:style-name="T2660">"Processing data..."</text:span><text:span text:style-name="T2661">)</text:span></text:p>
      <text:p text:style-name="P2662"><text:span text:style-name="T2663">   <text:s/></text:span><text:span text:style-name="T2664">processed_data</text:span><text:span text:style-name="T2665"><text:s/>=<text:s/></text:span><text:span text:style-name="T2666">process_data</text:span><text:span text:style-name="T2667">(</text:span><text:span text:style-name="T2668">company_data</text:span><text:span text:style-name="T2669">,<text:s/></text:span><text:span text:style-name="T2670">new_stock_data</text:span><text:span text:style-name="T2671">)</text:span></text:p>
      <text:p text:style-name="P2672"><text:span text:style-name="T2673">   <text:s/></text:span><text:span text:style-name="T2674">logging</text:span><text:span text:style-name="T2675">.</text:span><text:span text:style-name="T2676">info</text:span><text:span text:style-name="T2677">(</text:span><text:span text:style-name="T2678">f</text:span><text:span text:style-name="T2679">"Processed data:<text:s/></text:span><text:span text:style-name="T2680">{</text:span><text:span text:style-name="T2681">processed_data</text:span><text:span text:style-name="T2682">}</text:span><text:span text:style-name="T2683">"</text:span><text:span text:style-name="T2684">)</text:span></text:p>
      <text:p text:style-name="P2685"><text:span text:style-name="T2686">   <text:s/></text:span><text:span text:style-name="T2687">print</text:span><text:span text:style-name="T2688">(</text:span><text:span text:style-name="T2689">f</text:span><text:span text:style-name="T2690">"Processed data:<text:s/></text:span><text:span text:style-name="T2691">{</text:span><text:span text:style-name="T2692">processed_data</text:span><text:span text:style-name="T2693">}</text:span><text:span text:style-name="T2694">"</text:span><text:span text:style-name="T2695">)</text:span></text:p>
      <text:p text:style-name="P2696"/>
      <text:p text:style-name="P2697"><text:span text:style-name="T2698">   <text:s/></text:span><text:span text:style-name="T2699"># Update SQL table</text:span></text:p>
      <text:p text:style-name="P2700"><text:span text:style-name="T2701">   <text:s/></text:span><text:span text:style-name="T2702">logging</text:span><text:span text:style-name="T2703">.</text:span><text:span text:style-name="T2704">info</text:span><text:span text:style-name="T2705">(</text:span><text:span text:style-name="T2706">"Updating SQL table..."</text:span><text:span text:style-name="T2707">)</text:span></text:p>
      <text:p text:style-name="P2708"><text:span text:style-name="T2709">   <text:s/></text:span><text:span text:style-name="T2710">update_sql_table</text:span><text:span text:style-name="T2711">(</text:span><text:span text:style-name="T2712">processed_data</text:span><text:span text:style-name="T2713">,<text:s/></text:span><text:span text:style-name="T2714">connection_string</text:span><text:span text:style-name="T2715">)</text:span></text:p>
      <text:p text:style-name="P2716"><text:span text:style-name="T2717">   <text:s/></text:span><text:span text:style-name="T2718">logging</text:span><text:span text:style-name="T2719">.</text:span><text:span text:style-name="T2720">info</text:span><text:span text:style-name="T2721">(</text:span><text:span text:style-name="T2722">"SQL table updated."</text:span><text:span text:style-name="T2723">)</text:span></text:p>
      <text:p text:style-name="P2724"/>
      <text:p text:style-name="P2725"><text:span text:style-name="T2726">   <text:s/></text:span><text:span text:style-name="T2727">print</text:span><text:span text:style-name="T2728">(</text:span><text:span text:style-name="T2729">"All stock data fetched and processed."</text:span><text:span text:style-name="T2730">)</text:span></text:p>
      <text:p text:style-name="P2731"><text:span text:style-name="T2732">   <text:s/></text:span><text:span text:style-name="T2733">logging</text:span><text:span text:style-name="T2734">.</text:span><text:span text:style-name="T2735">info</text:span><text:span text:style-name="T2736">(</text:span><text:span text:style-name="T2737">"Program completed successfully."</text:span><text:span text:style-name="T2738">)</text:span></text:p>
      <text:p text:style-name="P2739"/>
      <text:p text:style-name="P2740"><text:span text:style-name="T2741">if</text:span><text:span text:style-name="T2742"><text:s/></text:span><text:span text:style-name="T2743">__name__</text:span><text:span text:style-name="T2744"><text:s/>==<text:s/></text:span><text:span text:style-name="T2745">"__main__"</text:span><text:span text:style-name="T2746">:</text:span></text:p>
      <text:p text:style-name="P2747"><text:span text:style-name="T2748">   <text:s/></text:span><text:span text:style-name="T2749">main</text:span><text:span text:style-name="T2750">()</text:span></text:p>
      <text:p text:style-name="P2751"/>
      <text:p text:style-name="P2752"><text:span text:style-name="T2753">Batches instead and to run faster:</text:span><text:span text:style-name="T2754"><text:line-break/></text:span><text:span text:style-name="T2755">import</text:span><text:span text:style-name="T2756"><text:s/></text:span><text:span text:style-name="T2757">concurrent</text:span><text:span text:style-name="T2758">.</text:span><text:span text:style-name="T2759">futures</text:span></text:p>
      <text:p text:style-name="P2760"><text:span text:style-name="T2761">import</text:span><text:span text:style-name="T2762"><text:s/></text:span><text:span text:style-name="T2763">requests</text:span></text:p>
      <text:p text:style-name="P2764"><text:span text:style-name="T2765">from</text:span><text:span text:style-name="T2766"><text:s/></text:span><text:span text:style-name="T2767">api_reader</text:span><text:span text:style-name="T2768"><text:s/></text:span><text:span text:style-name="T2769">import</text:span><text:span text:style-name="T2770"><text:s/></text:span><text:span text:style-name="T2771">fetch_stock_data</text:span><text:span text:style-name="T2772">,<text:s/></text:span><text:span text:style-name="T2773">load_cache</text:span><text:span text:style-name="T2774">,<text:s/></text:span><text:span text:style-name="T2775">save_cache</text:span></text:p>
      <text:p text:style-name="P2776"><text:span text:style-name="T2777">from</text:span><text:span text:style-name="T2778"><text:s/></text:span><text:span text:style-name="T2779">csv_reader</text:span><text:span text:style-name="T2780"><text:s/></text:span><text:span text:style-name="T2781">import</text:span><text:span text:style-name="T2782"><text:s/></text:span><text:span text:style-name="T2783">read_company_data</text:span></text:p>
      <text:p text:style-name="P2784"><text:span text:style-name="T2785">from</text:span><text:span text:style-name="T2786"><text:s/></text:span><text:span text:style-name="T2787">data_processor</text:span><text:span text:style-name="T2788"><text:s/></text:span><text:span text:style-name="T2789">import</text:span><text:span text:style-name="T2790"><text:s/></text:span><text:span text:style-name="T2791">process_data</text:span><text:span text:style-name="T2792"><text:s/> </text:span></text:p>
      <text:p text:style-name="P2793"><text:span text:style-name="T2794">from</text:span><text:span text:style-name="T2795"><text:s/></text:span><text:span text:style-name="T2796">sql_updater</text:span><text:span text:style-name="T2797"><text:s/></text:span><text:span text:style-name="T2798">import</text:span><text:span text:style-name="T2799"><text:s/></text:span><text:span text:style-name="T2800">update_sql_table</text:span></text:p>
      <text:p text:style-name="P2801"><text:span text:style-name="T2802">from</text:span><text:span text:style-name="T2803"><text:s/></text:span><text:span text:style-name="T2804">logger</text:span><text:span text:style-name="T2805"><text:s/></text:span><text:span text:style-name="T2806">import</text:span><text:span text:style-name="T2807"><text:s/></text:span><text:span text:style-name="T2808">setup_logging</text:span></text:p>
      <text:p text:style-name="P2809"><text:span text:style-name="T2810">import</text:span><text:span text:style-name="T2811"><text:s/></text:span><text:span text:style-name="T2812">logging</text:span></text:p>
      <text:p text:style-name="P2813"><text:span text:style-name="T2814">import</text:span><text:span text:style-name="T2815"><text:s/></text:span><text:span text:style-name="T2816">time</text:span></text:p>
      <text:p text:style-name="P2817"/>
      <text:p text:style-name="P2818"><text:span text:style-name="T2819"># Load the CSV file with company data</text:span></text:p>
      <text:p text:style-name="P2820"><text:span text:style-name="T2821">csv_file</text:span><text:span text:style-name="T2822"><text:s/>=<text:s/></text:span><text:span text:style-name="T2823">r</text:span><text:span text:style-name="T2824">"C:</text:span><text:span text:style-name="T2825">\U</text:span><text:span text:style-name="T2826">sers</text:span><text:span text:style-name="T2827">\k</text:span><text:span text:style-name="T2828">icki</text:span><text:span text:style-name="T2829">\m</text:span><text:span text:style-name="T2830">y_stock_projekt</text:span><text:span text:style-name="T2831">\c</text:span><text:span text:style-name="T2832">ompanies.csv"</text:span></text:p>
      <text:p text:style-name="P2833"/>
      <text:p text:style-name="P2834"><text:span text:style-name="T2835">def</text:span><text:span text:style-name="T2836"><text:s/></text:span><text:span text:style-name="T2837">main</text:span><text:span text:style-name="T2838">():</text:span></text:p>
      <text:p text:style-name="P2839"><text:span text:style-name="T2840">   <text:s/></text:span><text:span text:style-name="T2841">print</text:span><text:span text:style-name="T2842">(</text:span><text:span text:style-name="T2843">"Program has started..."</text:span><text:span text:style-name="T2844">)</text:span></text:p>
      <text:p text:style-name="P2845"><text:span text:style-name="T2846">   <text:s/></text:span><text:span text:style-name="T2847">setup_logging</text:span><text:span text:style-name="T2848">(</text:span><text:span text:style-name="T2849">r</text:span><text:span text:style-name="T2850">"C:</text:span><text:span text:style-name="T2851">\U</text:span><text:span text:style-name="T2852">sers</text:span><text:span text:style-name="T2853">\k</text:span><text:span text:style-name="T2854">icki</text:span><text:span text:style-name="T2855">\m</text:span><text:span text:style-name="T2856">y_stock_projekt</text:span><text:span text:style-name="T2857">\p</text:span><text:span text:style-name="T2858">rocess.log"</text:span><text:span text:style-name="T2859">)</text:span></text:p>
      <text:p text:style-name="P2860"><text:span text:style-name="T2861">   <text:s/></text:span><text:span text:style-name="T2862">logging</text:span><text:span text:style-name="T2863">.</text:span><text:span text:style-name="T2864">info</text:span><text:span text:style-name="T2865">(</text:span><text:span text:style-name="T2866">"Starting program..."</text:span><text:span text:style-name="T2867">)</text:span></text:p>
      <text:p text:style-name="P2868"/>
      <text:p text:style-name="P2869"><text:span text:style-name="T2870">   <text:s/></text:span><text:span text:style-name="T2871">connection_string</text:span><text:span text:style-name="T2872"><text:s/>=<text:s/></text:span><text:span text:style-name="T2873">"DRIVER={ODBC Driver 17 for SQL Server};SERVER=TARAWILLIAM;DATABASE=my_stock_projekt;Trusted_Connection=yes;"</text:span></text:p>
      <text:p text:style-name="P2874"/>
      <text:p text:style-name="P2875"><text:span text:style-name="T2876">   <text:s/></text:span><text:span text:style-name="T2877"># Read company information from CSV</text:span></text:p>
      <text:p text:style-name="P2878"><text:span text:style-name="T2879">   <text:s/></text:span><text:span text:style-name="T2880">logging</text:span><text:span text:style-name="T2881">.</text:span><text:span text:style-name="T2882">info</text:span><text:span text:style-name="T2883">(</text:span><text:span text:style-name="T2884">"Reading company data from CSV..."</text:span><text:span text:style-name="T2885">)</text:span></text:p>
      <text:p text:style-name="P2886"><text:span text:style-name="T2887">   <text:s/></text:span><text:span text:style-name="T2888">company_data</text:span><text:span text:style-name="T2889"><text:s/>=<text:s/></text:span><text:span text:style-name="T2890">read_company_data</text:span><text:span text:style-name="T2891">(</text:span><text:span text:style-name="T2892">csv_file</text:span><text:span text:style-name="T2893">)</text:span></text:p>
      <text:p text:style-name="P2894"><text:span text:style-name="T2895">   <text:s/></text:span><text:span text:style-name="T2896">logging</text:span><text:span text:style-name="T2897">.</text:span><text:span text:style-name="T2898">info</text:span><text:span text:style-name="T2899">(</text:span><text:span text:style-name="T2900">f</text:span><text:span text:style-name="T2901">"Read<text:s/></text:span><text:span text:style-name="T2902">{</text:span><text:span text:style-name="T2903">len</text:span><text:span text:style-name="T2904">(</text:span><text:span text:style-name="T2905">company_data</text:span><text:span text:style-name="T2906">)</text:span><text:span text:style-name="T2907">}</text:span><text:span text:style-name="T2908"><text:s/>companies from CSV."</text:span><text:span text:style-name="T2909">)</text:span></text:p>
      <text:p text:style-name="P2910">   <text:s/></text:p>
      <text:p text:style-name="P2911"><text:span text:style-name="T2912">   <text:s/></text:span><text:span text:style-name="T2913"># Load cached stock data</text:span></text:p>
      <text:p text:style-name="P2914"><text:span text:style-name="T2915">   <text:s/></text:span><text:span text:style-name="T2916">stock_data_cache</text:span><text:span text:style-name="T2917"><text:s/>=<text:s/></text:span><text:span text:style-name="T2918">load_cache</text:span><text:span text:style-name="T2919">()  </text:span><text:span text:style-name="T2920"># Load existing cached data</text:span></text:p>
      <text:p text:style-name="P2921"><text:span text:style-name="T2922">   <text:s/></text:span><text:span text:style-name="T2923">new_stock_data</text:span><text:span text:style-name="T2924"><text:s/>= {}</text:span></text:p>
      <text:p text:style-name="P2925"/>
      <text:p text:style-name="P2926"><text:span text:style-name="T2927">   <text:s/></text:span><text:span text:style-name="T2928"># Concurrently fetch stock data in batches</text:span></text:p>
      <text:p text:style-name="P2929"><text:span text:style-name="T2930">   <text:s/></text:span><text:span text:style-name="T2931">def</text:span><text:span text:style-name="T2932"><text:s/></text:span><text:span text:style-name="T2933">fetch_stock_data_concurrently</text:span><text:span text:style-name="T2934">(</text:span><text:span text:style-name="T2935">tickers</text:span><text:span text:style-name="T2936">,<text:s/></text:span><text:span text:style-name="T2937">stock_data_cache</text:span><text:span text:style-name="T2938">):</text:span></text:p>
      <text:p text:style-name="P2939"><text:span text:style-name="T2940">       <text:s/></text:span><text:span text:style-name="T2941">with</text:span><text:span text:style-name="T2942"><text:s/></text:span><text:span text:style-name="T2943">concurrent</text:span><text:span text:style-name="T2944">.</text:span><text:span text:style-name="T2945">futures</text:span><text:span text:style-name="T2946">.</text:span><text:span text:style-name="T2947">ThreadPoolExecutor</text:span><text:span text:style-name="T2948">(</text:span><text:span text:style-name="T2949">max_workers</text:span><text:span text:style-name="T2950">=</text:span><text:span text:style-name="T2951">10</text:span><text:span text:style-name="T2952">)<text:s/></text:span><text:span text:style-name="T2953">as</text:span><text:span text:style-name="T2954"><text:s/></text:span><text:span text:style-name="T2955">executor</text:span><text:span text:style-name="T2956">:</text:span></text:p>
      <text:p text:style-name="P2957"><text:span text:style-name="T2958">           <text:s/></text:span><text:span text:style-name="T2959">future_to_ticker</text:span><text:span text:style-name="T2960"><text:s/>= {</text:span><text:span text:style-name="T2961">executor</text:span><text:span text:style-name="T2962">.</text:span><text:span text:style-name="T2963">submit</text:span><text:span text:style-name="T2964">(</text:span><text:span text:style-name="T2965">fetch_stock_data</text:span><text:span text:style-name="T2966">,<text:s/></text:span><text:span text:style-name="T2967">ticker</text:span><text:span text:style-name="T2968">,<text:s/></text:span><text:span text:style-name="T2969">stock_data_cache</text:span><text:span text:style-name="T2970">):<text:s/></text:span><text:span text:style-name="T2971">ticker</text:span><text:span text:style-name="T2972"><text:s/></text:span><text:span text:style-name="T2973">for</text:span><text:span text:style-name="T2974"><text:s/></text:span><text:span text:style-name="T2975">ticker</text:span><text:span text:style-name="T2976"><text:s/></text:span><text:span text:style-name="T2977">in</text:span><text:span text:style-name="T2978"><text:s/></text:span><text:span text:style-name="T2979">tickers</text:span><text:span text:style-name="T2980">}</text:span></text:p>
      <text:p text:style-name="P2981"><text:span text:style-name="T2982">           <text:s/></text:span><text:span text:style-name="T2983">for</text:span><text:span text:style-name="T2984"><text:s/></text:span><text:span text:style-name="T2985">future</text:span><text:span text:style-name="T2986"><text:s/></text:span><text:span text:style-name="T2987">in</text:span><text:span text:style-name="T2988"><text:s/></text:span><text:span text:style-name="T2989">concurrent</text:span><text:span text:style-name="T2990">.</text:span><text:span text:style-name="T2991">futures</text:span><text:span text:style-name="T2992">.</text:span><text:span text:style-name="T2993">as_completed</text:span><text:span text:style-name="T2994">(</text:span><text:span text:style-name="T2995">future_to_ticker</text:span><text:span text:style-name="T2996">):</text:span></text:p>
      <text:p text:style-name="P2997"><text:span text:style-name="T2998">               <text:s/></text:span><text:span text:style-name="T2999">ticker</text:span><text:span text:style-name="T3000"><text:s/>=<text:s/></text:span><text:span text:style-name="T3001">future_to_ticker</text:span><text:span text:style-name="T3002">[</text:span><text:span text:style-name="T3003">future</text:span><text:span text:style-name="T3004">]</text:span></text:p>
      <text:p text:style-name="P3005"><text:span text:style-name="T3006">               <text:s/></text:span><text:span text:style-name="T3007">try</text:span><text:span text:style-name="T3008">:</text:span></text:p>
      <text:p text:style-name="P3009"><text:span text:style-name="T3010">                   <text:s/></text:span><text:span text:style-name="T3011">stock_info</text:span><text:span text:style-name="T3012"><text:s/>=<text:s/></text:span><text:span text:style-name="T3013">future</text:span><text:span text:style-name="T3014">.</text:span><text:span text:style-name="T3015">result</text:span><text:span text:style-name="T3016">()</text:span></text:p>
      <text:p text:style-name="P3017"><text:span text:style-name="T3018">                   <text:s/></text:span><text:span text:style-name="T3019">if</text:span><text:span text:style-name="T3020"><text:s/></text:span><text:span text:style-name="T3021">stock_info</text:span><text:span text:style-name="T3022"><text:s/></text:span><text:span text:style-name="T3023">is</text:span><text:span text:style-name="T3024"><text:s/></text:span><text:span text:style-name="T3025">not</text:span><text:span text:style-name="T3026"><text:s/></text:span><text:span text:style-name="T3027">None</text:span><text:span text:style-name="T3028">:</text:span></text:p>
      <text:p text:style-name="P3029"><text:span text:style-name="T3030">                       <text:s/></text:span><text:span text:style-name="T3031">new_stock_data</text:span><text:span text:style-name="T3032">[</text:span><text:span text:style-name="T3033">ticker</text:span><text:span text:style-name="T3034">] =<text:s/></text:span><text:span text:style-name="T3035">stock_info</text:span></text:p>
      <text:p text:style-name="P3036"><text:span text:style-name="T3037">                       <text:s/></text:span><text:span text:style-name="T3038">logging</text:span><text:span text:style-name="T3039">.</text:span><text:span text:style-name="T3040">info</text:span><text:span text:style-name="T3041">(</text:span><text:span text:style-name="T3042">f</text:span><text:span text:style-name="T3043">"Successfully fetched<text:s/></text:span><text:span text:style-name="T3044">{</text:span><text:span text:style-name="T3045">ticker</text:span><text:span text:style-name="T3046">}</text:span><text:span text:style-name="T3047">"</text:span><text:span text:style-name="T3048">)</text:span></text:p>
      <text:p text:style-name="P3049"><text:span text:style-name="T3050">                   <text:s/></text:span><text:span text:style-name="T3051">else</text:span><text:span text:style-name="T3052">:</text:span></text:p>
      <text:p text:style-name="P3053"><text:span text:style-name="T3054">                       <text:s/></text:span><text:span text:style-name="T3055">logging</text:span><text:span text:style-name="T3056">.</text:span><text:span text:style-name="T3057">warning</text:span><text:span text:style-name="T3058">(</text:span><text:span text:style-name="T3059">f</text:span><text:span text:style-name="T3060">"No stock data for<text:s/></text:span><text:span text:style-name="T3061">{</text:span><text:span text:style-name="T3062">ticker</text:span><text:span text:style-name="T3063">}</text:span><text:span text:style-name="T3064">"</text:span><text:span text:style-name="T3065">)</text:span></text:p>
      <text:p text:style-name="P3066"><text:span text:style-name="T3067">               <text:s/></text:span><text:span text:style-name="T3068">except</text:span><text:span text:style-name="T3069"><text:s/></text:span><text:span text:style-name="T3070">Exception</text:span><text:span text:style-name="T3071"><text:s/></text:span><text:span text:style-name="T3072">as</text:span><text:span text:style-name="T3073"><text:s/></text:span><text:span text:style-name="T3074">e</text:span><text:span text:style-name="T3075">:</text:span></text:p>
      <text:p text:style-name="P3076"><text:span text:style-name="T3077">                   <text:s/></text:span><text:span text:style-name="T3078">logging</text:span><text:span text:style-name="T3079">.</text:span><text:span text:style-name="T3080">error</text:span><text:span text:style-name="T3081">(</text:span><text:span text:style-name="T3082">f</text:span><text:span text:style-name="T3083">"Error fetching<text:s/></text:span><text:span text:style-name="T3084">{</text:span><text:span text:style-name="T3085">ticker</text:span><text:span text:style-name="T3086">}</text:span><text:span text:style-name="T3087">:<text:s/></text:span><text:span text:style-name="T3088">{</text:span><text:span text:style-name="T3089">e</text:span><text:span text:style-name="T3090">}</text:span><text:span text:style-name="T3091">"</text:span><text:span text:style-name="T3092">)</text:span></text:p>
      <text:p text:style-name="P3093"/>
      <text:p text:style-name="P3094"><text:span text:style-name="T3095">   <text:s/></text:span><text:span text:style-name="T3096"># Fetch data in batches</text:span></text:p>
      <text:p text:style-name="P3097"><text:span text:style-name="T3098">   <text:s/></text:span><text:span text:style-name="T3099">batch_size</text:span><text:span text:style-name="T3100"><text:s/>=<text:s/></text:span><text:span text:style-name="T3101">100</text:span><text:span text:style-name="T3102"><text:s/> </text:span><text:span text:style-name="T3103"># Number of tickers per batch</text:span></text:p>
      <text:p text:style-name="P3104"><text:span text:style-name="T3105">   <text:s/></text:span><text:span text:style-name="T3106">tickers</text:span><text:span text:style-name="T3107"><text:s/>= [</text:span><text:span text:style-name="T3108">company</text:span><text:span text:style-name="T3109">[</text:span><text:span text:style-name="T3110">'Ticker'</text:span><text:span text:style-name="T3111">]<text:s/></text:span><text:span text:style-name="T3112">for</text:span><text:span text:style-name="T3113"><text:s/></text:span><text:span text:style-name="T3114">company</text:span><text:span text:style-name="T3115"><text:s/></text:span><text:span text:style-name="T3116">in</text:span><text:span text:style-name="T3117"><text:s/></text:span><text:span text:style-name="T3118">company_data</text:span><text:span text:style-name="T3119">]</text:span></text:p>
      <text:p text:style-name="P3120"><text:span text:style-name="T3121">   <text:s/></text:span><text:span text:style-name="T3122">for</text:span><text:span text:style-name="T3123"><text:s/></text:span><text:span text:style-name="T3124">i</text:span><text:span text:style-name="T3125"><text:s/></text:span><text:span text:style-name="T3126">in</text:span><text:span text:style-name="T3127"><text:s/></text:span><text:span text:style-name="T3128">range</text:span><text:span text:style-name="T3129">(</text:span><text:span text:style-name="T3130">0</text:span><text:span text:style-name="T3131">,<text:s/></text:span><text:span text:style-name="T3132">len</text:span><text:span text:style-name="T3133">(</text:span><text:span text:style-name="T3134">tickers</text:span><text:span text:style-name="T3135">),<text:s/></text:span><text:span text:style-name="T3136">batch_size</text:span><text:span text:style-name="T3137">):</text:span></text:p>
      <text:p text:style-name="P3138"><text:span text:style-name="T3139">       <text:s/></text:span><text:span text:style-name="T3140">batch_tickers</text:span><text:span text:style-name="T3141"><text:s/>=<text:s/></text:span><text:span text:style-name="T3142">tickers</text:span><text:span text:style-name="T3143">[</text:span><text:span text:style-name="T3144">i</text:span><text:span text:style-name="T3145">:</text:span><text:span text:style-name="T3146">i</text:span><text:span text:style-name="T3147"><text:s/>+<text:s/></text:span><text:span text:style-name="T3148">batch_size</text:span><text:span text:style-name="T3149">]</text:span></text:p>
      <text:p text:style-name="P3150"><text:span text:style-name="T3151">       <text:s/></text:span><text:span text:style-name="T3152">fetch_stock_data_concurrently</text:span><text:span text:style-name="T3153">(</text:span><text:span text:style-name="T3154">batch_tickers</text:span><text:span text:style-name="T3155">,<text:s/></text:span><text:span text:style-name="T3156">stock_data_cache</text:span><text:span text:style-name="T3157">)</text:span></text:p>
      <text:p text:style-name="P3158"><text:span text:style-name="T3159">       <text:s/></text:span><text:span text:style-name="T3160">logging</text:span><text:span text:style-name="T3161">.</text:span><text:span text:style-name="T3162">info</text:span><text:span text:style-name="T3163">(</text:span><text:span text:style-name="T3164">f</text:span><text:span text:style-name="T3165">"Fetched batch<text:s/></text:span><text:span text:style-name="T3166">{</text:span><text:span text:style-name="T3167">i</text:span><text:span text:style-name="T3168"><text:s/>//<text:s/></text:span><text:span text:style-name="T3169">batch_size</text:span><text:span text:style-name="T3170"><text:s/>+<text:s/></text:span><text:span text:style-name="T3171">1</text:span><text:span text:style-name="T3172">}</text:span><text:span text:style-name="T3173">/</text:span><text:span text:style-name="T3174">{</text:span><text:span text:style-name="T3175">len</text:span><text:span text:style-name="T3176">(</text:span><text:span text:style-name="T3177">tickers</text:span><text:span text:style-name="T3178">) //<text:s/></text:span><text:span text:style-name="T3179">batch_size</text:span><text:span text:style-name="T3180"><text:s/>+<text:s/></text:span><text:span text:style-name="T3181">1</text:span><text:span text:style-name="T3182">}</text:span><text:span text:style-name="T3183">"</text:span><text:span text:style-name="T3184">)</text:span></text:p>
      <text:p text:style-name="P3185"/>
      <text:p text:style-name="P3186"><text:span text:style-name="T3187">   <text:s/></text:span><text:span text:style-name="T3188"># Save new data to cache</text:span></text:p>
      <text:p text:style-name="P3189"><text:span text:style-name="T3190">   <text:s/></text:span><text:span text:style-name="T3191">total_cache_data</text:span><text:span text:style-name="T3192"><text:s/>= {**</text:span><text:span text:style-name="T3193">stock_data_cache</text:span><text:span text:style-name="T3194">, **</text:span><text:span text:style-name="T3195">new_stock_data</text:span><text:span text:style-name="T3196">}</text:span></text:p>
      <text:p text:style-name="P3197"><text:span text:style-name="T3198">   <text:s/></text:span><text:span text:style-name="T3199">save_cache</text:span><text:span text:style-name="T3200">(</text:span><text:span text:style-name="T3201">total_cache_data</text:span><text:span text:style-name="T3202">)</text:span></text:p>
      <text:p text:style-name="P3203"><text:span text:style-name="T3204">   <text:s/></text:span><text:span text:style-name="T3205">logging</text:span><text:span text:style-name="T3206">.</text:span><text:span text:style-name="T3207">info</text:span><text:span text:style-name="T3208">(</text:span><text:span text:style-name="T3209">f</text:span><text:span text:style-name="T3210">"Saved<text:s/></text:span><text:span text:style-name="T3211">{</text:span><text:span text:style-name="T3212">len</text:span><text:span text:style-name="T3213">(</text:span><text:span text:style-name="T3214">new_stock_data</text:span><text:span text:style-name="T3215">)</text:span><text:span text:style-name="T3216">}</text:span><text:span text:style-name="T3217"><text:s/>new stock data entries to cache"</text:span><text:span text:style-name="T3218">)</text:span></text:p>
      <text:p text:style-name="P3219"/>
      <text:p text:style-name="P3220"><text:span text:style-name="T3221">   <text:s/></text:span><text:span text:style-name="T3222"># Incremental SQL updates</text:span></text:p>
      <text:p text:style-name="P3223"><text:span text:style-name="T3224">   <text:s/></text:span><text:span text:style-name="T3225">logging</text:span><text:span text:style-name="T3226">.</text:span><text:span text:style-name="T3227">info</text:span><text:span text:style-name="T3228">(</text:span><text:span text:style-name="T3229">"Processing data and updating SQL..."</text:span><text:span text:style-name="T3230">)</text:span></text:p>
      <text:p text:style-name="P3231"><text:span text:style-name="T3232">   <text:s/></text:span><text:span text:style-name="T3233">batch_size</text:span><text:span text:style-name="T3234"><text:s/>=<text:s/></text:span><text:span text:style-name="T3235">100</text:span></text:p>
      <text:p text:style-name="P3236"><text:span text:style-name="T3237">   <text:s/></text:span><text:span text:style-name="T3238">batch_data</text:span><text:span text:style-name="T3239"><text:s/>= []</text:span></text:p>
      <text:p text:style-name="P3240">   <text:s/></text:p>
      <text:p text:style-name="P3241"><text:span text:style-name="T3242">   <text:s/></text:span><text:span text:style-name="T3243">for</text:span><text:span text:style-name="T3244"><text:s/></text:span><text:span text:style-name="T3245">company</text:span><text:span text:style-name="T3246"><text:s/></text:span><text:span text:style-name="T3247">in</text:span><text:span text:style-name="T3248"><text:s/></text:span><text:span text:style-name="T3249">company_data</text:span><text:span text:style-name="T3250">:</text:span></text:p>
      <text:p text:style-name="P3251"><text:span text:style-name="T3252">       <text:s/></text:span><text:span text:style-name="T3253">ticker</text:span><text:span text:style-name="T3254"><text:s/>=<text:s/></text:span><text:span text:style-name="T3255">company</text:span><text:span text:style-name="T3256">[</text:span><text:span text:style-name="T3257">'Ticker'</text:span><text:span text:style-name="T3258">]</text:span></text:p>
      <text:p text:style-name="P3259"><text:span text:style-name="T3260">       <text:s/></text:span><text:span text:style-name="T3261">if</text:span><text:span text:style-name="T3262"><text:s/></text:span><text:span text:style-name="T3263">ticker</text:span><text:span text:style-name="T3264"><text:s/></text:span><text:span text:style-name="T3265">in</text:span><text:span text:style-name="T3266"><text:s/></text:span><text:span text:style-name="T3267">new_stock_data</text:span><text:span text:style-name="T3268">:</text:span></text:p>
      <text:p text:style-name="P3269"><text:span text:style-name="T3270">           <text:s/></text:span><text:span text:style-name="T3271">stock_info</text:span><text:span text:style-name="T3272"><text:s/>=<text:s/></text:span><text:span text:style-name="T3273">new_stock_data</text:span><text:span text:style-name="T3274">[</text:span><text:span text:style-name="T3275">ticker</text:span><text:span text:style-name="T3276">]</text:span></text:p>
      <text:p text:style-name="P3277"><text:span text:style-name="T3278">           <text:s/></text:span><text:span text:style-name="T3279">batch_data</text:span><text:span text:style-name="T3280">.</text:span><text:span text:style-name="T3281">append</text:span><text:span text:style-name="T3282">(</text:span><text:span text:style-name="T3283">process_data</text:span><text:span text:style-name="T3284">(</text:span><text:span text:style-name="T3285">company</text:span><text:span text:style-name="T3286">,<text:s/></text:span><text:span text:style-name="T3287">stock_info</text:span><text:span text:style-name="T3288">))</text:span></text:p>
      <text:p text:style-name="P3289"/>
      <text:p text:style-name="P3290"><text:span text:style-name="T3291">       <text:s/></text:span><text:span text:style-name="T3292"># Update the SQL table</text:span></text:p>
      <text:p text:style-name="P3293"><text:span text:style-name="T3294">       <text:s/></text:span><text:span text:style-name="T3295">if</text:span><text:span text:style-name="T3296"><text:s/></text:span><text:span text:style-name="T3297">len</text:span><text:span text:style-name="T3298">(</text:span><text:span text:style-name="T3299">batch_data</text:span><text:span text:style-name="T3300">) &gt;=<text:s/></text:span><text:span text:style-name="T3301">batch_size</text:span><text:span text:style-name="T3302">:</text:span></text:p>
      <text:p text:style-name="P3303"><text:span text:style-name="T3304">           <text:s/></text:span><text:span text:style-name="T3305">update_sql_table</text:span><text:span text:style-name="T3306">(</text:span><text:span text:style-name="T3307">batch_data</text:span><text:span text:style-name="T3308">,<text:s/></text:span><text:span text:style-name="T3309">connection_string</text:span><text:span text:style-name="T3310">)</text:span></text:p>
      <text:p text:style-name="P3311"><text:span text:style-name="T3312">           <text:s/></text:span><text:span text:style-name="T3313">logging</text:span><text:span text:style-name="T3314">.</text:span><text:span text:style-name="T3315">info</text:span><text:span text:style-name="T3316">(</text:span><text:span text:style-name="T3317">f</text:span><text:span text:style-name="T3318">"SQL updated for<text:s/></text:span><text:span text:style-name="T3319">{</text:span><text:span text:style-name="T3320">len</text:span><text:span text:style-name="T3321">(</text:span><text:span text:style-name="T3322">batch_data</text:span><text:span text:style-name="T3323">)</text:span><text:span text:style-name="T3324">}</text:span><text:span text:style-name="T3325"><text:s/>entries"</text:span><text:span text:style-name="T3326">)</text:span></text:p>
      <text:p text:style-name="P3327"><text:span text:style-name="T3328">           <text:s/></text:span><text:span text:style-name="T3329">batch_data</text:span><text:span text:style-name="T3330">.</text:span><text:span text:style-name="T3331">clear</text:span><text:span text:style-name="T3332">()  </text:span><text:span text:style-name="T3333"># Clear the batch after updating</text:span></text:p>
      <text:p text:style-name="P3334"/>
      <text:p text:style-name="P3335"><text:span text:style-name="T3336">   <text:s/></text:span><text:span text:style-name="T3337"># Update any remaining data</text:span></text:p>
      <text:p text:style-name="P3338"><text:span text:style-name="T3339">   <text:s/></text:span><text:span text:style-name="T3340">if</text:span><text:span text:style-name="T3341"><text:s/></text:span><text:span text:style-name="T3342">batch_data</text:span><text:span text:style-name="T3343">:</text:span></text:p>
      <text:p text:style-name="P3344"><text:span text:style-name="T3345">       <text:s/></text:span><text:span text:style-name="T3346">update_sql_table</text:span><text:span text:style-name="T3347">(</text:span><text:span text:style-name="T3348">batch_data</text:span><text:span text:style-name="T3349">,<text:s/></text:span><text:span text:style-name="T3350">connection_string</text:span><text:span text:style-name="T3351">)</text:span></text:p>
      <text:p text:style-name="P3352"><text:span text:style-name="T3353">       <text:s/></text:span><text:span text:style-name="T3354">logging</text:span><text:span text:style-name="T3355">.</text:span><text:span text:style-name="T3356">info</text:span><text:span text:style-name="T3357">(</text:span><text:span text:style-name="T3358">f</text:span><text:span text:style-name="T3359">"SQL updated for the last<text:s/></text:span><text:span text:style-name="T3360">{</text:span><text:span text:style-name="T3361">len</text:span><text:span text:style-name="T3362">(</text:span><text:span text:style-name="T3363">batch_data</text:span><text:span text:style-name="T3364">)</text:span><text:span text:style-name="T3365">}</text:span><text:span text:style-name="T3366"><text:s/>entries"</text:span><text:span text:style-name="T3367">)</text:span></text:p>
      <text:p text:style-name="P3368"/>
      <text:p text:style-name="P3369"><text:span text:style-name="T3370">   <text:s/></text:span><text:span text:style-name="T3371">logging</text:span><text:span text:style-name="T3372">.</text:span><text:span text:style-name="T3373">info</text:span><text:span text:style-name="T3374">(</text:span><text:span text:style-name="T3375">"All stock data fetched and processed."</text:span><text:span text:style-name="T3376">)</text:span></text:p>
      <text:p text:style-name="P3377"><text:span text:style-name="T3378">   <text:s/></text:span><text:span text:style-name="T3379">logging</text:span><text:span text:style-name="T3380">.</text:span><text:span text:style-name="T3381">info</text:span><text:span text:style-name="T3382">(</text:span><text:span text:style-name="T3383">"Program completed successfully."</text:span><text:span text:style-name="T3384">)</text:span></text:p>
      <text:p text:style-name="P3385"/>
      <text:p text:style-name="P3386"><text:span text:style-name="T3387">if</text:span><text:span text:style-name="T3388"><text:s/></text:span><text:span text:style-name="T3389">__name__</text:span><text:span text:style-name="T3390"><text:s/>==<text:s/></text:span><text:span text:style-name="T3391">"__main__"</text:span><text:span text:style-name="T3392">:</text:span></text:p>
      <text:p text:style-name="P3393"><text:span text:style-name="T3394">   <text:s/></text:span><text:span text:style-name="T3395">main</text:span><text:span text:style-name="T3396">()</text:span></text:p>
      <text:p text:style-name="P3397"/>
      <text:p text:style-name="P3398"/>
      <text:p text:style-name="P3399">Here's a further optimized version of your program, incorporating improvements based on the areas I suggested:</text:p>
      <text:p text:style-name="P3400">Key Changes:</text:p>
      <text:list text:style-name="LFO8" text:continue-numbering="true">
        <text:list-item>
          <text:p text:style-name="P3401"><text:span text:style-name="T3402">Error Handling with Exponential Backoff</text:span><text:span text:style-name="T3403">:</text:span></text:p>
          <text:list text:continue-numbering="true">
            <text:list-item>
              <text:p text:style-name="P3404">If an API request fails, the program retries the request with exponential backoff (i.e., increasing the wait time with each retry). This helps handle transient errors and avoid hitting API limits too hard.</text:p>
            </text:list-item>
          </text:list>
        </text:list-item>
        <text:list-item>
          <text:p text:style-name="P3405"><text:span text:style-name="T3406">Rate Limiting with Dynamic Delays</text:span><text:span text:style-name="T3407">:</text:span></text:p>
          <text:list text:continue-numbering="true">
            <text:list-item>
              <text:p text:style-name="P3408">Instead of fixed delays, the program dynamically increases the delay between requests if it encounters a rate-limiting error (429), helping prevent frequent rate-limiting errors.</text:p>
            </text:list-item>
          </text:list>
        </text:list-item>
        <text:list-item>
          <text:p text:style-name="P3409"><text:span text:style-name="T3410">Improved Logging for Retries</text:span>:</text:p>
          <text:list text:continue-numbering="true">
            <text:list-item>
              <text:p text:style-name="P3411">Detailed logging is added to track retries and errors in more granular detail.</text:p>
            </text:list-item>
          </text:list>
        </text:list-item>
        <text:list-item>
          <text:p text:style-name="P3412"><text:span text:style-name="T3413">Handling Failed SQL Insertions</text:span>:</text:p>
          <text:list text:continue-numbering="true">
            <text:list-item>
              <text:p text:style-name="P3414">If an SQL insertion fails, it will log the error and continue processing the remaining entries, preventing a full stop in case of an issue with a specific entry.</text:p>
            </text:list-item>
          </text:list>
        </text:list-item>
      </text:list>
      <text:p text:style-name="P3415">Updated main.py Code:</text:p>
      <text:p text:style-name="P3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icki Nocoj</meta:initial-creator>
    <dc:creator>Kicki Nocoj</dc:creator>
    <meta:creation-date>2024-09-18T11:51:00Z</meta:creation-date>
    <dc:date>2024-09-18T17:24:00Z</dc:date>
    <meta:template xlink:href="Normal" xlink:type="simple"/>
    <meta:editing-cycles>5</meta:editing-cycles>
    <meta:editing-duration>PT8640S</meta:editing-duration>
    <meta:document-statistic meta:page-count="1" meta:paragraph-count="45" meta:word-count="3594" meta:character-count="22600" meta:row-count="158" meta:non-whitespace-character-count="19051"/>
  </office:meta>
</office:document-meta>
</file>